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beta">
        <table:table-row>
          <table:table-cell office:value-type="string">
            <text:p>file</text:p>
          </table:table-cell>
          <table:table-cell office:value-type="string">
            <text:p>patient_id</text:p>
          </table:table-cell>
          <table:table-cell office:value-type="string">
            <text:p>lf auto</text:p>
          </table:table-cell>
          <table:table-cell office:value-type="string">
            <text:p>hf auto</text:p>
          </table:table-cell>
          <table:table-cell office:value-type="string">
            <text:p>burst auto</text:p>
          </table:table-cell>
          <table:table-cell office:value-type="string">
            <text:p>non burst auto</text:p>
          </table:table-cell>
          <table:table-cell office:value-type="string">
            <text:p>lf manual</text:p>
          </table:table-cell>
          <table:table-cell office:value-type="string">
            <text:p>hf manual</text:p>
          </table:table-cell>
          <table:table-cell office:value-type="string">
            <text:p>lf</text:p>
          </table:table-cell>
          <table:table-cell office:value-type="string">
            <text:p>hf</text:p>
          </table:table-cell>
          <table:table-cell office:value-type="string">
            <text:p>beta</text:p>
          </table:table-cell>
          <table:table-cell office:value-type="string">
            <text:p>trial</text:p>
          </table:table-cell>
          <table:table-cell office:value-type="string">
            <text:p>lf f min</text:p>
          </table:table-cell>
          <table:table-cell office:value-type="string">
            <text:p>lf f max</text:p>
          </table:table-cell>
          <table:table-cell office:value-type="string">
            <text:p>lf f width</text:p>
          </table:table-cell>
          <table:table-cell office:value-type="string">
            <text:p>hf f min</text:p>
          </table:table-cell>
          <table:table-cell office:value-type="string">
            <text:p>hf f max</text:p>
          </table:table-cell>
          <table:table-cell office:value-type="string">
            <text:p>hf f width</text:p>
          </table:table-cell>
          <table:table-cell office:value-type="string">
            <text:p>peak_thresh</text:p>
          </table:table-cell>
          <table:table-cell office:value-type="string">
            <text:p>height-checked</text:p>
          </table:table-cell>
          <table:table-cell office:value-type="string">
            <text:p>peak_spread</text:p>
          </table:table-cell>
          <table:table-cell office:value-type="string">
            <text:p>spread_checked</text:p>
          </table:table-cell>
          <table:table-cell office:value-type="string">
            <text:p>pac_thresh</text:p>
          </table:table-cell>
          <table:table-cell office:value-type="string">
            <text:p>lf_1</text:p>
          </table:table-cell>
          <table:table-cell office:value-type="string">
            <text:p>hf_1</text:p>
          </table:table-cell>
          <table:table-cell office:value-type="string">
            <text:p>peaks_align_1</text:p>
          </table:table-cell>
          <table:table-cell office:value-type="float" office:value="2">
            <text:p>2</text:p>
          </table:table-cell>
          <table:table-cell office:value-type="string">
            <text:p>lf_zoom_factor</text:p>
          </table:table-cell>
          <table:table-cell office:value-type="string">
            <text:p>lf_offset_factor</text:p>
          </table:table-cell>
          <table:table-cell office:value-type="string">
            <text:p>hf_zoom_factor</text:p>
          </table:table-cell>
          <table:table-cell office:value-type="string">
            <text:p>hf_offset_factor</text:p>
          </table:table-cell>
          <table:table-cell office:value-type="string">
            <text:p>lf_3</text:p>
          </table:table-cell>
          <table:table-cell office:value-type="string">
            <text:p>hf_3</text:p>
          </table:table-cell>
          <table:table-cell office:value-type="string">
            <text:p>lf_3 &amp; hf_3 overlap</text:p>
          </table:table-cell>
          <table:table-cell office:value-type="string">
            <text:p>pac_3</text:p>
          </table:table-cell>
          <table:table-cell office:value-type="string">
            <text:p>expecting pac</text:p>
          </table:table-cell>
          <table:table-cell office:value-type="string">
            <text:p>beta lfp strength 1</text:p>
          </table:table-cell>
          <table:table-cell office:value-type="string">
            <text:p>beta overall strength 1</text:p>
          </table:table-cell>
          <table:table-cell office:value-type="string">
            <text:p>beta burst strength 1</text:p>
          </table:table-cell>
          <table:table-cell office:value-type="string">
            <text:p>beta non burst strength 1</text:p>
          </table:table-cell>
          <table:table-cell office:value-type="string">
            <text:p>pac overall strength 2</text:p>
          </table:table-cell>
          <table:table-cell office:value-type="string">
            <text:p>pac burst strength 2</text:p>
          </table:table-cell>
          <table:table-cell office:value-type="string">
            <text:p>pac non burst strength 2</text:p>
          </table:table-cell>
          <table:table-cell office:value-type="string">
            <text:p>pac burst strength 3</text:p>
          </table:table-cell>
          <table:table-cell office:value-type="string">
            <text:p>pac non burst strength 3</text:p>
          </table:table-cell>
          <table:table-cell office:value-type="string">
            <text:p>pac burst specificity 3</text:p>
          </table:table-cell>
          <table:table-cell office:value-type="string">
            <text:p>pac burst specific strength 3</text:p>
          </table:table-cell>
          <table:table-cell office:value-type="string">
            <text:p>pac non burst specific strength 3</text:p>
          </table:table-cell>
          <table:table-cell office:value-type="string">
            <text:p>pac non burst specificity 3</text:p>
          </table:table-cell>
          <table:table-cell office:value-type="string">
            <text:p>result meets expectations</text:p>
          </table:table-cell>
          <table:table-cell office:value-type="string">
            <text:p>process data</text:p>
          </table:table-cell>
          <table:table-cell office:value-type="string">
            <text:p>artifact present</text:p>
          </table:table-cell>
          <table:table-cell office:value-type="string">
            <text:p>valid_data</text:p>
          </table:table-cell>
          <table:table-cell office:value-type="string">
            <text:p>comments</text:p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541_s1_1956-NOT-BETA</text:p>
          </table:table-cell>
          <table:table-cell office:value-type="string">
            <text:p>254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25</text:p>
          </table:table-cell>
          <table:table-cell office:value-type="string">
            <text:p>9</text:p>
          </table:table-cell>
          <table:table-cell office:value-type="string">
            <text:p>16</text:p>
          </table:table-cell>
          <table:table-cell office:value-type="string">
            <text:p>2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39597630500793457</text:p>
          </table:table-cell>
          <table:table-cell office:value-type="string">
            <text:p>0.20341654897932215</text:p>
          </table:table-cell>
          <table:table-cell office:value-type="string">
            <text:p>0.32779874709719314</text:p>
          </table:table-cell>
          <table:table-cell office:value-type="string">
            <text:p>0.17776634046783948</text:p>
          </table:table-cell>
          <table:table-cell office:value-type="string">
            <text:p>0.1830325493474214</text:p>
          </table:table-cell>
          <table:table-cell office:value-type="string">
            <text:p>0.40023234918510076</text:p>
          </table:table-cell>
          <table:table-cell office:value-type="string">
            <text:p>0</text:p>
          </table:table-cell>
          <table:table-cell office:value-type="string">
            <text:p>3.9501302186966782</text:p>
          </table:table-cell>
          <table:table-cell office:value-type="string">
            <text:p>0.9817252903214563</text:p>
          </table:table-cell>
          <table:table-cell office:value-type="string">
            <text:p>0.34782608695652173</text:p>
          </table:table-cell>
          <table:table-cell office:value-type="string">
            <text:p>0.2011469680688189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815-BETA</text:p>
          </table:table-cell>
          <table:table-cell office:value-type="string">
            <text:p>254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23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8026220202445984</text:p>
          </table:table-cell>
          <table:table-cell office:value-type="string">
            <text:p>0.9527089829608452</text:p>
          </table:table-cell>
          <table:table-cell office:value-type="string">
            <text:p>0.6208065740689378</text:p>
          </table:table-cell>
          <table:table-cell office:value-type="string">
            <text:p>0.3116233277032545</text:p>
          </table:table-cell>
          <table:table-cell office:value-type="string">
            <text:p>0.7306163208233019</text:p>
          </table:table-cell>
          <table:table-cell office:value-type="string">
            <text:p>0.4816728068030782</text:p>
          </table:table-cell>
          <table:table-cell office:value-type="string">
            <text:p>0.03800745781560799</text:p>
          </table:table-cell>
          <table:table-cell office:value-type="string">
            <text:p>6.856684155464734</text:p>
          </table:table-cell>
          <table:table-cell office:value-type="string">
            <text:p>1.2437174873887529</text:p>
          </table:table-cell>
          <table:table-cell office:value-type="string">
            <text:p>0.8909090909090909</text:p>
          </table:table-cell>
          <table:table-cell office:value-type="string">
            <text:p>3.0716533422664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872-BETA</text:p>
          </table:table-cell>
          <table:table-cell office:value-type="string">
            <text:p>254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8539094924926758</text:p>
          </table:table-cell>
          <table:table-cell office:value-type="string">
            <text:p>0.3530094109359955</text:p>
          </table:table-cell>
          <table:table-cell office:value-type="string">
            <text:p>0.3568611974237872</text:p>
          </table:table-cell>
          <table:table-cell office:value-type="string">
            <text:p>0.21371375736520226</text:p>
          </table:table-cell>
          <table:table-cell office:value-type="string">
            <text:p>0.7245064203478744</text:p>
          </table:table-cell>
          <table:table-cell office:value-type="string">
            <text:p>0.8021260017181598</text:p>
          </table:table-cell>
          <table:table-cell office:value-type="string">
            <text:p>0.5596866477601147</text:p>
          </table:table-cell>
          <table:table-cell office:value-type="string">
            <text:p>8.09107639448216</text:p>
          </table:table-cell>
          <table:table-cell office:value-type="string">
            <text:p>2.9042219022189566</text:p>
          </table:table-cell>
          <table:table-cell office:value-type="string">
            <text:p>0.398876404494382</text:p>
          </table:table-cell>
          <table:table-cell office:value-type="string">
            <text:p>1.86972707086896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908-NOT-BETA</text:p>
          </table:table-cell>
          <table:table-cell office:value-type="string">
            <text:p>254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7</text:p>
          </table:table-cell>
          <table:table-cell office:value-type="string">
            <text:p>32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7</text:p>
          </table:table-cell>
          <table:table-cell office:value-type="string">
            <text:p>-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702202916145325</text:p>
          </table:table-cell>
          <table:table-cell office:value-type="string">
            <text:p>-0.10380244331312949</text:p>
          </table:table-cell>
          <table:table-cell office:value-type="string">
            <text:p>0.005597971603187309</text:p>
          </table:table-cell>
          <table:table-cell office:value-type="string">
            <text:p>0.0906765259751981</text:p>
          </table:table-cell>
          <table:table-cell office:value-type="string">
            <text:p>0.6082296300148043</text:p>
          </table:table-cell>
          <table:table-cell office:value-type="string">
            <text:p>0.7621792511442338</text:p>
          </table:table-cell>
          <table:table-cell office:value-type="string">
            <text:p>0</text:p>
          </table:table-cell>
          <table:table-cell office:value-type="string">
            <text:p>3.9000121909898438</text:p>
          </table:table-cell>
          <table:table-cell office:value-type="string">
            <text:p>1.698299407586136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950-BETA-highly-isolated-spike</text:p>
          </table:table-cell>
          <table:table-cell office:value-type="string">
            <text:p>254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0.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5274075269699097</text:p>
          </table:table-cell>
          <table:table-cell office:value-type="string">
            <text:p>1.2209920768793825</text:p>
          </table:table-cell>
          <table:table-cell office:value-type="string">
            <text:p>0.8994283461544488</text:p>
          </table:table-cell>
          <table:table-cell office:value-type="string">
            <text:p>0.3996104609741698</text:p>
          </table:table-cell>
          <table:table-cell office:value-type="string">
            <text:p>0</text:p>
          </table:table-cell>
          <table:table-cell office:value-type="string">
            <text:p>0.5521689018943459</text:p>
          </table:table-cell>
          <table:table-cell office:value-type="string">
            <text:p>0.5555681118781799</text:p>
          </table:table-cell>
          <table:table-cell office:value-type="string">
            <text:p>5.019781719339942</text:p>
          </table:table-cell>
          <table:table-cell office:value-type="string">
            <text:p>1.5848647911774152</text:p>
          </table:table-cell>
          <table:table-cell office:value-type="string">
            <text:p>0.7105263157894737</text:p>
          </table:table-cell>
          <table:table-cell office:value-type="string">
            <text:p>1.247146846027370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950-BETA-in-out</text:p>
          </table:table-cell>
          <table:table-cell office:value-type="string">
            <text:p>254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5513448119163513</text:p>
          </table:table-cell>
          <table:table-cell office:value-type="string">
            <text:p>0.5489837656313015</text:p>
          </table:table-cell>
          <table:table-cell office:value-type="string">
            <text:p>0.3278570944260248</text:p>
          </table:table-cell>
          <table:table-cell office:value-type="string">
            <text:p>0.1421048129948844</text:p>
          </table:table-cell>
          <table:table-cell office:value-type="string">
            <text:p>0.9174271684172493</text:p>
          </table:table-cell>
          <table:table-cell office:value-type="string">
            <text:p>0.915266322202667</text:p>
          </table:table-cell>
          <table:table-cell office:value-type="string">
            <text:p>0.3079509543278963</text:p>
          </table:table-cell>
          <table:table-cell office:value-type="string">
            <text:p>4.69954969837956</text:p>
          </table:table-cell>
          <table:table-cell office:value-type="string">
            <text:p>0.9546396075964525</text:p>
          </table:table-cell>
          <table:table-cell office:value-type="string">
            <text:p>0.8488372093023255</text:p>
          </table:table-cell>
          <table:table-cell office:value-type="string">
            <text:p>1.240371298116505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950-BETA-two-units</text:p>
          </table:table-cell>
          <table:table-cell office:value-type="string">
            <text:p>254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.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1299395114183426</text:p>
          </table:table-cell>
          <table:table-cell office:value-type="string">
            <text:p>0.29557994102194074</text:p>
          </table:table-cell>
          <table:table-cell office:value-type="string">
            <text:p>-0.11047842450360036</text:p>
          </table:table-cell>
          <table:table-cell office:value-type="string">
            <text:p>0.03947442876900252</text:p>
          </table:table-cell>
          <table:table-cell office:value-type="string">
            <text:p>0.6036910792464851</text:p>
          </table:table-cell>
          <table:table-cell office:value-type="string">
            <text:p>0.7209805533008001</text:p>
          </table:table-cell>
          <table:table-cell office:value-type="string">
            <text:p>0</text:p>
          </table:table-cell>
          <table:table-cell office:value-type="string">
            <text:p>3.311604100671543</text:p>
          </table:table-cell>
          <table:table-cell office:value-type="string">
            <text:p>1.5618486391231539</text:p>
          </table:table-cell>
          <table:table-cell office:value-type="string">
            <text:p>0.7058823529411765</text:p>
          </table:table-cell>
          <table:table-cell office:value-type="string">
            <text:p>0.312287991059368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950-NOT-BETA</text:p>
          </table:table-cell>
          <table:table-cell office:value-type="string">
            <text:p>254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9</text:p>
          </table:table-cell>
          <table:table-cell office:value-type="string">
            <text:p>24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36752790212631226</text:p>
          </table:table-cell>
          <table:table-cell office:value-type="string">
            <text:p>-0.26052747108803165</text:p>
          </table:table-cell>
          <table:table-cell office:value-type="string">
            <text:p>-0.009830309699071062</text:p>
          </table:table-cell>
          <table:table-cell office:value-type="string">
            <text:p>-0.40219144544996055</text:p>
          </table:table-cell>
          <table:table-cell office:value-type="string">
            <text:p>0</text:p>
          </table:table-cell>
          <table:table-cell office:value-type="string">
            <text:p>0.05645030831534159</text:p>
          </table:table-cell>
          <table:table-cell office:value-type="string">
            <text:p>0.14251704263689724</text:p>
          </table:table-cell>
          <table:table-cell office:value-type="string">
            <text:p>1.733943311978004</text:p>
          </table:table-cell>
          <table:table-cell office:value-type="string">
            <text:p>1.2713789121236654</text:p>
          </table:table-cell>
          <table:table-cell office:value-type="string">
            <text:p>1</text:p>
          </table:table-cell>
          <table:table-cell office:value-type="string">
            <text:p>0.086716254340089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569-NOT-BETA</text:p>
          </table:table-cell>
          <table:table-cell office:value-type="string">
            <text:p>254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23</text:p>
          </table:table-cell>
          <table:table-cell office:value-type="string">
            <text:p>28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47916191816329956</text:p>
          </table:table-cell>
          <table:table-cell office:value-type="string">
            <text:p>-0.07106661330802337</text:p>
          </table:table-cell>
          <table:table-cell office:value-type="string">
            <text:p>-0.23879934605922903</text:p>
          </table:table-cell>
          <table:table-cell office:value-type="string">
            <text:p>-0.28101228278522</text:p>
          </table:table-cell>
          <table:table-cell office:value-type="string">
            <text:p>0.8902338101215206</text:p>
          </table:table-cell>
          <table:table-cell office:value-type="string">
            <text:p>0.9036729916546679</text:p>
          </table:table-cell>
          <table:table-cell office:value-type="string">
            <text:p>0.5620171742286166</text:p>
          </table:table-cell>
          <table:table-cell office:value-type="string">
            <text:p>4.228757858349282</text:p>
          </table:table-cell>
          <table:table-cell office:value-type="string">
            <text:p>2.052427073783188</text:p>
          </table:table-cell>
          <table:table-cell office:value-type="string">
            <text:p>0.16</text:p>
          </table:table-cell>
          <table:table-cell office:value-type="string">
            <text:p>0.175882168248956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nly beta in lfp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745-BETA</text:p>
          </table:table-cell>
          <table:table-cell office:value-type="string">
            <text:p>254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22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24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8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041164398193359</text:p>
          </table:table-cell>
          <table:table-cell office:value-type="string">
            <text:p>0.6290653981605088</text:p>
          </table:table-cell>
          <table:table-cell office:value-type="string">
            <text:p>0.23621818405881623</text:p>
          </table:table-cell>
          <table:table-cell office:value-type="string">
            <text:p>-0.10302028026101863</text:p>
          </table:table-cell>
          <table:table-cell office:value-type="string">
            <text:p>0.8880411810596783</text:p>
          </table:table-cell>
          <table:table-cell office:value-type="string">
            <text:p>0.9341837604092234</text:p>
          </table:table-cell>
          <table:table-cell office:value-type="string">
            <text:p>0</text:p>
          </table:table-cell>
          <table:table-cell office:value-type="string">
            <text:p>7.303750159560269</text:p>
          </table:table-cell>
          <table:table-cell office:value-type="string">
            <text:p>1.4228878267181497</text:p>
          </table:table-cell>
          <table:table-cell office:value-type="string">
            <text:p>0.8378378378378378</text:p>
          </table:table-cell>
          <table:table-cell office:value-type="string">
            <text:p>3.71273004428892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541_s2_756-NOT-BETA</text:p>
          </table:table-cell>
          <table:table-cell office:value-type="string">
            <text:p>254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5</text:p>
          </table:table-cell>
          <table:table-cell office:value-type="string">
            <text:p>23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-0.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486151784658432</text:p>
          </table:table-cell>
          <table:table-cell office:value-type="string">
            <text:p>-0.3698495444817792</text:p>
          </table:table-cell>
          <table:table-cell office:value-type="string">
            <text:p>0.2563198917293643</text:p>
          </table:table-cell>
          <table:table-cell office:value-type="string">
            <text:p>0.09339024909590374</text:p>
          </table:table-cell>
          <table:table-cell office:value-type="string">
            <text:p>0.6495061830598663</text:p>
          </table:table-cell>
          <table:table-cell office:value-type="string">
            <text:p>0.8314157980504422</text:p>
          </table:table-cell>
          <table:table-cell office:value-type="string">
            <text:p>0.17991599825539628</text:p>
          </table:table-cell>
          <table:table-cell office:value-type="string">
            <text:p>5.315078396347989</text:p>
          </table:table-cell>
          <table:table-cell office:value-type="string">
            <text:p>0.891066943090166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aybe some weak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776-NOT-BETA</text:p>
          </table:table-cell>
          <table:table-cell office:value-type="string">
            <text:p>254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11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-0.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15957389771938324</text:p>
          </table:table-cell>
          <table:table-cell office:value-type="string">
            <text:p>-0.24353062539980758</text:p>
          </table:table-cell>
          <table:table-cell office:value-type="string">
            <text:p>-0.11542899080665156</text:p>
          </table:table-cell>
          <table:table-cell office:value-type="string">
            <text:p>0.01879675284816043</text:p>
          </table:table-cell>
          <table:table-cell office:value-type="string">
            <text:p>0.8531438007391727</text:p>
          </table:table-cell>
          <table:table-cell office:value-type="string">
            <text:p>0.8088781046907237</text:p>
          </table:table-cell>
          <table:table-cell office:value-type="string">
            <text:p>0.8686045589187658</text:p>
          </table:table-cell>
          <table:table-cell office:value-type="string">
            <text:p>5.509368922836778</text:p>
          </table:table-cell>
          <table:table-cell office:value-type="string">
            <text:p>2.4800706070007172</text:p>
          </table:table-cell>
          <table:table-cell office:value-type="string">
            <text:p>0.30303030303030304</text:p>
          </table:table-cell>
          <table:table-cell office:value-type="string">
            <text:p>0.53753905441046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weak beta in lfp; unsu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919-BETA-maybe-weak</text:p>
          </table:table-cell>
          <table:table-cell office:value-type="string">
            <text:p>254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14</text:p>
          </table:table-cell>
          <table:table-cell office:value-type="string">
            <text:p>26</text:p>
          </table:table-cell>
          <table:table-cell office:value-type="string">
            <text:p>12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8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-0.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7315894961357117</text:p>
          </table:table-cell>
          <table:table-cell office:value-type="string">
            <text:p>-0.08479496368937028</text:p>
          </table:table-cell>
          <table:table-cell office:value-type="string">
            <text:p>0.09339198295701788</text:p>
          </table:table-cell>
          <table:table-cell office:value-type="string">
            <text:p>0.05073158453345485</text:p>
          </table:table-cell>
          <table:table-cell office:value-type="string">
            <text:p>0</text:p>
          </table:table-cell>
          <table:table-cell office:value-type="string">
            <text:p>0.5507081433220813</text:p>
          </table:table-cell>
          <table:table-cell office:value-type="string">
            <text:p>0.19678481162756056</text:p>
          </table:table-cell>
          <table:table-cell office:value-type="string">
            <text:p>5.501622444729946</text:p>
          </table:table-cell>
          <table:table-cell office:value-type="string">
            <text:p>0.982583847465578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945-NOT-BETA</text:p>
          </table:table-cell>
          <table:table-cell office:value-type="string">
            <text:p>254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3680916875600815</text:p>
          </table:table-cell>
          <table:table-cell office:value-type="string">
            <text:p>0.18375488694935438</text:p>
          </table:table-cell>
          <table:table-cell office:value-type="string">
            <text:p>-0.043575007216354794</text:p>
          </table:table-cell>
          <table:table-cell office:value-type="string">
            <text:p>0.27672031599705127</text:p>
          </table:table-cell>
          <table:table-cell office:value-type="string">
            <text:p>0.060422440577882486</text:p>
          </table:table-cell>
          <table:table-cell office:value-type="string">
            <text:p>0.25646216801155985</text:p>
          </table:table-cell>
          <table:table-cell office:value-type="string">
            <text:p>0.3876382680707545</text:p>
          </table:table-cell>
          <table:table-cell office:value-type="string">
            <text:p>1.0489862417224476</text:p>
          </table:table-cell>
          <table:table-cell office:value-type="string">
            <text:p>1.03167812558663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1_1056-BETA</text:p>
          </table:table-cell>
          <table:table-cell office:value-type="string">
            <text:p>2556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27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26</text:p>
          </table:table-cell>
          <table:table-cell office:value-type="string">
            <text:p>8</text:p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2.4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>0.15</text:p>
          </table:table-cell>
          <table:table-cell office:value-type="string">
            <text:p>0.75</text:p>
          </table:table-cell>
          <table:table-cell office:value-type="string">
            <text:p>-0.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065381407737732</text:p>
          </table:table-cell>
          <table:table-cell office:value-type="string">
            <text:p>0.5279984297531679</text:p>
          </table:table-cell>
          <table:table-cell office:value-type="string">
            <text:p>0.3792846827664422</text:p>
          </table:table-cell>
          <table:table-cell office:value-type="string">
            <text:p>0.4002112033129796</text:p>
          </table:table-cell>
          <table:table-cell office:value-type="string">
            <text:p>0.9722462268026849</text:p>
          </table:table-cell>
          <table:table-cell office:value-type="string">
            <text:p>0.9551662034208891</text:p>
          </table:table-cell>
          <table:table-cell office:value-type="string">
            <text:p>0.9057472875796163</text:p>
          </table:table-cell>
          <table:table-cell office:value-type="string">
            <text:p>4.085604562838959</text:p>
          </table:table-cell>
          <table:table-cell office:value-type="string">
            <text:p>0.9540177571691361</text:p>
          </table:table-cell>
          <table:table-cell office:value-type="string">
            <text:p>0.775</text:p>
          </table:table-cell>
          <table:table-cell office:value-type="string">
            <text:p>0.350941681415152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very 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1_1119-NOT-BETA-or-weak</text:p>
          </table:table-cell>
          <table:table-cell office:value-type="string">
            <text:p>2556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-0.3</text:p>
          </table:table-cell>
          <table:table-cell office:value-type="string">
            <text:p>0.6</text:p>
          </table:table-cell>
          <table:table-cell office:value-type="string">
            <text:p>-0.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43459734320640564</text:p>
          </table:table-cell>
          <table:table-cell office:value-type="string">
            <text:p>0.7974512152448037</text:p>
          </table:table-cell>
          <table:table-cell office:value-type="string">
            <text:p>0.26867771799151036</text:p>
          </table:table-cell>
          <table:table-cell office:value-type="string">
            <text:p>0.4629708242422038</text:p>
          </table:table-cell>
          <table:table-cell office:value-type="string">
            <text:p>0.803045993785098</text:p>
          </table:table-cell>
          <table:table-cell office:value-type="string">
            <text:p>0.7217293277238421</text:p>
          </table:table-cell>
          <table:table-cell office:value-type="string">
            <text:p>0.3031457262023297</text:p>
          </table:table-cell>
          <table:table-cell office:value-type="string">
            <text:p>4.595104673254602</text:p>
          </table:table-cell>
          <table:table-cell office:value-type="string">
            <text:p>1.130160986300066</text:p>
          </table:table-cell>
          <table:table-cell office:value-type="string">
            <text:p>0.38461538461538464</text:p>
          </table:table-cell>
          <table:table-cell office:value-type="string">
            <text:p>0.0954848572212710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goo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1_700-1522-BETA</text:p>
          </table:table-cell>
          <table:table-cell office:value-type="string">
            <text:p>2556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5</text:p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483373045921326</text:p>
          </table:table-cell>
          <table:table-cell office:value-type="string">
            <text:p>0.1437860443465685</text:p>
          </table:table-cell>
          <table:table-cell office:value-type="string">
            <text:p>0.13031164353856392</text:p>
          </table:table-cell>
          <table:table-cell office:value-type="string">
            <text:p>-0.014903351495637618</text:p>
          </table:table-cell>
          <table:table-cell office:value-type="string">
            <text:p>0.4041411095190073</text:p>
          </table:table-cell>
          <table:table-cell office:value-type="string">
            <text:p>0.7560579448500548</text:p>
          </table:table-cell>
          <table:table-cell office:value-type="string">
            <text:p>0.8459702341313554</text:p>
          </table:table-cell>
          <table:table-cell office:value-type="string">
            <text:p>1.0901728438384717</text:p>
          </table:table-cell>
          <table:table-cell office:value-type="string">
            <text:p>1.0919491312481304</text:p>
          </table:table-cell>
          <table:table-cell office:value-type="string">
            <text:p>0.6666666666666666</text:p>
          </table:table-cell>
          <table:table-cell office:value-type="string">
            <text:p>0.02095572615790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1_953-BETA</text:p>
          </table:table-cell>
          <table:table-cell office:value-type="string">
            <text:p>2556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2</text:p>
          </table:table-cell>
          <table:table-cell office:value-type="string">
            <text:p>27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4197317957878113</text:p>
          </table:table-cell>
          <table:table-cell office:value-type="string">
            <text:p>0.20709450292662795</text:p>
          </table:table-cell>
          <table:table-cell office:value-type="string">
            <text:p>0.37822352764252687</text:p>
          </table:table-cell>
          <table:table-cell office:value-type="string">
            <text:p>-0.0030076856625709993</text:p>
          </table:table-cell>
          <table:table-cell office:value-type="string">
            <text:p>0.9769982907739871</text:p>
          </table:table-cell>
          <table:table-cell office:value-type="string">
            <text:p>0.9724537053095803</text:p>
          </table:table-cell>
          <table:table-cell office:value-type="string">
            <text:p>0.6424017219026985</text:p>
          </table:table-cell>
          <table:table-cell office:value-type="string">
            <text:p>8.678001589757962</text:p>
          </table:table-cell>
          <table:table-cell office:value-type="string">
            <text:p>1.3249263731505725</text:p>
          </table:table-cell>
          <table:table-cell office:value-type="string">
            <text:p>0.7050691244239631</text:p>
          </table:table-cell>
          <table:table-cell office:value-type="string">
            <text:p>3.88583883617744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2_307-NOT-BETA-maybe-super-weak</text:p>
          </table:table-cell>
          <table:table-cell office:value-type="string">
            <text:p>2556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.4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5461136698722839</text:p>
          </table:table-cell>
          <table:table-cell office:value-type="string">
            <text:p>-0.248286813689731</text:p>
          </table:table-cell>
          <table:table-cell office:value-type="string">
            <text:p>0.3151417698280249</text:p>
          </table:table-cell>
          <table:table-cell office:value-type="string">
            <text:p>0.42633206769990223</text:p>
          </table:table-cell>
          <table:table-cell office:value-type="string">
            <text:p>0.6075124498213673</text:p>
          </table:table-cell>
          <table:table-cell office:value-type="string">
            <text:p>0.43576944829512965</text:p>
          </table:table-cell>
          <table:table-cell office:value-type="string">
            <text:p>0.5483665248281728</text:p>
          </table:table-cell>
          <table:table-cell office:value-type="string">
            <text:p>5.646876320695567</text:p>
          </table:table-cell>
          <table:table-cell office:value-type="string">
            <text:p>1.3977462159703202</text:p>
          </table:table-cell>
          <table:table-cell office:value-type="string">
            <text:p>0.8028169014084507</text:p>
          </table:table-cell>
          <table:table-cell office:value-type="string">
            <text:p>0.951505329967098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goo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1_491-BETA</text:p>
          </table:table-cell>
          <table:table-cell office:value-type="string">
            <text:p>2559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23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5276610255241394</text:p>
          </table:table-cell>
          <table:table-cell office:value-type="string">
            <text:p>0.7986923933566745</text:p>
          </table:table-cell>
          <table:table-cell office:value-type="string">
            <text:p>0.7230467829539099</text:p>
          </table:table-cell>
          <table:table-cell office:value-type="string">
            <text:p>0.13672673130185678</text:p>
          </table:table-cell>
          <table:table-cell office:value-type="string">
            <text:p>0.5869333366787728</text:p>
          </table:table-cell>
          <table:table-cell office:value-type="string">
            <text:p>0.5826268354089279</text:p>
          </table:table-cell>
          <table:table-cell office:value-type="string">
            <text:p>0</text:p>
          </table:table-cell>
          <table:table-cell office:value-type="string">
            <text:p>6.141916490654561</text:p>
          </table:table-cell>
          <table:table-cell office:value-type="string">
            <text:p>1.6758443263064844</text:p>
          </table:table-cell>
          <table:table-cell office:value-type="string">
            <text:p>0.7303370786516854</text:p>
          </table:table-cell>
          <table:table-cell office:value-type="string">
            <text:p>1.82577974633826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1_602-BETA</text:p>
          </table:table-cell>
          <table:table-cell office:value-type="string">
            <text:p>2559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22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0.8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40846166014671326</text:p>
          </table:table-cell>
          <table:table-cell office:value-type="string">
            <text:p>0.3140485306963249</text:p>
          </table:table-cell>
          <table:table-cell office:value-type="string">
            <text:p>0.1294969906388741</text:p>
          </table:table-cell>
          <table:table-cell office:value-type="string">
            <text:p>0.1751820658031033</text:p>
          </table:table-cell>
          <table:table-cell office:value-type="string">
            <text:p>0.9824773748216203</text:p>
          </table:table-cell>
          <table:table-cell office:value-type="string">
            <text:p>0.8718006968532818</text:p>
          </table:table-cell>
          <table:table-cell office:value-type="string">
            <text:p>0.9779133879999813</text:p>
          </table:table-cell>
          <table:table-cell office:value-type="string">
            <text:p>5.272222679565536</text:p>
          </table:table-cell>
          <table:table-cell office:value-type="string">
            <text:p>2.8844212588383953</text:p>
          </table:table-cell>
          <table:table-cell office:value-type="string">
            <text:p>0.26062322946175637</text:p>
          </table:table-cell>
          <table:table-cell office:value-type="string">
            <text:p>0.3966216185064331</text:p>
          </table:table-cell>
          <table:table-cell office:value-type="string">
            <text:p>0.019446104465675393</text:p>
          </table:table-cell>
          <table:table-cell office:value-type="string">
            <text:p>0.058823529411764705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1_657-BETA-not-as-strong</text:p>
          </table:table-cell>
          <table:table-cell office:value-type="string">
            <text:p>2559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9843705892562866</text:p>
          </table:table-cell>
          <table:table-cell office:value-type="string">
            <text:p>0.6851280505612414</text:p>
          </table:table-cell>
          <table:table-cell office:value-type="string">
            <text:p>0.6536268957693097</text:p>
          </table:table-cell>
          <table:table-cell office:value-type="string">
            <text:p>0.39374020580949665</text:p>
          </table:table-cell>
          <table:table-cell office:value-type="string">
            <text:p>0.9140466925805742</text:p>
          </table:table-cell>
          <table:table-cell office:value-type="string">
            <text:p>0.8474716577645649</text:p>
          </table:table-cell>
          <table:table-cell office:value-type="string">
            <text:p>0.19512508954212326</text:p>
          </table:table-cell>
          <table:table-cell office:value-type="string">
            <text:p>7.36882838307105</text:p>
          </table:table-cell>
          <table:table-cell office:value-type="string">
            <text:p>2.1829091958801157</text:p>
          </table:table-cell>
          <table:table-cell office:value-type="string">
            <text:p>0.6333333333333333</text:p>
          </table:table-cell>
          <table:table-cell office:value-type="string">
            <text:p>2.0294494989144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1_657-NOT-BETA</text:p>
          </table:table-cell>
          <table:table-cell office:value-type="string">
            <text:p>2559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22</text:p>
          </table:table-cell>
          <table:table-cell office:value-type="string">
            <text:p>7</text:p>
          </table:table-cell>
          <table:table-cell office:value-type="string">
            <text:p>16</text:p>
          </table:table-cell>
          <table:table-cell office:value-type="string">
            <text:p>22</text:p>
          </table:table-cell>
          <table:table-cell office:value-type="string">
            <text:p>6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2598056495189667</text:p>
          </table:table-cell>
          <table:table-cell office:value-type="string">
            <text:p>-0.20810336002152632</text:p>
          </table:table-cell>
          <table:table-cell office:value-type="string">
            <text:p>-0.0790411951341691</text:p>
          </table:table-cell>
          <table:table-cell office:value-type="string">
            <text:p>-0.04002466591066062</text:p>
          </table:table-cell>
          <table:table-cell office:value-type="string">
            <text:p>0.5556909524847883</text:p>
          </table:table-cell>
          <table:table-cell office:value-type="string">
            <text:p>0</text:p>
          </table:table-cell>
          <table:table-cell office:value-type="string">
            <text:p>0.6796979442746214</text:p>
          </table:table-cell>
          <table:table-cell office:value-type="string">
            <text:p>5.228259515129288</text:p>
          </table:table-cell>
          <table:table-cell office:value-type="string">
            <text:p>1.6994393738425793</text:p>
          </table:table-cell>
          <table:table-cell office:value-type="string">
            <text:p>0.17647058823529413</text:p>
          </table:table-cell>
          <table:table-cell office:value-type="string">
            <text:p>0.23432081174761063</text:p>
          </table:table-cell>
          <table:table-cell office:value-type="string">
            <text:p>0.05793832727592124</text:p>
          </table:table-cell>
          <table:table-cell office:value-type="string">
            <text:p>0.6666666666666666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2_1025-NOT-BETA-or-very-weak</text:p>
          </table:table-cell>
          <table:table-cell office:value-type="string">
            <text:p>2559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28</text:p>
          </table:table-cell>
          <table:table-cell office:value-type="string">
            <text:p>32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18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018101930618286</text:p>
          </table:table-cell>
          <table:table-cell office:value-type="string">
            <text:p>-0.14550100036211508</text:p>
          </table:table-cell>
          <table:table-cell office:value-type="string">
            <text:p>0.04367553447481015</text:p>
          </table:table-cell>
          <table:table-cell office:value-type="string">
            <text:p>0.017750292730962763</text:p>
          </table:table-cell>
          <table:table-cell office:value-type="string">
            <text:p>0.45919489032383376</text:p>
          </table:table-cell>
          <table:table-cell office:value-type="string">
            <text:p>0.3111630648602133</text:p>
          </table:table-cell>
          <table:table-cell office:value-type="string">
            <text:p>0</text:p>
          </table:table-cell>
          <table:table-cell office:value-type="string">
            <text:p>3.8248174289491033</text:p>
          </table:table-cell>
          <table:table-cell office:value-type="string">
            <text:p>0.9201127568643699</text:p>
          </table:table-cell>
          <table:table-cell office:value-type="string">
            <text:p>0.18181818181818182</text:p>
          </table:table-cell>
          <table:table-cell office:value-type="string">
            <text:p>0.0571607044117980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very 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2_1453-NOT-BETA</text:p>
          </table:table-cell>
          <table:table-cell office:value-type="string">
            <text:p>2559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4</text:p>
          </table:table-cell>
          <table:table-cell office:value-type="string">
            <text:p>20</text:p>
          </table:table-cell>
          <table:table-cell office:value-type="string">
            <text:p>6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3754380717873573</text:p>
          </table:table-cell>
          <table:table-cell office:value-type="string">
            <text:p>-0.19420405935686555</text:p>
          </table:table-cell>
          <table:table-cell office:value-type="string">
            <text:p>0.0362729649067355</text:p>
          </table:table-cell>
          <table:table-cell office:value-type="string">
            <text:p>0.09263048044023225</text:p>
          </table:table-cell>
          <table:table-cell office:value-type="string">
            <text:p>0.5670046307560264</text:p>
          </table:table-cell>
          <table:table-cell office:value-type="string">
            <text:p>0.7558799736656295</text:p>
          </table:table-cell>
          <table:table-cell office:value-type="string">
            <text:p>0</text:p>
          </table:table-cell>
          <table:table-cell office:value-type="string">
            <text:p>3.0491623448525864</text:p>
          </table:table-cell>
          <table:table-cell office:value-type="string">
            <text:p>1.2947551895957128</text:p>
          </table:table-cell>
          <table:table-cell office:value-type="string">
            <text:p>1</text:p>
          </table:table-cell>
          <table:table-cell office:value-type="string">
            <text:p>0.104543908401131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2_664-BETA</text:p>
          </table:table-cell>
          <table:table-cell office:value-type="string">
            <text:p>2559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22</text:p>
          </table:table-cell>
          <table:table-cell office:value-type="string">
            <text:p>14</text:p>
          </table:table-cell>
          <table:table-cell office:value-type="string">
            <text:p>9</text:p>
          </table:table-cell>
          <table:table-cell office:value-type="string">
            <text:p>17</text:p>
          </table:table-cell>
          <table:table-cell office:value-type="string">
            <text:p>8</text:p>
          </table:table-cell>
          <table:table-cell office:value-type="string">
            <text:p>0.4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7083225250244141</text:p>
          </table:table-cell>
          <table:table-cell office:value-type="string">
            <text:p>0.558221939971776</text:p>
          </table:table-cell>
          <table:table-cell office:value-type="string">
            <text:p>0.6298159061038204</text:p>
          </table:table-cell>
          <table:table-cell office:value-type="string">
            <text:p>0.35198489000631983</text:p>
          </table:table-cell>
          <table:table-cell office:value-type="string">
            <text:p>0.0562488391452487</text:p>
          </table:table-cell>
          <table:table-cell office:value-type="string">
            <text:p>0.34509020904901677</text:p>
          </table:table-cell>
          <table:table-cell office:value-type="string">
            <text:p>0</text:p>
          </table:table-cell>
          <table:table-cell office:value-type="string">
            <text:p>5.329309710164116</text:p>
          </table:table-cell>
          <table:table-cell office:value-type="string">
            <text:p>2.8643407652446453</text:p>
          </table:table-cell>
          <table:table-cell office:value-type="string">
            <text:p>0.559322033898305</text:p>
          </table:table-cell>
          <table:table-cell office:value-type="string">
            <text:p>0.842938551782986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lfp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2_740-BETA</text:p>
          </table:table-cell>
          <table:table-cell office:value-type="string">
            <text:p>2559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16</text:p>
          </table:table-cell>
          <table:table-cell office:value-type="string">
            <text:p>7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0746324360370636</text:p>
          </table:table-cell>
          <table:table-cell office:value-type="string">
            <text:p>0.8140491293357951</text:p>
          </table:table-cell>
          <table:table-cell office:value-type="string">
            <text:p>0.4741267379940359</text:p>
          </table:table-cell>
          <table:table-cell office:value-type="string">
            <text:p>0.4816696774523994</text:p>
          </table:table-cell>
          <table:table-cell office:value-type="string">
            <text:p>0.6868847323140562</text:p>
          </table:table-cell>
          <table:table-cell office:value-type="string">
            <text:p>0.8732584365127939</text:p>
          </table:table-cell>
          <table:table-cell office:value-type="string">
            <text:p>0.3130963145463458</text:p>
          </table:table-cell>
          <table:table-cell office:value-type="string">
            <text:p>4.163753893687999</text:p>
          </table:table-cell>
          <table:table-cell office:value-type="string">
            <text:p>1.511199138051777</text:p>
          </table:table-cell>
          <table:table-cell office:value-type="string">
            <text:p>0.48717948717948717</text:p>
          </table:table-cell>
          <table:table-cell office:value-type="string">
            <text:p>0.343556462684976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1017-BETA-two-beta-neurons-synchronous</text:p>
          </table:table-cell>
          <table:table-cell office:value-type="string">
            <text:p>2622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0.439312607049942</text:p>
          </table:table-cell>
          <table:table-cell office:value-type="string">
            <text:p>1.1065753418071969</text:p>
          </table:table-cell>
          <table:table-cell office:value-type="string">
            <text:p>0.9276701110712913</text:p>
          </table:table-cell>
          <table:table-cell office:value-type="string">
            <text:p>0.2372507493229997</text:p>
          </table:table-cell>
          <table:table-cell office:value-type="string">
            <text:p>0</text:p>
          </table:table-cell>
          <table:table-cell office:value-type="string">
            <text:p>0.28954488794566247</text:p>
          </table:table-cell>
          <table:table-cell office:value-type="string">
            <text:p>0.18643792929460146</text:p>
          </table:table-cell>
          <table:table-cell office:value-type="string">
            <text:p>4.747824682481015</text:p>
          </table:table-cell>
          <table:table-cell office:value-type="string">
            <text:p>2.2287107834480633</text:p>
          </table:table-cell>
          <table:table-cell office:value-type="string">
            <text:p>0.6907894736842105</text:p>
          </table:table-cell>
          <table:table-cell office:value-type="string">
            <text:p>0.827848256769467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goo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2248NOT-BETA</text:p>
          </table:table-cell>
          <table:table-cell office:value-type="string">
            <text:p>2622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18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37823018431663513</text:p>
          </table:table-cell>
          <table:table-cell office:value-type="string">
            <text:p>-0.10674078846641491</text:p>
          </table:table-cell>
          <table:table-cell office:value-type="string">
            <text:p>0.3065139929068107</text:p>
          </table:table-cell>
          <table:table-cell office:value-type="string">
            <text:p>0.219989924834005</text:p>
          </table:table-cell>
          <table:table-cell office:value-type="string">
            <text:p>0.5676825541743291</text:p>
          </table:table-cell>
          <table:table-cell office:value-type="string">
            <text:p>0.762389514570972</text:p>
          </table:table-cell>
          <table:table-cell office:value-type="string">
            <text:p>0.11289320422475801</text:p>
          </table:table-cell>
          <table:table-cell office:value-type="string">
            <text:p>4.314744185722868</text:p>
          </table:table-cell>
          <table:table-cell office:value-type="string">
            <text:p>1.0846500227213138</text:p>
          </table:table-cell>
          <table:table-cell office:value-type="string">
            <text:p>0.10344827586206896</text:p>
          </table:table-cell>
          <table:table-cell office:value-type="string">
            <text:p>0.008790084378780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614b-BETA</text:p>
          </table:table-cell>
          <table:table-cell office:value-type="string">
            <text:p>2622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5312607884407043</text:p>
          </table:table-cell>
          <table:table-cell office:value-type="string">
            <text:p>0.3893417441222463</text:p>
          </table:table-cell>
          <table:table-cell office:value-type="string">
            <text:p>0.33174776778214554</text:p>
          </table:table-cell>
          <table:table-cell office:value-type="string">
            <text:p>0.17550790179378595</text:p>
          </table:table-cell>
          <table:table-cell office:value-type="string">
            <text:p>0.9789304524039903</text:p>
          </table:table-cell>
          <table:table-cell office:value-type="string">
            <text:p>0.9728378145015374</text:p>
          </table:table-cell>
          <table:table-cell office:value-type="string">
            <text:p>0.947545999951892</text:p>
          </table:table-cell>
          <table:table-cell office:value-type="string">
            <text:p>7.445254175720302</text:p>
          </table:table-cell>
          <table:table-cell office:value-type="string">
            <text:p>2.3165239144975094</text:p>
          </table:table-cell>
          <table:table-cell office:value-type="string">
            <text:p>0.43372703412073493</text:p>
          </table:table-cell>
          <table:table-cell office:value-type="string">
            <text:p>1.860900802019472</text:p>
          </table:table-cell>
          <table:table-cell office:value-type="string">
            <text:p>0.016293831266801295</text:p>
          </table:table-cell>
          <table:table-cell office:value-type="string">
            <text:p>0.15789473684210525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763-BETA</text:p>
          </table:table-cell>
          <table:table-cell office:value-type="string">
            <text:p>2622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.5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-0.5506823658943176</text:p>
          </table:table-cell>
          <table:table-cell office:value-type="string">
            <text:p>0.6157510274527696</text:p>
          </table:table-cell>
          <table:table-cell office:value-type="string">
            <text:p>0.36130681580639484</text:p>
          </table:table-cell>
          <table:table-cell office:value-type="string">
            <text:p>0.09268426458915888</text:p>
          </table:table-cell>
          <table:table-cell office:value-type="string">
            <text:p>0.950581405299324</text:p>
          </table:table-cell>
          <table:table-cell office:value-type="string">
            <text:p>0.9389043994062061</text:p>
          </table:table-cell>
          <table:table-cell office:value-type="string">
            <text:p>0.12194723086862724</text:p>
          </table:table-cell>
          <table:table-cell office:value-type="string">
            <text:p>4.2087089704281</text:p>
          </table:table-cell>
          <table:table-cell office:value-type="string">
            <text:p>1.178401916935719</text:p>
          </table:table-cell>
          <table:table-cell office:value-type="string">
            <text:p>0.18518518518518517</text:p>
          </table:table-cell>
          <table:table-cell office:value-type="string">
            <text:p>0.093726632095673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l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882-NOT-BETA-or-weak</text:p>
          </table:table-cell>
          <table:table-cell office:value-type="string">
            <text:p>2622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26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24</text:p>
          </table:table-cell>
          <table:table-cell office:value-type="string">
            <text:p>4</text:p>
          </table:table-cell>
          <table:table-cell office:value-type="string">
            <text:p>0.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3166898787021637</text:p>
          </table:table-cell>
          <table:table-cell office:value-type="string">
            <text:p>0.15400120758314031</text:p>
          </table:table-cell>
          <table:table-cell office:value-type="string">
            <text:p>0.3059914139461775</text:p>
          </table:table-cell>
          <table:table-cell office:value-type="string">
            <text:p>0.11875120656608576</text:p>
          </table:table-cell>
          <table:table-cell office:value-type="string">
            <text:p>0.8295267218611225</text:p>
          </table:table-cell>
          <table:table-cell office:value-type="string">
            <text:p>0.9210408520285062</text:p>
          </table:table-cell>
          <table:table-cell office:value-type="string">
            <text:p>0</text:p>
          </table:table-cell>
          <table:table-cell office:value-type="string">
            <text:p>4.3485627356085645</text:p>
          </table:table-cell>
          <table:table-cell office:value-type="string">
            <text:p>1.1155753868148839</text:p>
          </table:table-cell>
          <table:table-cell office:value-type="string">
            <text:p>0.2976190476190476</text:p>
          </table:table-cell>
          <table:table-cell office:value-type="string">
            <text:p>0.174559409235550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922-BETA</text:p>
          </table:table-cell>
          <table:table-cell office:value-type="string">
            <text:p>2622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7754629850387573</text:p>
          </table:table-cell>
          <table:table-cell office:value-type="string">
            <text:p>1.8860529368419994</text:p>
          </table:table-cell>
          <table:table-cell office:value-type="string">
            <text:p>1.2986361999799845</text:p>
          </table:table-cell>
          <table:table-cell office:value-type="string">
            <text:p>0.38219353166481324</text:p>
          </table:table-cell>
          <table:table-cell office:value-type="string">
            <text:p>0.10935626485798255</text:p>
          </table:table-cell>
          <table:table-cell office:value-type="string">
            <text:p>0.2270201546963614</text:p>
          </table:table-cell>
          <table:table-cell office:value-type="string">
            <text:p>0.3094305442161752</text:p>
          </table:table-cell>
          <table:table-cell office:value-type="string">
            <text:p>6.412861853916414</text:p>
          </table:table-cell>
          <table:table-cell office:value-type="string">
            <text:p>2.646217477055396</text:p>
          </table:table-cell>
          <table:table-cell office:value-type="string">
            <text:p>0.7818181818181819</text:p>
          </table:table-cell>
          <table:table-cell office:value-type="string">
            <text:p>2.116318055740722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l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963-NOT-BETA</text:p>
          </table:table-cell>
          <table:table-cell office:value-type="string">
            <text:p>2622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4</text:p>
          </table:table-cell>
          <table:table-cell office:value-type="string">
            <text:p>22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24</text:p>
          </table:table-cell>
          <table:table-cell office:value-type="string">
            <text:p>8</text:p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4405624270439148</text:p>
          </table:table-cell>
          <table:table-cell office:value-type="string">
            <text:p>-0.037826427217817475</text:p>
          </table:table-cell>
          <table:table-cell office:value-type="string">
            <text:p>0.14196892056362312</text:p>
          </table:table-cell>
          <table:table-cell office:value-type="string">
            <text:p>0.14638536687250114</text:p>
          </table:table-cell>
          <table:table-cell office:value-type="string">
            <text:p>0.8553563522872465</text:p>
          </table:table-cell>
          <table:table-cell office:value-type="string">
            <text:p>0.6434494462990525</text:p>
          </table:table-cell>
          <table:table-cell office:value-type="string">
            <text:p>0.6296152280262581</text:p>
          </table:table-cell>
          <table:table-cell office:value-type="string">
            <text:p>5.554374907807329</text:p>
          </table:table-cell>
          <table:table-cell office:value-type="string">
            <text:p>2.154556946082248</text:p>
          </table:table-cell>
          <table:table-cell office:value-type="string">
            <text:p>0.6285714285714286</text:p>
          </table:table-cell>
          <table:table-cell office:value-type="string">
            <text:p>0.616440502983827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2_1975-NOT-BETA</text:p>
          </table:table-cell>
          <table:table-cell office:value-type="string">
            <text:p>2622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32</text:p>
          </table:table-cell>
          <table:table-cell office:value-type="string">
            <text:p>17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718272253870964</text:p>
          </table:table-cell>
          <table:table-cell office:value-type="string">
            <text:p>0.03139780239101791</text:p>
          </table:table-cell>
          <table:table-cell office:value-type="string">
            <text:p>0.091419323797929</text:p>
          </table:table-cell>
          <table:table-cell office:value-type="string">
            <text:p>-0.1139262216802578</text:p>
          </table:table-cell>
          <table:table-cell office:value-type="string">
            <text:p>0.6315181979319426</text:p>
          </table:table-cell>
          <table:table-cell office:value-type="string">
            <text:p>0.648368478963572</text:p>
          </table:table-cell>
          <table:table-cell office:value-type="string">
            <text:p>0.3641977858653499</text:p>
          </table:table-cell>
          <table:table-cell office:value-type="string">
            <text:p>2.9963378388983593</text:p>
          </table:table-cell>
          <table:table-cell office:value-type="string">
            <text:p>1.08964190420046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lfp unsu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2_598-BETA</text:p>
          </table:table-cell>
          <table:table-cell office:value-type="string">
            <text:p>2622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16</text:p>
          </table:table-cell>
          <table:table-cell office:value-type="string">
            <text:p>22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2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23360273241996765</text:p>
          </table:table-cell>
          <table:table-cell office:value-type="string">
            <text:p>-0.05897897520973627</text:p>
          </table:table-cell>
          <table:table-cell office:value-type="string">
            <text:p>0.13853539655517605</text:p>
          </table:table-cell>
          <table:table-cell office:value-type="string">
            <text:p>0.31497361667550156</text:p>
          </table:table-cell>
          <table:table-cell office:value-type="string">
            <text:p>0.9737232919185501</text:p>
          </table:table-cell>
          <table:table-cell office:value-type="string">
            <text:p>0.9428064707785857</text:p>
          </table:table-cell>
          <table:table-cell office:value-type="string">
            <text:p>0.8476050642496262</text:p>
          </table:table-cell>
          <table:table-cell office:value-type="string">
            <text:p>8.685289559542213</text:p>
          </table:table-cell>
          <table:table-cell office:value-type="string">
            <text:p>2.9087788757100705</text:p>
          </table:table-cell>
          <table:table-cell office:value-type="string">
            <text:p>0.5256290773532153</text:p>
          </table:table-cell>
          <table:table-cell office:value-type="string">
            <text:p>3.3837472269400815</text:p>
          </table:table-cell>
          <table:table-cell office:value-type="string">
            <text:p>0.028735557305479182</text:p>
          </table:table-cell>
          <table:table-cell office:value-type="string">
            <text:p>0.16216216216216217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2_612-BETA-noisy</text:p>
          </table:table-cell>
          <table:table-cell office:value-type="string">
            <text:p>2622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23</text:p>
          </table:table-cell>
          <table:table-cell office:value-type="string">
            <text:p>14</text:p>
          </table:table-cell>
          <table:table-cell office:value-type="string">
            <text:p>8</text:p>
          </table:table-cell>
          <table:table-cell office:value-type="string">
            <text:p>23</text:p>
          </table:table-cell>
          <table:table-cell office:value-type="string">
            <text:p>15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8365030884742737</text:p>
          </table:table-cell>
          <table:table-cell office:value-type="string">
            <text:p>0.6240554640014806</text:p>
          </table:table-cell>
          <table:table-cell office:value-type="string">
            <text:p>0.4589252093506509</text:p>
          </table:table-cell>
          <table:table-cell office:value-type="string">
            <text:p>0.2840300487783007</text:p>
          </table:table-cell>
          <table:table-cell office:value-type="string">
            <text:p>0.9722099477124261</text:p>
          </table:table-cell>
          <table:table-cell office:value-type="string">
            <text:p>0.9702368755922808</text:p>
          </table:table-cell>
          <table:table-cell office:value-type="string">
            <text:p>0.8601437243998784</text:p>
          </table:table-cell>
          <table:table-cell office:value-type="string">
            <text:p>6.798912600188664</text:p>
          </table:table-cell>
          <table:table-cell office:value-type="string">
            <text:p>2.797268441346842</text:p>
          </table:table-cell>
          <table:table-cell office:value-type="string">
            <text:p>0.75</text:p>
          </table:table-cell>
          <table:table-cell office:value-type="string">
            <text:p>1.829479078349174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3-s1-130</text:p>
          </table:table-cell>
          <table:table-cell office:value-type="string">
            <text:p>2623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23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6684350967407227</text:p>
          </table:table-cell>
          <table:table-cell office:value-type="string">
            <text:p>0.060915604413456635</text:p>
          </table:table-cell>
          <table:table-cell office:value-type="string">
            <text:p>-0.5467091398347703</text:p>
          </table:table-cell>
          <table:table-cell office:value-type="string">
            <text:p>0.4344801972933226</text:p>
          </table:table-cell>
          <table:table-cell office:value-type="string">
            <text:p>0.8027284231855734</text:p>
          </table:table-cell>
          <table:table-cell office:value-type="string">
            <text:p>0.8157862240155415</text:p>
          </table:table-cell>
          <table:table-cell office:value-type="string">
            <text:p>0.5002586981811574</text:p>
          </table:table-cell>
          <table:table-cell office:value-type="string">
            <text:p>1.4615721815138354</text:p>
          </table:table-cell>
          <table:table-cell office:value-type="string">
            <text:p>1.535457407150046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3-s3-385</text:p>
          </table:table-cell>
          <table:table-cell office:value-type="string">
            <text:p>2623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26</text:p>
          </table:table-cell>
          <table:table-cell office:value-type="string">
            <text:p>11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-0.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6826667189598083</text:p>
          </table:table-cell>
          <table:table-cell office:value-type="string">
            <text:p>0.18200928430667823</text:p>
          </table:table-cell>
          <table:table-cell office:value-type="string">
            <text:p>0.12157904186652485</text:p>
          </table:table-cell>
          <table:table-cell office:value-type="string">
            <text:p>0.056163622657224736</text:p>
          </table:table-cell>
          <table:table-cell office:value-type="string">
            <text:p>0.584680000696659</text:p>
          </table:table-cell>
          <table:table-cell office:value-type="string">
            <text:p>0</text:p>
          </table:table-cell>
          <table:table-cell office:value-type="string">
            <text:p>0.46200324961283556</text:p>
          </table:table-cell>
          <table:table-cell office:value-type="string">
            <text:p>3.1675440431085335</text:p>
          </table:table-cell>
          <table:table-cell office:value-type="string">
            <text:p>0.8124299129494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slight pac, needs rescaling</text:p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623-s3-508</text:p>
          </table:table-cell>
          <table:table-cell office:value-type="string">
            <text:p>2623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27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27</text:p>
          </table:table-cell>
          <table:table-cell office:value-type="string">
            <text:p>7</text:p>
          </table:table-cell>
          <table:table-cell office:value-type="string">
            <text:p>2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073269248008728</text:p>
          </table:table-cell>
          <table:table-cell office:value-type="string">
            <text:p>1.4113922119068953</text:p>
          </table:table-cell>
          <table:table-cell office:value-type="string">
            <text:p>0.886005578859679</text:p>
          </table:table-cell>
          <table:table-cell office:value-type="string">
            <text:p>0.4562955240747495</text:p>
          </table:table-cell>
          <table:table-cell office:value-type="string">
            <text:p>0.9100911866769118</text:p>
          </table:table-cell>
          <table:table-cell office:value-type="string">
            <text:p>0.8808385664529176</text:p>
          </table:table-cell>
          <table:table-cell office:value-type="string">
            <text:p>0</text:p>
          </table:table-cell>
          <table:table-cell office:value-type="string">
            <text:p>5.984246443934183</text:p>
          </table:table-cell>
          <table:table-cell office:value-type="string">
            <text:p>1.2352653469537218</text:p>
          </table:table-cell>
          <table:table-cell office:value-type="string">
            <text:p>0.9148936170212766</text:p>
          </table:table-cell>
          <table:table-cell office:value-type="string">
            <text:p>2.28103218422280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pub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3-s3-666</text:p>
          </table:table-cell>
          <table:table-cell office:value-type="string">
            <text:p>2623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23</text:p>
          </table:table-cell>
          <table:table-cell office:value-type="string">
            <text:p>7</text:p>
          </table:table-cell>
          <table:table-cell office:value-type="string">
            <text:p>0.9</text:p>
          </table:table-cell>
          <table:table-cell office:value-type="string">
            <text:p>1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-0.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622468590736389</text:p>
          </table:table-cell>
          <table:table-cell office:value-type="string">
            <text:p>-0.06546645903872533</text:p>
          </table:table-cell>
          <table:table-cell office:value-type="string">
            <text:p>0.22747678217962877</text:p>
          </table:table-cell>
          <table:table-cell office:value-type="string">
            <text:p>-0.0037072109119445727</text:p>
          </table:table-cell>
          <table:table-cell office:value-type="string">
            <text:p>0.43633386862097656</text:p>
          </table:table-cell>
          <table:table-cell office:value-type="string">
            <text:p>0.46874792850075697</text:p>
          </table:table-cell>
          <table:table-cell office:value-type="string">
            <text:p>0.017463890071081845</text:p>
          </table:table-cell>
          <table:table-cell office:value-type="string">
            <text:p>3.7126139633231814</text:p>
          </table:table-cell>
          <table:table-cell office:value-type="string">
            <text:p>0.733758692046923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changed frequenc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3-s4-280</text:p>
          </table:table-cell>
          <table:table-cell office:value-type="string">
            <text:p>2623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2</text:p>
          </table:table-cell>
          <table:table-cell office:value-type="string">
            <text:p>27</text:p>
          </table:table-cell>
          <table:table-cell office:value-type="string">
            <text:p>5</text:p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-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6213951706886292</text:p>
          </table:table-cell>
          <table:table-cell office:value-type="string">
            <text:p>0.12633214804879314</text:p>
          </table:table-cell>
          <table:table-cell office:value-type="string">
            <text:p>-0.2538116329922753</text:p>
          </table:table-cell>
          <table:table-cell office:value-type="string">
            <text:p>0.14859570732494312</text:p>
          </table:table-cell>
          <table:table-cell office:value-type="string">
            <text:p>0</text:p>
          </table:table-cell>
          <table:table-cell office:value-type="string">
            <text:p>0.8373342969497326</text:p>
          </table:table-cell>
          <table:table-cell office:value-type="string">
            <text:p>0.6346915612834428</text:p>
          </table:table-cell>
          <table:table-cell office:value-type="string">
            <text:p>2.3031524594420203</text:p>
          </table:table-cell>
          <table:table-cell office:value-type="string">
            <text:p>1.194763497087700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-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2-1085</text:p>
          </table:table-cell>
          <table:table-cell office:value-type="string">
            <text:p>262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0.8</text:p>
          </table:table-cell>
          <table:table-cell office:value-type="string">
            <text:p>1</text:p>
          </table:table-cell>
          <table:table-cell office:value-type="string">
            <text:p>1.3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-0.1</text:p>
          </table:table-cell>
          <table:table-cell office:value-type="string">
            <text:p>1</text:p>
          </table:table-cell>
          <table:table-cell office:value-type="string">
            <text:p>-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24846547842025757</text:p>
          </table:table-cell>
          <table:table-cell office:value-type="string">
            <text:p>0.06580721428391656</text:p>
          </table:table-cell>
          <table:table-cell office:value-type="string">
            <text:p>0.12320357418717927</text:p>
          </table:table-cell>
          <table:table-cell office:value-type="string">
            <text:p>0.0285151733995089</text:p>
          </table:table-cell>
          <table:table-cell office:value-type="string">
            <text:p>0.797011655593842</text:p>
          </table:table-cell>
          <table:table-cell office:value-type="string">
            <text:p>0.8720033684135993</text:p>
          </table:table-cell>
          <table:table-cell office:value-type="string">
            <text:p>0.558654270187549</text:p>
          </table:table-cell>
          <table:table-cell office:value-type="string">
            <text:p>5.379266061818123</text:p>
          </table:table-cell>
          <table:table-cell office:value-type="string">
            <text:p>1.9487366593331643</text:p>
          </table:table-cell>
          <table:table-cell office:value-type="string">
            <text:p>0.32142857142857145</text:p>
          </table:table-cell>
          <table:table-cell office:value-type="string">
            <text:p>0.3079629986376138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changed frequenc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2-1340</text:p>
          </table:table-cell>
          <table:table-cell office:value-type="string">
            <text:p>2626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25</text:p>
          </table:table-cell>
          <table:table-cell office:value-type="string">
            <text:p>37</text:p>
          </table:table-cell>
          <table:table-cell office:value-type="string">
            <text:p>12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2.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6182089447975159</text:p>
          </table:table-cell>
          <table:table-cell office:value-type="string">
            <text:p>0.3138871019487098</text:p>
          </table:table-cell>
          <table:table-cell office:value-type="string">
            <text:p>0.10475155011561692</text:p>
          </table:table-cell>
          <table:table-cell office:value-type="string">
            <text:p>0.6560361431436559</text:p>
          </table:table-cell>
          <table:table-cell office:value-type="string">
            <text:p>0.28684231071407285</text:p>
          </table:table-cell>
          <table:table-cell office:value-type="string">
            <text:p>0</text:p>
          </table:table-cell>
          <table:table-cell office:value-type="string">
            <text:p>0.46114942326154784</text:p>
          </table:table-cell>
          <table:table-cell office:value-type="string">
            <text:p>3.079789914492761</text:p>
          </table:table-cell>
          <table:table-cell office:value-type="string">
            <text:p>0.5912794814742903</text:p>
          </table:table-cell>
          <table:table-cell office:value-type="string">
            <text:p>0.5</text:p>
          </table:table-cell>
          <table:table-cell office:value-type="string">
            <text:p>0.067398513702700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2-1665-a</text:p>
          </table:table-cell>
          <table:table-cell office:value-type="string">
            <text:p>262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7</text:p>
          </table:table-cell>
          <table:table-cell office:value-type="string">
            <text:p>32</text:p>
          </table:table-cell>
          <table:table-cell office:value-type="string">
            <text:p>5</text:p>
          </table:table-cell>
          <table:table-cell office:value-type="string">
            <text:p>25</text:p>
          </table:table-cell>
          <table:table-cell office:value-type="string">
            <text:p>37</text:p>
          </table:table-cell>
          <table:table-cell office:value-type="string">
            <text:p>12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-0.6</text:p>
          </table:table-cell>
          <table:table-cell office:value-type="string">
            <text:p>1.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3617919981479645</text:p>
          </table:table-cell>
          <table:table-cell office:value-type="string">
            <text:p>0.24601696533292658</text:p>
          </table:table-cell>
          <table:table-cell office:value-type="string">
            <text:p>-0.14418642341494103</text:p>
          </table:table-cell>
          <table:table-cell office:value-type="string">
            <text:p>-0.15622418904362187</text:p>
          </table:table-cell>
          <table:table-cell office:value-type="string">
            <text:p>0.716178144382233</text:p>
          </table:table-cell>
          <table:table-cell office:value-type="string">
            <text:p>0.6519325572874793</text:p>
          </table:table-cell>
          <table:table-cell office:value-type="string">
            <text:p>0.25922554526396957</text:p>
          </table:table-cell>
          <table:table-cell office:value-type="string">
            <text:p>4.705648372146991</text:p>
          </table:table-cell>
          <table:table-cell office:value-type="string">
            <text:p>0.9061675893821228</text:p>
          </table:table-cell>
          <table:table-cell office:value-type="string">
            <text:p>0.07894736842105263</text:p>
          </table:table-cell>
          <table:table-cell office:value-type="string">
            <text:p>0.26292034545063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2-557</text:p>
          </table:table-cell>
          <table:table-cell office:value-type="string">
            <text:p>262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-0.5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10037350654602051</text:p>
          </table:table-cell>
          <table:table-cell office:value-type="string">
            <text:p>0.28240903658111133</text:p>
          </table:table-cell>
          <table:table-cell office:value-type="string">
            <text:p>-1.293457200437918</text:p>
          </table:table-cell>
          <table:table-cell office:value-type="string">
            <text:p>-1.0754468859896826</text:p>
          </table:table-cell>
          <table:table-cell office:value-type="string">
            <text:p>0.4069498946141652</text:p>
          </table:table-cell>
          <table:table-cell office:value-type="string">
            <text:p>0.48957710461173</text:p>
          </table:table-cell>
          <table:table-cell office:value-type="string">
            <text:p>0.043889055524210074</text:p>
          </table:table-cell>
          <table:table-cell office:value-type="string">
            <text:p>2.081673976891516</text:p>
          </table:table-cell>
          <table:table-cell office:value-type="string">
            <text:p>1.309724626083587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-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2-704</text:p>
          </table:table-cell>
          <table:table-cell office:value-type="string">
            <text:p>2626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28</text:p>
          </table:table-cell>
          <table:table-cell office:value-type="string">
            <text:p>32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23</text:p>
          </table:table-cell>
          <table:table-cell office:value-type="string">
            <text:p>5</text:p>
          </table:table-cell>
          <table:table-cell office:value-type="string">
            <text:p>0.9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626861035823822</text:p>
          </table:table-cell>
          <table:table-cell office:value-type="string">
            <text:p>-0.041135855402646485</text:p>
          </table:table-cell>
          <table:table-cell office:value-type="string">
            <text:p>-0.022558538106659254</text:p>
          </table:table-cell>
          <table:table-cell office:value-type="string">
            <text:p>0.03112994848639167</text:p>
          </table:table-cell>
          <table:table-cell office:value-type="string">
            <text:p>0.7582814969822588</text:p>
          </table:table-cell>
          <table:table-cell office:value-type="string">
            <text:p>0.5674244544175704</text:p>
          </table:table-cell>
          <table:table-cell office:value-type="string">
            <text:p>0</text:p>
          </table:table-cell>
          <table:table-cell office:value-type="string">
            <text:p>3.8466556544357084</text:p>
          </table:table-cell>
          <table:table-cell office:value-type="string">
            <text:p>1.2316496241966213</text:p>
          </table:table-cell>
          <table:table-cell office:value-type="string">
            <text:p>0.21428571428571427</text:p>
          </table:table-cell>
          <table:table-cell office:value-type="string">
            <text:p>0.05465788309420125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changed frequenc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4-568-b</text:p>
          </table:table-cell>
          <table:table-cell office:value-type="string">
            <text:p>2626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28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25</text:p>
          </table:table-cell>
          <table:table-cell office:value-type="string">
            <text:p>8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7931488156318665</text:p>
          </table:table-cell>
          <table:table-cell office:value-type="string">
            <text:p>0.5636458084451217</text:p>
          </table:table-cell>
          <table:table-cell office:value-type="string">
            <text:p>0.4814196418348417</text:p>
          </table:table-cell>
          <table:table-cell office:value-type="string">
            <text:p>0.22136616743494733</text:p>
          </table:table-cell>
          <table:table-cell office:value-type="string">
            <text:p>0.9015114662657673</text:p>
          </table:table-cell>
          <table:table-cell office:value-type="string">
            <text:p>0.8304325829971844</text:p>
          </table:table-cell>
          <table:table-cell office:value-type="string">
            <text:p>0.9464474482171922</text:p>
          </table:table-cell>
          <table:table-cell office:value-type="string">
            <text:p>3.9884450600814607</text:p>
          </table:table-cell>
          <table:table-cell office:value-type="string">
            <text:p>1.648516384637091</text:p>
          </table:table-cell>
          <table:table-cell office:value-type="string">
            <text:p>0.8333333333333334</text:p>
          </table:table-cell>
          <table:table-cell office:value-type="string">
            <text:p>1.118542365359750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pub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_1411-BETA-in-out-in</text:p>
          </table:table-cell>
          <table:table-cell office:value-type="string">
            <text:p>2667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0.0592789389193058</text:p>
          </table:table-cell>
          <table:table-cell office:value-type="string">
            <text:p>0.003640427181731439</text:p>
          </table:table-cell>
          <table:table-cell office:value-type="string">
            <text:p>0.07088887244203373</text:p>
          </table:table-cell>
          <table:table-cell office:value-type="string">
            <text:p>0.08728965669236076</text:p>
          </table:table-cell>
          <table:table-cell office:value-type="string">
            <text:p>0.9597792073770539</text:p>
          </table:table-cell>
          <table:table-cell office:value-type="string">
            <text:p>0.9429570571247797</text:p>
          </table:table-cell>
          <table:table-cell office:value-type="string">
            <text:p>0.8741365490981792</text:p>
          </table:table-cell>
          <table:table-cell office:value-type="string">
            <text:p>7.515988681281004</text:p>
          </table:table-cell>
          <table:table-cell office:value-type="string">
            <text:p>2.8204991720822847</text:p>
          </table:table-cell>
          <table:table-cell office:value-type="string">
            <text:p>0.8603351955307262</text:p>
          </table:table-cell>
          <table:table-cell office:value-type="string">
            <text:p>3.292298340405537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_294-NOT-BETA</text:p>
          </table:table-cell>
          <table:table-cell office:value-type="string">
            <text:p>2667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>23</text:p>
          </table:table-cell>
          <table:table-cell office:value-type="string">
            <text:p>30</text:p>
          </table:table-cell>
          <table:table-cell office:value-type="string">
            <text:p>7</text:p>
          </table:table-cell>
          <table:table-cell office:value-type="string">
            <text:p>0.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27536487579345703</text:p>
          </table:table-cell>
          <table:table-cell office:value-type="string">
            <text:p>0.08048600106878206</text:p>
          </table:table-cell>
          <table:table-cell office:value-type="string">
            <text:p>0.09238778389459729</text:p>
          </table:table-cell>
          <table:table-cell office:value-type="string">
            <text:p>-0.11934878217117305</text:p>
          </table:table-cell>
          <table:table-cell office:value-type="string">
            <text:p>0.8460996056048051</text:p>
          </table:table-cell>
          <table:table-cell office:value-type="string">
            <text:p>0.5750103642336275</text:p>
          </table:table-cell>
          <table:table-cell office:value-type="string">
            <text:p>0.831363166781046</text:p>
          </table:table-cell>
          <table:table-cell office:value-type="string">
            <text:p>1.0712481173495605</text:p>
          </table:table-cell>
          <table:table-cell office:value-type="string">
            <text:p>1.5602411502028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_673-BETA-noisy</text:p>
          </table:table-cell>
          <table:table-cell office:value-type="string">
            <text:p>2667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21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28566044569015503</text:p>
          </table:table-cell>
          <table:table-cell office:value-type="string">
            <text:p>0.45502915896407087</text:p>
          </table:table-cell>
          <table:table-cell office:value-type="string">
            <text:p>0.2475604073583573</text:p>
          </table:table-cell>
          <table:table-cell office:value-type="string">
            <text:p>0.019513138692678702</text:p>
          </table:table-cell>
          <table:table-cell office:value-type="string">
            <text:p>0.9776387025093721</text:p>
          </table:table-cell>
          <table:table-cell office:value-type="string">
            <text:p>0.9472570939269737</text:p>
          </table:table-cell>
          <table:table-cell office:value-type="string">
            <text:p>0.9445289344777196</text:p>
          </table:table-cell>
          <table:table-cell office:value-type="string">
            <text:p>7.209631069936988</text:p>
          </table:table-cell>
          <table:table-cell office:value-type="string">
            <text:p>4.134468908825775</text:p>
          </table:table-cell>
          <table:table-cell office:value-type="string">
            <text:p>0.8778625954198473</text:p>
          </table:table-cell>
          <table:table-cell office:value-type="string">
            <text:p>2.8219182652178363</text:p>
          </table:table-cell>
          <table:table-cell office:value-type="string">
            <text:p>0.3274982020681142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_709-BETA-weak-but-there</text:p>
          </table:table-cell>
          <table:table-cell office:value-type="string">
            <text:p>2667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0.8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04433073103427887</text:p>
          </table:table-cell>
          <table:table-cell office:value-type="string">
            <text:p>0.48235527077029333</text:p>
          </table:table-cell>
          <table:table-cell office:value-type="string">
            <text:p>0.6580342015297659</text:p>
          </table:table-cell>
          <table:table-cell office:value-type="string">
            <text:p>0.4777022117716843</text:p>
          </table:table-cell>
          <table:table-cell office:value-type="string">
            <text:p>0.6834574977706314</text:p>
          </table:table-cell>
          <table:table-cell office:value-type="string">
            <text:p>0.7852849603227569</text:p>
          </table:table-cell>
          <table:table-cell office:value-type="string">
            <text:p>0.7995980966967633</text:p>
          </table:table-cell>
          <table:table-cell office:value-type="string">
            <text:p>6.108595050743617</text:p>
          </table:table-cell>
          <table:table-cell office:value-type="string">
            <text:p>1.661382134451944</text:p>
          </table:table-cell>
          <table:table-cell office:value-type="string">
            <text:p>0.7272727272727273</text:p>
          </table:table-cell>
          <table:table-cell office:value-type="string">
            <text:p>2.19502874744961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super wide lfp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c_205-BETA-in-out-in</text:p>
          </table:table-cell>
          <table:table-cell office:value-type="string">
            <text:p>2667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6</text:p>
          </table:table-cell>
          <table:table-cell office:value-type="string">
            <text:p>32</text:p>
          </table:table-cell>
          <table:table-cell office:value-type="string">
            <text:p>6</text:p>
          </table:table-cell>
          <table:table-cell office:value-type="string">
            <text:p>24</text:p>
          </table:table-cell>
          <table:table-cell office:value-type="string">
            <text:p>31</text:p>
          </table:table-cell>
          <table:table-cell office:value-type="string">
            <text:p>7</text:p>
          </table:table-cell>
          <table:table-cell office:value-type="string">
            <text:p>0.8</text:p>
          </table:table-cell>
          <table:table-cell office:value-type="string">
            <text:p>1</text:p>
          </table:table-cell>
          <table:table-cell office:value-type="string">
            <text:p>2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7254753112792969</text:p>
          </table:table-cell>
          <table:table-cell office:value-type="string">
            <text:p>0.5730130271418551</text:p>
          </table:table-cell>
          <table:table-cell office:value-type="string">
            <text:p>0.4332399332077638</text:p>
          </table:table-cell>
          <table:table-cell office:value-type="string">
            <text:p>0.3324561207551092</text:p>
          </table:table-cell>
          <table:table-cell office:value-type="string">
            <text:p>0.9759384568904204</text:p>
          </table:table-cell>
          <table:table-cell office:value-type="string">
            <text:p>0.9440595826976778</text:p>
          </table:table-cell>
          <table:table-cell office:value-type="string">
            <text:p>0.932600662513447</text:p>
          </table:table-cell>
          <table:table-cell office:value-type="string">
            <text:p>7.042728554347182</text:p>
          </table:table-cell>
          <table:table-cell office:value-type="string">
            <text:p>2.6982427090033516</text:p>
          </table:table-cell>
          <table:table-cell office:value-type="string">
            <text:p>0.7832167832167832</text:p>
          </table:table-cell>
          <table:table-cell office:value-type="string">
            <text:p>3.05017582330323</text:p>
          </table:table-cell>
          <table:table-cell office:value-type="string">
            <text:p>0.0904682802196349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c_662-NOT-BETA</text:p>
          </table:table-cell>
          <table:table-cell office:value-type="string">
            <text:p>2667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26</text:p>
          </table:table-cell>
          <table:table-cell office:value-type="string">
            <text:p>31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2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3921328783035278</text:p>
          </table:table-cell>
          <table:table-cell office:value-type="string">
            <text:p>0.09578564302346107</text:p>
          </table:table-cell>
          <table:table-cell office:value-type="string">
            <text:p>-0.03833326597176685</text:p>
          </table:table-cell>
          <table:table-cell office:value-type="string">
            <text:p>-0.26443686394302857</text:p>
          </table:table-cell>
          <table:table-cell office:value-type="string">
            <text:p>0.6104333925753818</text:p>
          </table:table-cell>
          <table:table-cell office:value-type="string">
            <text:p>0.6994288129358308</text:p>
          </table:table-cell>
          <table:table-cell office:value-type="string">
            <text:p>0</text:p>
          </table:table-cell>
          <table:table-cell office:value-type="string">
            <text:p>3.22498780461288</text:p>
          </table:table-cell>
          <table:table-cell office:value-type="string">
            <text:p>1.387410678024020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1621-BETA-MAYBE-in-and-out</text:p>
          </table:table-cell>
          <table:table-cell office:value-type="string">
            <text:p>2667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30</text:p>
          </table:table-cell>
          <table:table-cell office:value-type="string">
            <text:p>12</text:p>
          </table:table-cell>
          <table:table-cell office:value-type="string">
            <text:p>10</text:p>
          </table:table-cell>
          <table:table-cell office:value-type="string">
            <text:p>3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8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9342003464698792</text:p>
          </table:table-cell>
          <table:table-cell office:value-type="string">
            <text:p>0.505401195253169</text:p>
          </table:table-cell>
          <table:table-cell office:value-type="string">
            <text:p>0.13530653733592937</text:p>
          </table:table-cell>
          <table:table-cell office:value-type="string">
            <text:p>0.01211442994480533</text:p>
          </table:table-cell>
          <table:table-cell office:value-type="string">
            <text:p>0.8793940608011184</text:p>
          </table:table-cell>
          <table:table-cell office:value-type="string">
            <text:p>0.9436065294165672</text:p>
          </table:table-cell>
          <table:table-cell office:value-type="string">
            <text:p>0.4968237325136723</text:p>
          </table:table-cell>
          <table:table-cell office:value-type="string">
            <text:p>4.475339404358072</text:p>
          </table:table-cell>
          <table:table-cell office:value-type="string">
            <text:p>1.1644608657777362</text:p>
          </table:table-cell>
          <table:table-cell office:value-type="string">
            <text:p>0.7741935483870968</text:p>
          </table:table-cell>
          <table:table-cell office:value-type="string">
            <text:p>0.606074085277039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1803-BETA</text:p>
          </table:table-cell>
          <table:table-cell office:value-type="string">
            <text:p>2667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11431487649679184</text:p>
          </table:table-cell>
          <table:table-cell office:value-type="string">
            <text:p>0.12449785190417631</text:p>
          </table:table-cell>
          <table:table-cell office:value-type="string">
            <text:p>0.19783867664976545</text:p>
          </table:table-cell>
          <table:table-cell office:value-type="string">
            <text:p>0.25607462592056374</text:p>
          </table:table-cell>
          <table:table-cell office:value-type="string">
            <text:p>0.9816928050630815</text:p>
          </table:table-cell>
          <table:table-cell office:value-type="string">
            <text:p>0.9703062213416467</text:p>
          </table:table-cell>
          <table:table-cell office:value-type="string">
            <text:p>0.6315924562016306</text:p>
          </table:table-cell>
          <table:table-cell office:value-type="string">
            <text:p>6.543854129635917</text:p>
          </table:table-cell>
          <table:table-cell office:value-type="string">
            <text:p>1.2495940384673825</text:p>
          </table:table-cell>
          <table:table-cell office:value-type="string">
            <text:p>0.4649122807017544</text:p>
          </table:table-cell>
          <table:table-cell office:value-type="string">
            <text:p>1.327110593023545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2246-BETA-in-and-out</text:p>
          </table:table-cell>
          <table:table-cell office:value-type="string">
            <text:p>2667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18</text:p>
          </table:table-cell>
          <table:table-cell office:value-type="string">
            <text:p>29</text:p>
          </table:table-cell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.9</text:p>
          </table:table-cell>
          <table:table-cell office:value-type="string">
            <text:p>1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604400873184204</text:p>
          </table:table-cell>
          <table:table-cell office:value-type="string">
            <text:p>0.47960256334059925</text:p>
          </table:table-cell>
          <table:table-cell office:value-type="string">
            <text:p>0.45736076849475754</text:p>
          </table:table-cell>
          <table:table-cell office:value-type="string">
            <text:p>0.15052121083999875</text:p>
          </table:table-cell>
          <table:table-cell office:value-type="string">
            <text:p>0.9335388218039444</text:p>
          </table:table-cell>
          <table:table-cell office:value-type="string">
            <text:p>0.9053450739616652</text:p>
          </table:table-cell>
          <table:table-cell office:value-type="string">
            <text:p>0.49705655944433325</text:p>
          </table:table-cell>
          <table:table-cell office:value-type="string">
            <text:p>4.850725336284162</text:p>
          </table:table-cell>
          <table:table-cell office:value-type="string">
            <text:p>1.6855208988735237</text:p>
          </table:table-cell>
          <table:table-cell office:value-type="string">
            <text:p>0.4166666666666667</text:p>
          </table:table-cell>
          <table:table-cell office:value-type="string">
            <text:p>0.2009501404788035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2291-BETA-in-and-out</text:p>
          </table:table-cell>
          <table:table-cell office:value-type="string">
            <text:p>2667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2</text:p>
          </table:table-cell>
          <table:table-cell office:value-type="string">
            <text:p>27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2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08711368590593338</text:p>
          </table:table-cell>
          <table:table-cell office:value-type="string">
            <text:p>0.20915201886696733</text:p>
          </table:table-cell>
          <table:table-cell office:value-type="string">
            <text:p>0.37516070059751633</text:p>
          </table:table-cell>
          <table:table-cell office:value-type="string">
            <text:p>0.11490822628137133</text:p>
          </table:table-cell>
          <table:table-cell office:value-type="string">
            <text:p>0.9808436086314315</text:p>
          </table:table-cell>
          <table:table-cell office:value-type="string">
            <text:p>0.9660416760871415</text:p>
          </table:table-cell>
          <table:table-cell office:value-type="string">
            <text:p>0.9608916955617013</text:p>
          </table:table-cell>
          <table:table-cell office:value-type="string">
            <text:p>5.657932017096726</text:p>
          </table:table-cell>
          <table:table-cell office:value-type="string">
            <text:p>1.832209512358799</text:p>
          </table:table-cell>
          <table:table-cell office:value-type="string">
            <text:p>0.8888888888888888</text:p>
          </table:table-cell>
          <table:table-cell office:value-type="string">
            <text:p>1.139495884796040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2320-BETA-in-and-out</text:p>
          </table:table-cell>
          <table:table-cell office:value-type="string">
            <text:p>2667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25</text:p>
          </table:table-cell>
          <table:table-cell office:value-type="string">
            <text:p>30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9430897235870361</text:p>
          </table:table-cell>
          <table:table-cell office:value-type="string">
            <text:p>0.11547946856461043</text:p>
          </table:table-cell>
          <table:table-cell office:value-type="string">
            <text:p>0.9902032022799317</text:p>
          </table:table-cell>
          <table:table-cell office:value-type="string">
            <text:p>0.7703866042820868</text:p>
          </table:table-cell>
          <table:table-cell office:value-type="string">
            <text:p>0.8853368608279731</text:p>
          </table:table-cell>
          <table:table-cell office:value-type="string">
            <text:p>0.4100023033882054</text:p>
          </table:table-cell>
          <table:table-cell office:value-type="string">
            <text:p>0.8264856373500151</text:p>
          </table:table-cell>
          <table:table-cell office:value-type="string">
            <text:p>5.781252901868118</text:p>
          </table:table-cell>
          <table:table-cell office:value-type="string">
            <text:p>2.2567124537948913</text:p>
          </table:table-cell>
          <table:table-cell office:value-type="string">
            <text:p>0.6962025316455697</text:p>
          </table:table-cell>
          <table:table-cell office:value-type="string">
            <text:p>1.604444619563464</text:p>
          </table:table-cell>
          <table:table-cell office:value-type="string">
            <text:p>0.256296248797062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reclassify for burst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2320-NOT-BETA</text:p>
          </table:table-cell>
          <table:table-cell office:value-type="string">
            <text:p>2667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30</text:p>
          </table:table-cell>
          <table:table-cell office:value-type="string">
            <text:p>15</text:p>
          </table:table-cell>
          <table:table-cell office:value-type="string">
            <text:p>15</text:p>
          </table:table-cell>
          <table:table-cell office:value-type="string">
            <text:p>22</text:p>
          </table:table-cell>
          <table:table-cell office:value-type="string">
            <text:p>7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8276135921478271</text:p>
          </table:table-cell>
          <table:table-cell office:value-type="string">
            <text:p>0.22158441413327926</text:p>
          </table:table-cell>
          <table:table-cell office:value-type="string">
            <text:p>0.056039259984355695</text:p>
          </table:table-cell>
          <table:table-cell office:value-type="string">
            <text:p>0.06620290934243495</text:p>
          </table:table-cell>
          <table:table-cell office:value-type="string">
            <text:p>0.9005214789785803</text:p>
          </table:table-cell>
          <table:table-cell office:value-type="string">
            <text:p>0.9347015752382858</text:p>
          </table:table-cell>
          <table:table-cell office:value-type="string">
            <text:p>0.5137821750117135</text:p>
          </table:table-cell>
          <table:table-cell office:value-type="string">
            <text:p>2.0640853345018724</text:p>
          </table:table-cell>
          <table:table-cell office:value-type="string">
            <text:p>1.32523768443964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aybe some 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2465-NOT-BETA</text:p>
          </table:table-cell>
          <table:table-cell office:value-type="string">
            <text:p>2667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30</text:p>
          </table:table-cell>
          <table:table-cell office:value-type="string">
            <text:p>12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75</text:p>
          </table:table-cell>
          <table:table-cell office:value-type="string">
            <text:p>-0.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027186870574951</text:p>
          </table:table-cell>
          <table:table-cell office:value-type="string">
            <text:p>0.19180029209634422</text:p>
          </table:table-cell>
          <table:table-cell office:value-type="string">
            <text:p>0.3445716324745838</text:p>
          </table:table-cell>
          <table:table-cell office:value-type="string">
            <text:p>0.2002555102209827</text:p>
          </table:table-cell>
          <table:table-cell office:value-type="string">
            <text:p>0.7161203061763255</text:p>
          </table:table-cell>
          <table:table-cell office:value-type="string">
            <text:p>0.8123994222345491</text:p>
          </table:table-cell>
          <table:table-cell office:value-type="string">
            <text:p>0</text:p>
          </table:table-cell>
          <table:table-cell office:value-type="string">
            <text:p>4.02234530619278</text:p>
          </table:table-cell>
          <table:table-cell office:value-type="string">
            <text:p>0.8673834098454153</text:p>
          </table:table-cell>
          <table:table-cell office:value-type="string">
            <text:p>0.2</text:p>
          </table:table-cell>
          <table:table-cell office:value-type="string">
            <text:p>0.058481417445028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aybe some weak hf beta</text:p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760_s1_380-BETA-in-and-out</text:p>
          </table:table-cell>
          <table:table-cell office:value-type="string">
            <text:p>276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18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16</text:p>
          </table:table-cell>
          <table:table-cell office:value-type="string">
            <text:p>7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8855619430541992</text:p>
          </table:table-cell>
          <table:table-cell office:value-type="string">
            <text:p>0.4584501019384324</text:p>
          </table:table-cell>
          <table:table-cell office:value-type="string">
            <text:p>0.28697361167377067</text:p>
          </table:table-cell>
          <table:table-cell office:value-type="string">
            <text:p>0.1071647313065586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274012152129798</text:p>
          </table:table-cell>
          <table:table-cell office:value-type="string">
            <text:p>1.8039272260216366</text:p>
          </table:table-cell>
          <table:table-cell office:value-type="string">
            <text:p>0.6730769230769231</text:p>
          </table:table-cell>
          <table:table-cell office:value-type="string">
            <text:p>0.826432615171239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760_s1_470-BETA-in-and-out</text:p>
          </table:table-cell>
          <table:table-cell office:value-type="string">
            <text:p>276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19</text:p>
          </table:table-cell>
          <table:table-cell office:value-type="string">
            <text:p>5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.280583143234253</text:p>
          </table:table-cell>
          <table:table-cell office:value-type="string">
            <text:p>1.0149248214474162</text:p>
          </table:table-cell>
          <table:table-cell office:value-type="string">
            <text:p>0.8835355676342314</text:p>
          </table:table-cell>
          <table:table-cell office:value-type="string">
            <text:p>0.31466322601026225</text:p>
          </table:table-cell>
          <table:table-cell office:value-type="string">
            <text:p>0.30251047208681314</text:p>
          </table:table-cell>
          <table:table-cell office:value-type="string">
            <text:p>0.24542315733894438</text:p>
          </table:table-cell>
          <table:table-cell office:value-type="string">
            <text:p>0</text:p>
          </table:table-cell>
          <table:table-cell office:value-type="string">
            <text:p>4.908748799250519</text:p>
          </table:table-cell>
          <table:table-cell office:value-type="string">
            <text:p>1.4209088659157942</text:p>
          </table:table-cell>
          <table:table-cell office:value-type="string">
            <text:p>0.05405405405405406</text:p>
          </table:table-cell>
          <table:table-cell office:value-type="string">
            <text:p>0.090160005416751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1_551-BETA-maybe</text:p>
          </table:table-cell>
          <table:table-cell office:value-type="string">
            <text:p>276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19</text:p>
          </table:table-cell>
          <table:table-cell office:value-type="string">
            <text:p>7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0.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.1862123012542725</text:p>
          </table:table-cell>
          <table:table-cell office:value-type="string">
            <text:p>1.4513323690781696</text:p>
          </table:table-cell>
          <table:table-cell office:value-type="string">
            <text:p>1.0002594768087418</text:p>
          </table:table-cell>
          <table:table-cell office:value-type="string">
            <text:p>0.3940672318108377</text:p>
          </table:table-cell>
          <table:table-cell office:value-type="string">
            <text:p>0.8811012381216433</text:p>
          </table:table-cell>
          <table:table-cell office:value-type="string">
            <text:p>0.9487096114775164</text:p>
          </table:table-cell>
          <table:table-cell office:value-type="string">
            <text:p>0.44775463947958294</text:p>
          </table:table-cell>
          <table:table-cell office:value-type="string">
            <text:p>5.129718796250381</text:p>
          </table:table-cell>
          <table:table-cell office:value-type="string">
            <text:p>1.3991604698176656</text:p>
          </table:table-cell>
          <table:table-cell office:value-type="string">
            <text:p>0.7555555555555555</text:p>
          </table:table-cell>
          <table:table-cell office:value-type="string">
            <text:p>1.398395619434959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1_601-NOT-BETA</text:p>
          </table:table-cell>
          <table:table-cell office:value-type="string">
            <text:p>276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7</text:p>
          </table:table-cell>
          <table:table-cell office:value-type="string">
            <text:p>-0.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907562017440796</text:p>
          </table:table-cell>
          <table:table-cell office:value-type="string">
            <text:p>0.01568172027195929</text:p>
          </table:table-cell>
          <table:table-cell office:value-type="string">
            <text:p>0.0428569511403067</text:p>
          </table:table-cell>
          <table:table-cell office:value-type="string">
            <text:p>-0.1939648910414167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8182249934540673</text:p>
          </table:table-cell>
          <table:table-cell office:value-type="string">
            <text:p>0.841869187548188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1_808-NOT-BETA</text:p>
          </table:table-cell>
          <table:table-cell office:value-type="string">
            <text:p>276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2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20</text:p>
          </table:table-cell>
          <table:table-cell office:value-type="string">
            <text:p>7</text:p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281246900558472</text:p>
          </table:table-cell>
          <table:table-cell office:value-type="string">
            <text:p>0.23501509761388248</text:p>
          </table:table-cell>
          <table:table-cell office:value-type="string">
            <text:p>0.8575543222746769</text:p>
          </table:table-cell>
          <table:table-cell office:value-type="string">
            <text:p>0.6654611257866248</text:p>
          </table:table-cell>
          <table:table-cell office:value-type="string">
            <text:p>0.17601020216401986</text:p>
          </table:table-cell>
          <table:table-cell office:value-type="string">
            <text:p>0</text:p>
          </table:table-cell>
          <table:table-cell office:value-type="string">
            <text:p>0.14965559745310275</text:p>
          </table:table-cell>
          <table:table-cell office:value-type="string">
            <text:p>3.391005419205513</text:p>
          </table:table-cell>
          <table:table-cell office:value-type="string">
            <text:p>0.769067777784447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reclassify for burst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2_310-BETA-in-and-out</text:p>
          </table:table-cell>
          <table:table-cell office:value-type="string">
            <text:p>276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19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20</text:p>
          </table:table-cell>
          <table:table-cell office:value-type="string">
            <text:p>8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5</text:p>
          </table:table-cell>
          <table:table-cell office:value-type="string">
            <text:p>1</text:p>
          </table:table-cell>
          <table:table-cell office:value-type="string">
            <text:p>0.3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1991268396377563</text:p>
          </table:table-cell>
          <table:table-cell office:value-type="string">
            <text:p>0.46053080603978236</text:p>
          </table:table-cell>
          <table:table-cell office:value-type="string">
            <text:p>0.29590419061185746</text:p>
          </table:table-cell>
          <table:table-cell office:value-type="string">
            <text:p>-0.1052938130942237</text:p>
          </table:table-cell>
          <table:table-cell office:value-type="string">
            <text:p>0.17031579242514827</text:p>
          </table:table-cell>
          <table:table-cell office:value-type="string">
            <text:p>0.14207919016231607</text:p>
          </table:table-cell>
          <table:table-cell office:value-type="string">
            <text:p>0.24484081226803878</text:p>
          </table:table-cell>
          <table:table-cell office:value-type="string">
            <text:p>4.216416416396163</text:p>
          </table:table-cell>
          <table:table-cell office:value-type="string">
            <text:p>1.4808787915422026</text:p>
          </table:table-cell>
          <table:table-cell office:value-type="string">
            <text:p>0.37037037037037035</text:p>
          </table:table-cell>
          <table:table-cell office:value-type="string">
            <text:p>0.3399674486603947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2_310-NOT-BETA</text:p>
          </table:table-cell>
          <table:table-cell office:value-type="string">
            <text:p>276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-0.6718688607215881</text:p>
          </table:table-cell>
          <table:table-cell office:value-type="string">
            <text:p>-0.5298397029951059</text:p>
          </table:table-cell>
          <table:table-cell office:value-type="string">
            <text:p>-0.0573286857794546</text:p>
          </table:table-cell>
          <table:table-cell office:value-type="string">
            <text:p>0.04492197770322627</text:p>
          </table:table-cell>
          <table:table-cell office:value-type="string">
            <text:p>0.7862065069343686</text:p>
          </table:table-cell>
          <table:table-cell office:value-type="string">
            <text:p>0.6974053611901256</text:p>
          </table:table-cell>
          <table:table-cell office:value-type="string">
            <text:p>0.3536783416448753</text:p>
          </table:table-cell>
          <table:table-cell office:value-type="string">
            <text:p>2.647646346609261</text:p>
          </table:table-cell>
          <table:table-cell office:value-type="string">
            <text:p>0.863759932535290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2_310b-BETA-in-and-out</text:p>
          </table:table-cell>
          <table:table-cell office:value-type="string">
            <text:p>276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13</text:p>
          </table:table-cell>
          <table:table-cell office:value-type="string">
            <text:p>20</text:p>
          </table:table-cell>
          <table:table-cell office:value-type="string">
            <text:p>7</text:p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6746029257774353</text:p>
          </table:table-cell>
          <table:table-cell office:value-type="string">
            <text:p>1.7221400832539764</text:p>
          </table:table-cell>
          <table:table-cell office:value-type="string">
            <text:p>0.9009753005021053</text:p>
          </table:table-cell>
          <table:table-cell office:value-type="string">
            <text:p>0.2827096067766294</text:p>
          </table:table-cell>
          <table:table-cell office:value-type="string">
            <text:p>0</text:p>
          </table:table-cell>
          <table:table-cell office:value-type="string">
            <text:p>0.10922204354346299</text:p>
          </table:table-cell>
          <table:table-cell office:value-type="string">
            <text:p>0</text:p>
          </table:table-cell>
          <table:table-cell office:value-type="string">
            <text:p>5.837962435083919</text:p>
          </table:table-cell>
          <table:table-cell office:value-type="string">
            <text:p>1.9369154407998084</text:p>
          </table:table-cell>
          <table:table-cell office:value-type="string">
            <text:p>0.5102040816326531</text:p>
          </table:table-cell>
          <table:table-cell office:value-type="string">
            <text:p>1.12123900152151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183-BETA</text:p>
          </table:table-cell>
          <table:table-cell office:value-type="string">
            <text:p>2761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26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3382125198841095</text:p>
          </table:table-cell>
          <table:table-cell office:value-type="string">
            <text:p>0.5537423328243906</text:p>
          </table:table-cell>
          <table:table-cell office:value-type="string">
            <text:p>0.4235174056219816</text:p>
          </table:table-cell>
          <table:table-cell office:value-type="string">
            <text:p>0.1961150629893333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4785257664213326</text:p>
          </table:table-cell>
          <table:table-cell office:value-type="string">
            <text:p>4.893183210115909</text:p>
          </table:table-cell>
          <table:table-cell office:value-type="string">
            <text:p>1.2837130179706495</text:p>
          </table:table-cell>
          <table:table-cell office:value-type="string">
            <text:p>0.8429752066115702</text:p>
          </table:table-cell>
          <table:table-cell office:value-type="string">
            <text:p>1.23580095409135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lfp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313a-BETA</text:p>
          </table:table-cell>
          <table:table-cell office:value-type="string">
            <text:p>276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2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23</text:p>
          </table:table-cell>
          <table:table-cell office:value-type="string">
            <text:p>15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498452752828598</text:p>
          </table:table-cell>
          <table:table-cell office:value-type="string">
            <text:p>0.9589130652555092</text:p>
          </table:table-cell>
          <table:table-cell office:value-type="string">
            <text:p>0.7291190311202325</text:p>
          </table:table-cell>
          <table:table-cell office:value-type="string">
            <text:p>0.15928973650300274</text:p>
          </table:table-cell>
          <table:table-cell office:value-type="string">
            <text:p>0.5105612370371888</text:p>
          </table:table-cell>
          <table:table-cell office:value-type="string">
            <text:p>0.5213996224249678</text:p>
          </table:table-cell>
          <table:table-cell office:value-type="string">
            <text:p>0.0037797782291775217</text:p>
          </table:table-cell>
          <table:table-cell office:value-type="string">
            <text:p>5.909827547545788</text:p>
          </table:table-cell>
          <table:table-cell office:value-type="string">
            <text:p>1.4818612502438209</text:p>
          </table:table-cell>
          <table:table-cell office:value-type="string">
            <text:p>0.8275862068965517</text:p>
          </table:table-cell>
          <table:table-cell office:value-type="string">
            <text:p>1.67101915446582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372-BETA-in-and-out</text:p>
          </table:table-cell>
          <table:table-cell office:value-type="string">
            <text:p>276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48334336280822754</text:p>
          </table:table-cell>
          <table:table-cell office:value-type="string">
            <text:p>1.0489555810155395</text:p>
          </table:table-cell>
          <table:table-cell office:value-type="string">
            <text:p>0.8783674528351948</text:p>
          </table:table-cell>
          <table:table-cell office:value-type="string">
            <text:p>0.2828900728046821</text:p>
          </table:table-cell>
          <table:table-cell office:value-type="string">
            <text:p>0.48363196758466054</text:p>
          </table:table-cell>
          <table:table-cell office:value-type="string">
            <text:p>0.4855148362723982</text:p>
          </table:table-cell>
          <table:table-cell office:value-type="string">
            <text:p>0.32860329911911834</text:p>
          </table:table-cell>
          <table:table-cell office:value-type="string">
            <text:p>2.7294493765562624</text:p>
          </table:table-cell>
          <table:table-cell office:value-type="string">
            <text:p>0.8828478800582786</text:p>
          </table:table-cell>
          <table:table-cell office:value-type="string">
            <text:p>0.9285714285714286</text:p>
          </table:table-cell>
          <table:table-cell office:value-type="string">
            <text:p>0.45725135955947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380-BETA-noisy</text:p>
          </table:table-cell>
          <table:table-cell office:value-type="string">
            <text:p>276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>6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62858784198761</text:p>
          </table:table-cell>
          <table:table-cell office:value-type="string">
            <text:p>0.35285036953179505</text:p>
          </table:table-cell>
          <table:table-cell office:value-type="string">
            <text:p>0.26927754231028667</text:p>
          </table:table-cell>
          <table:table-cell office:value-type="string">
            <text:p>0.017113315639968776</text:p>
          </table:table-cell>
          <table:table-cell office:value-type="string">
            <text:p>0.479800079089564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636542141661036</text:p>
          </table:table-cell>
          <table:table-cell office:value-type="string">
            <text:p>1.7943037853654387</text:p>
          </table:table-cell>
          <table:table-cell office:value-type="string">
            <text:p>0.5841584158415841</text:p>
          </table:table-cell>
          <table:table-cell office:value-type="string">
            <text:p>0.952388875130618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599-BETA-in-and-out</text:p>
          </table:table-cell>
          <table:table-cell office:value-type="string">
            <text:p>2761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22506022453308105</text:p>
          </table:table-cell>
          <table:table-cell office:value-type="string">
            <text:p>0.38697568105405433</text:p>
          </table:table-cell>
          <table:table-cell office:value-type="string">
            <text:p>0.3109184760997706</text:p>
          </table:table-cell>
          <table:table-cell office:value-type="string">
            <text:p>0.17904481902305577</text:p>
          </table:table-cell>
          <table:table-cell office:value-type="string">
            <text:p>0.092003488394505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898301573890719</text:p>
          </table:table-cell>
          <table:table-cell office:value-type="string">
            <text:p>1.2059125442563914</text:p>
          </table:table-cell>
          <table:table-cell office:value-type="string">
            <text:p>0.9310344827586207</text:p>
          </table:table-cell>
          <table:table-cell office:value-type="string">
            <text:p>1.293364404303343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iny beta onl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742-BETA-in-and-out</text:p>
          </table:table-cell>
          <table:table-cell office:value-type="string">
            <text:p>276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28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27</text:p>
          </table:table-cell>
          <table:table-cell office:value-type="string">
            <text:p>9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8145107626914978</text:p>
          </table:table-cell>
          <table:table-cell office:value-type="string">
            <text:p>0.9309568863071056</text:p>
          </table:table-cell>
          <table:table-cell office:value-type="string">
            <text:p>0.6544400743456166</text:p>
          </table:table-cell>
          <table:table-cell office:value-type="string">
            <text:p>0.24166802944180563</text:p>
          </table:table-cell>
          <table:table-cell office:value-type="string">
            <text:p>0.4265600214975077</text:p>
          </table:table-cell>
          <table:table-cell office:value-type="string">
            <text:p>0.665614954484685</text:p>
          </table:table-cell>
          <table:table-cell office:value-type="string">
            <text:p>0.41392639804463094</text:p>
          </table:table-cell>
          <table:table-cell office:value-type="string">
            <text:p>4.666805854002883</text:p>
          </table:table-cell>
          <table:table-cell office:value-type="string">
            <text:p>1.3498649008843615</text:p>
          </table:table-cell>
          <table:table-cell office:value-type="string">
            <text:p>0.5714285714285714</text:p>
          </table:table-cell>
          <table:table-cell office:value-type="string">
            <text:p>1.022106918479413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911-NOT-BETA</text:p>
          </table:table-cell>
          <table:table-cell office:value-type="string">
            <text:p>276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21</text:p>
          </table:table-cell>
          <table:table-cell office:value-type="string">
            <text:p>26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4581751525402069</text:p>
          </table:table-cell>
          <table:table-cell office:value-type="string">
            <text:p>-0.041244655677388366</text:p>
          </table:table-cell>
          <table:table-cell office:value-type="string">
            <text:p>-0.08158764284073267</text:p>
          </table:table-cell>
          <table:table-cell office:value-type="string">
            <text:p>-0.05270033043462216</text:p>
          </table:table-cell>
          <table:table-cell office:value-type="string">
            <text:p>0.5587568508672551</text:p>
          </table:table-cell>
          <table:table-cell office:value-type="string">
            <text:p>0.6873014954362922</text:p>
          </table:table-cell>
          <table:table-cell office:value-type="string">
            <text:p>0.20117724047147312</text:p>
          </table:table-cell>
          <table:table-cell office:value-type="string">
            <text:p>1.9571392015240465</text:p>
          </table:table-cell>
          <table:table-cell office:value-type="string">
            <text:p>1.0939261954828405</text:p>
          </table:table-cell>
          <table:table-cell office:value-type="string">
            <text:p>1</text:p>
          </table:table-cell>
          <table:table-cell office:value-type="string">
            <text:p>0.0687487847221632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761_s2_932-NOT-BETA</text:p>
          </table:table-cell>
          <table:table-cell office:value-type="string">
            <text:p>276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-0.20052464306354523</text:p>
          </table:table-cell>
          <table:table-cell office:value-type="string">
            <text:p>-0.14570905754650862</text:p>
          </table:table-cell>
          <table:table-cell office:value-type="string">
            <text:p>-0.052785359424877616</text:p>
          </table:table-cell>
          <table:table-cell office:value-type="string">
            <text:p>0.1888259521847545</text:p>
          </table:table-cell>
          <table:table-cell office:value-type="string">
            <text:p>0.22773149914173363</text:p>
          </table:table-cell>
          <table:table-cell office:value-type="string">
            <text:p>0.30840201633148634</text:p>
          </table:table-cell>
          <table:table-cell office:value-type="string">
            <text:p>0.17298500674860473</text:p>
          </table:table-cell>
          <table:table-cell office:value-type="string">
            <text:p>2.7178066611362537</text:p>
          </table:table-cell>
          <table:table-cell office:value-type="string">
            <text:p>0.732905602843287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3_512-NOT-BETA-or-very-weak</text:p>
          </table:table-cell>
          <table:table-cell office:value-type="string">
            <text:p>276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0.4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6462609767913818</text:p>
          </table:table-cell>
          <table:table-cell office:value-type="string">
            <text:p>-0.46390989340821515</text:p>
          </table:table-cell>
          <table:table-cell office:value-type="string">
            <text:p>-0.03591314997225681</text:p>
          </table:table-cell>
          <table:table-cell office:value-type="string">
            <text:p>0.0432381430188778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12901888788048277</text:p>
          </table:table-cell>
          <table:table-cell office:value-type="string">
            <text:p>3.7389065112501942</text:p>
          </table:table-cell>
          <table:table-cell office:value-type="string">
            <text:p>0.9651721306483189</text:p>
          </table:table-cell>
          <table:table-cell office:value-type="string">
            <text:p>0.125</text:p>
          </table:table-cell>
          <table:table-cell office:value-type="string">
            <text:p>0.04309187128987422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7-s1-1050-a</text:p>
          </table:table-cell>
          <table:table-cell office:value-type="string">
            <text:p>2726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20</text:p>
          </table:table-cell>
          <table:table-cell office:value-type="string">
            <text:p>12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431164026260376</text:p>
          </table:table-cell>
          <table:table-cell office:value-type="string">
            <text:p>-0.18531315794245112</text:p>
          </table:table-cell>
          <table:table-cell office:value-type="string">
            <text:p>-0.0801678843643564</text:p>
          </table:table-cell>
          <table:table-cell office:value-type="string">
            <text:p>-0.2595799634029155</text:p>
          </table:table-cell>
          <table:table-cell office:value-type="string">
            <text:p>0</text:p>
          </table:table-cell>
          <table:table-cell office:value-type="string">
            <text:p>0.7370200825295502</text:p>
          </table:table-cell>
          <table:table-cell office:value-type="string">
            <text:p>0.6670814264695868</text:p>
          </table:table-cell>
          <table:table-cell office:value-type="string">
            <text:p>2.559955331227365</text:p>
          </table:table-cell>
          <table:table-cell office:value-type="string">
            <text:p>1.0922474665385404</text:p>
          </table:table-cell>
          <table:table-cell office:value-type="string">
            <text:p>1</text:p>
          </table:table-cell>
          <table:table-cell office:value-type="string">
            <text:p>0.1597493601656335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7-s1-890-a</text:p>
          </table:table-cell>
          <table:table-cell office:value-type="string">
            <text:p>2726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26</text:p>
          </table:table-cell>
          <table:table-cell office:value-type="string">
            <text:p>11</text:p>
          </table:table-cell>
          <table:table-cell office:value-type="string">
            <text:p>15</text:p>
          </table:table-cell>
          <table:table-cell office:value-type="string">
            <text:p>24</text:p>
          </table:table-cell>
          <table:table-cell office:value-type="string">
            <text:p>9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8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4211467504501343</text:p>
          </table:table-cell>
          <table:table-cell office:value-type="string">
            <text:p>0.18794186579578712</text:p>
          </table:table-cell>
          <table:table-cell office:value-type="string">
            <text:p>-0.026893588654088793</text:p>
          </table:table-cell>
          <table:table-cell office:value-type="string">
            <text:p>0.045581581033556376</text:p>
          </table:table-cell>
          <table:table-cell office:value-type="string">
            <text:p>0.23765977030881025</text:p>
          </table:table-cell>
          <table:table-cell office:value-type="string">
            <text:p>0</text:p>
          </table:table-cell>
          <table:table-cell office:value-type="string">
            <text:p>0.31336187658242265</text:p>
          </table:table-cell>
          <table:table-cell office:value-type="string">
            <text:p>3.012689599445027</text:p>
          </table:table-cell>
          <table:table-cell office:value-type="string">
            <text:p>0.9190478672177744</text:p>
          </table:table-cell>
          <table:table-cell office:value-type="string">
            <text:p>0.2</text:p>
          </table:table-cell>
          <table:table-cell office:value-type="string">
            <text:p>0.0290354594208109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pub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255-BETA</text:p>
          </table:table-cell>
          <table:table-cell office:value-type="string">
            <text:p>2779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9241827726364136</text:p>
          </table:table-cell>
          <table:table-cell office:value-type="string">
            <text:p>0.5158243348566393</text:p>
          </table:table-cell>
          <table:table-cell office:value-type="string">
            <text:p>0.3376104872016836</text:p>
          </table:table-cell>
          <table:table-cell office:value-type="string">
            <text:p>0.3701153761705174</text:p>
          </table:table-cell>
          <table:table-cell office:value-type="string">
            <text:p>0.20236720732336655</text:p>
          </table:table-cell>
          <table:table-cell office:value-type="string">
            <text:p>0</text:p>
          </table:table-cell>
          <table:table-cell office:value-type="string">
            <text:p>0.19793634118286296</text:p>
          </table:table-cell>
          <table:table-cell office:value-type="string">
            <text:p>2.7333852205907707</text:p>
          </table:table-cell>
          <table:table-cell office:value-type="string">
            <text:p>1.22932487705212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323b-BETA-long-file</text:p>
          </table:table-cell>
          <table:table-cell office:value-type="string">
            <text:p>2779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27</text:p>
          </table:table-cell>
          <table:table-cell office:value-type="string">
            <text:p>15</text:p>
          </table:table-cell>
          <table:table-cell office:value-type="string">
            <text:p>0.3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7618372440338135</text:p>
          </table:table-cell>
          <table:table-cell office:value-type="string">
            <text:p>-0.0395384334561303</text:p>
          </table:table-cell>
          <table:table-cell office:value-type="string">
            <text:p>-0.011090440491237688</text:p>
          </table:table-cell>
          <table:table-cell office:value-type="string">
            <text:p>-0.03861416026711984</text:p>
          </table:table-cell>
          <table:table-cell office:value-type="string">
            <text:p>0.17130015011102828</text:p>
          </table:table-cell>
          <table:table-cell office:value-type="string">
            <text:p>0.4246365547441979</text:p>
          </table:table-cell>
          <table:table-cell office:value-type="string">
            <text:p>0</text:p>
          </table:table-cell>
          <table:table-cell office:value-type="string">
            <text:p>2.4231276335044014</text:p>
          </table:table-cell>
          <table:table-cell office:value-type="string">
            <text:p>1.005935009355409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very 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685-BETA-faster</text:p>
          </table:table-cell>
          <table:table-cell office:value-type="string">
            <text:p>2779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7</text:p>
          </table:table-cell>
          <table:table-cell office:value-type="string">
            <text:p>24</text:p>
          </table:table-cell>
          <table:table-cell office:value-type="string">
            <text:p>10</text:p>
          </table:table-cell>
          <table:table-cell office:value-type="string">
            <text:p>0.9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0.11980638653039932</text:p>
          </table:table-cell>
          <table:table-cell office:value-type="string">
            <text:p>0.28836835933777477</text:p>
          </table:table-cell>
          <table:table-cell office:value-type="string">
            <text:p>0.36807444252957217</text:p>
          </table:table-cell>
          <table:table-cell office:value-type="string">
            <text:p>0.29930432428183323</text:p>
          </table:table-cell>
          <table:table-cell office:value-type="string">
            <text:p>0</text:p>
          </table:table-cell>
          <table:table-cell office:value-type="string">
            <text:p>0.0741854082613348</text:p>
          </table:table-cell>
          <table:table-cell office:value-type="string">
            <text:p>0</text:p>
          </table:table-cell>
          <table:table-cell office:value-type="string">
            <text:p>5.723564702090988</text:p>
          </table:table-cell>
          <table:table-cell office:value-type="string">
            <text:p>2.2612789502354858</text:p>
          </table:table-cell>
          <table:table-cell office:value-type="string">
            <text:p>0.15606936416184972</text:p>
          </table:table-cell>
          <table:table-cell office:value-type="string">
            <text:p>0.344388936012895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very weak l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734-NOT-BETA</text:p>
          </table:table-cell>
          <table:table-cell office:value-type="string">
            <text:p>2779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.097332715988159</text:p>
          </table:table-cell>
          <table:table-cell office:value-type="string">
            <text:p>0.3203729912346647</text:p>
          </table:table-cell>
          <table:table-cell office:value-type="string">
            <text:p>0.26709241599296635</text:p>
          </table:table-cell>
          <table:table-cell office:value-type="string">
            <text:p>0.10656041847287484</text:p>
          </table:table-cell>
          <table:table-cell office:value-type="string">
            <text:p>0.04529860358257909</text:p>
          </table:table-cell>
          <table:table-cell office:value-type="string">
            <text:p>0.7369939540715059</text:p>
          </table:table-cell>
          <table:table-cell office:value-type="string">
            <text:p>0.109174292118415</text:p>
          </table:table-cell>
          <table:table-cell office:value-type="string">
            <text:p>3.130619474322305</text:p>
          </table:table-cell>
          <table:table-cell office:value-type="string">
            <text:p>0.951153491107606</text:p>
          </table:table-cell>
          <table:table-cell office:value-type="string">
            <text:p>0.5384615384615384</text:p>
          </table:table-cell>
          <table:table-cell office:value-type="string">
            <text:p>0.1626649795873486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836-NOT-BETA</text:p>
          </table:table-cell>
          <table:table-cell office:value-type="string">
            <text:p>2779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581166744232178</text:p>
          </table:table-cell>
          <table:table-cell office:value-type="string">
            <text:p>-0.22416631780471</text:p>
          </table:table-cell>
          <table:table-cell office:value-type="string">
            <text:p>0.1581521728486096</text:p>
          </table:table-cell>
          <table:table-cell office:value-type="string">
            <text:p>0.10461798336915358</text:p>
          </table:table-cell>
          <table:table-cell office:value-type="string">
            <text:p>0</text:p>
          </table:table-cell>
          <table:table-cell office:value-type="string">
            <text:p>0.3692001254730911</text:p>
          </table:table-cell>
          <table:table-cell office:value-type="string">
            <text:p>0</text:p>
          </table:table-cell>
          <table:table-cell office:value-type="string">
            <text:p>3.865229911253877</text:p>
          </table:table-cell>
          <table:table-cell office:value-type="string">
            <text:p>0.5160639720320827</text:p>
          </table:table-cell>
          <table:table-cell office:value-type="string">
            <text:p>0.07142857142857142</text:p>
          </table:table-cell>
          <table:table-cell office:value-type="string">
            <text:p>0.0344370911275349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286-NOT-BETA</text:p>
          </table:table-cell>
          <table:table-cell office:value-type="string">
            <text:p>2779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111765146255493</text:p>
          </table:table-cell>
          <table:table-cell office:value-type="string">
            <text:p>-0.053817127035865824</text:p>
          </table:table-cell>
          <table:table-cell office:value-type="string">
            <text:p>0.028304654035444497</text:p>
          </table:table-cell>
          <table:table-cell office:value-type="string">
            <text:p>-0.1288498718545076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58113661110135606</text:p>
          </table:table-cell>
          <table:table-cell office:value-type="string">
            <text:p>1.5451484927668113</text:p>
          </table:table-cell>
          <table:table-cell office:value-type="string">
            <text:p>1.07809587675507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375-BETA-LOW-in-and-out</text:p>
          </table:table-cell>
          <table:table-cell office:value-type="string">
            <text:p>2779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7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4041523933410645</text:p>
          </table:table-cell>
          <table:table-cell office:value-type="string">
            <text:p>0.007410247615402578</text:p>
          </table:table-cell>
          <table:table-cell office:value-type="string">
            <text:p>0.35145352147549275</text:p>
          </table:table-cell>
          <table:table-cell office:value-type="string">
            <text:p>0.6621354587255668</text:p>
          </table:table-cell>
          <table:table-cell office:value-type="string">
            <text:p>0.47048395386860264</text:p>
          </table:table-cell>
          <table:table-cell office:value-type="string">
            <text:p>0.5711731240892735</text:p>
          </table:table-cell>
          <table:table-cell office:value-type="string">
            <text:p>0</text:p>
          </table:table-cell>
          <table:table-cell office:value-type="string">
            <text:p>3.394238650123527</text:p>
          </table:table-cell>
          <table:table-cell office:value-type="string">
            <text:p>1.226950053577127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406-BETA-maybe-some</text:p>
          </table:table-cell>
          <table:table-cell office:value-type="string">
            <text:p>2779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5</text:p>
          </table:table-cell>
          <table:table-cell office:value-type="string">
            <text:p>24</text:p>
          </table:table-cell>
          <table:table-cell office:value-type="string">
            <text:p>9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8675756454467773</text:p>
          </table:table-cell>
          <table:table-cell office:value-type="string">
            <text:p>0.054507879030039494</text:p>
          </table:table-cell>
          <table:table-cell office:value-type="string">
            <text:p>0.40983903008920286</text:p>
          </table:table-cell>
          <table:table-cell office:value-type="string">
            <text:p>0.29192586535662807</text:p>
          </table:table-cell>
          <table:table-cell office:value-type="string">
            <text:p>0.28469031228499087</text:p>
          </table:table-cell>
          <table:table-cell office:value-type="string">
            <text:p>0</text:p>
          </table:table-cell>
          <table:table-cell office:value-type="string">
            <text:p>0.3999804302661757</text:p>
          </table:table-cell>
          <table:table-cell office:value-type="string">
            <text:p>6.413449382079688</text:p>
          </table:table-cell>
          <table:table-cell office:value-type="string">
            <text:p>2.483322963336586</text:p>
          </table:table-cell>
          <table:table-cell office:value-type="string">
            <text:p>0.3146067415730337</text:p>
          </table:table-cell>
          <table:table-cell office:value-type="string">
            <text:p>0.859157153126419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546-NOT-BETA</text:p>
          </table:table-cell>
          <table:table-cell office:value-type="string">
            <text:p>2779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2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4849425554275513</text:p>
          </table:table-cell>
          <table:table-cell office:value-type="string">
            <text:p>0.14881399983094515</text:p>
          </table:table-cell>
          <table:table-cell office:value-type="string">
            <text:p>0.18448775191351205</text:p>
          </table:table-cell>
          <table:table-cell office:value-type="string">
            <text:p>-0.0075243754918493935</text:p>
          </table:table-cell>
          <table:table-cell office:value-type="string">
            <text:p>0</text:p>
          </table:table-cell>
          <table:table-cell office:value-type="string">
            <text:p>0.37756687122154353</text:p>
          </table:table-cell>
          <table:table-cell office:value-type="string">
            <text:p>0.03519385316261592</text:p>
          </table:table-cell>
          <table:table-cell office:value-type="string">
            <text:p>5.6160855236080645</text:p>
          </table:table-cell>
          <table:table-cell office:value-type="string">
            <text:p>2.170223537131028</text:p>
          </table:table-cell>
          <table:table-cell office:value-type="string">
            <text:p>0.5238095238095238</text:p>
          </table:table-cell>
          <table:table-cell office:value-type="string">
            <text:p>0.4087455974108167</text:p>
          </table:table-cell>
          <table:table-cell office:value-type="string">
            <text:p>0.04629666865375283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652-NOT-BETA</text:p>
          </table:table-cell>
          <table:table-cell office:value-type="string">
            <text:p>2779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0.9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451276421546936</text:p>
          </table:table-cell>
          <table:table-cell office:value-type="string">
            <text:p>-0.29563224645025</text:p>
          </table:table-cell>
          <table:table-cell office:value-type="string">
            <text:p>-0.3918133968003997</text:p>
          </table:table-cell>
          <table:table-cell office:value-type="string">
            <text:p>-0.24007837125243228</text:p>
          </table:table-cell>
          <table:table-cell office:value-type="string">
            <text:p>0.023953743058764743</text:p>
          </table:table-cell>
          <table:table-cell office:value-type="string">
            <text:p>0.15565309726800303</text:p>
          </table:table-cell>
          <table:table-cell office:value-type="string">
            <text:p>0.2201299016662841</text:p>
          </table:table-cell>
          <table:table-cell office:value-type="string">
            <text:p>1.512778031008521</text:p>
          </table:table-cell>
          <table:table-cell office:value-type="string">
            <text:p>1.329682349361224</text:p>
          </table:table-cell>
          <table:table-cell office:value-type="string">
            <text:p>0.3333333333333333</text:p>
          </table:table-cell>
          <table:table-cell office:value-type="string">
            <text:p>0.0242369442940126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1_477-BETA-in-and-out</text:p>
          </table:table-cell>
          <table:table-cell office:value-type="string">
            <text:p>278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0.9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1967289447784424</text:p>
          </table:table-cell>
          <table:table-cell office:value-type="string">
            <text:p>0.05988080252039581</text:p>
          </table:table-cell>
          <table:table-cell office:value-type="string">
            <text:p>0.24908350234789894</text:p>
          </table:table-cell>
          <table:table-cell office:value-type="string">
            <text:p>0.035771090311170484</text:p>
          </table:table-cell>
          <table:table-cell office:value-type="string">
            <text:p>0.5404436740865775</text:p>
          </table:table-cell>
          <table:table-cell office:value-type="string">
            <text:p>0.7761426208891</text:p>
          </table:table-cell>
          <table:table-cell office:value-type="string">
            <text:p>0.264113479223821</text:p>
          </table:table-cell>
          <table:table-cell office:value-type="string">
            <text:p>3.130811339905042</text:p>
          </table:table-cell>
          <table:table-cell office:value-type="string">
            <text:p>0.977921158772662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1_532-NOT-BETA-or-weak</text:p>
          </table:table-cell>
          <table:table-cell office:value-type="string">
            <text:p>278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28</text:p>
          </table:table-cell>
          <table:table-cell office:value-type="string">
            <text:p>32</text:p>
          </table:table-cell>
          <table:table-cell office:value-type="string">
            <text:p>4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8790550231933594</text:p>
          </table:table-cell>
          <table:table-cell office:value-type="string">
            <text:p>0.356409904095201</text:p>
          </table:table-cell>
          <table:table-cell office:value-type="string">
            <text:p>0.10384330112202857</text:p>
          </table:table-cell>
          <table:table-cell office:value-type="string">
            <text:p>-0.06849533366349253</text:p>
          </table:table-cell>
          <table:table-cell office:value-type="string">
            <text:p>0.5502213444422583</text:p>
          </table:table-cell>
          <table:table-cell office:value-type="string">
            <text:p>0.7307218373953059</text:p>
          </table:table-cell>
          <table:table-cell office:value-type="string">
            <text:p>0.4714989351092729</text:p>
          </table:table-cell>
          <table:table-cell office:value-type="string">
            <text:p>3.827547763619324</text:p>
          </table:table-cell>
          <table:table-cell office:value-type="string">
            <text:p>1.26903541605628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1_723-NOT-BETA</text:p>
          </table:table-cell>
          <table:table-cell office:value-type="string">
            <text:p>278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8</text:p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6146132946014404</text:p>
          </table:table-cell>
          <table:table-cell office:value-type="string">
            <text:p>0.01734839544113811</text:p>
          </table:table-cell>
          <table:table-cell office:value-type="string">
            <text:p>-0.07858203242766552</text:p>
          </table:table-cell>
          <table:table-cell office:value-type="string">
            <text:p>0.06879247861227208</text:p>
          </table:table-cell>
          <table:table-cell office:value-type="string">
            <text:p>0</text:p>
          </table:table-cell>
          <table:table-cell office:value-type="string">
            <text:p>0.5369420543328118</text:p>
          </table:table-cell>
          <table:table-cell office:value-type="string">
            <text:p>0</text:p>
          </table:table-cell>
          <table:table-cell office:value-type="string">
            <text:p>1.8569865276272006</text:p>
          </table:table-cell>
          <table:table-cell office:value-type="string">
            <text:p>1.017881173353426</text:p>
          </table:table-cell>
          <table:table-cell office:value-type="string">
            <text:p>0.5</text:p>
          </table:table-cell>
          <table:table-cell office:value-type="string">
            <text:p>0.0416165452827028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147-BETA</text:p>
          </table:table-cell>
          <table:table-cell office:value-type="string">
            <text:p>278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24</text:p>
          </table:table-cell>
          <table:table-cell office:value-type="string">
            <text:p>12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4364433288574219</text:p>
          </table:table-cell>
          <table:table-cell office:value-type="string">
            <text:p>-0.09545032796432841</text:p>
          </table:table-cell>
          <table:table-cell office:value-type="string">
            <text:p>0.10197030795663144</text:p>
          </table:table-cell>
          <table:table-cell office:value-type="string">
            <text:p>-0.10491480041594889</text:p>
          </table:table-cell>
          <table:table-cell office:value-type="string">
            <text:p>0.724149272692904</text:p>
          </table:table-cell>
          <table:table-cell office:value-type="string">
            <text:p>0.5892707892285811</text:p>
          </table:table-cell>
          <table:table-cell office:value-type="string">
            <text:p>0.8268767380239825</text:p>
          </table:table-cell>
          <table:table-cell office:value-type="string">
            <text:p>5.755125194668108</text:p>
          </table:table-cell>
          <table:table-cell office:value-type="string">
            <text:p>3.351643374557456</text:p>
          </table:table-cell>
          <table:table-cell office:value-type="string">
            <text:p>0.17647058823529413</text:p>
          </table:table-cell>
          <table:table-cell office:value-type="string">
            <text:p>0.1843208004512753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299-BETA</text:p>
          </table:table-cell>
          <table:table-cell office:value-type="string">
            <text:p>278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27</text:p>
          </table:table-cell>
          <table:table-cell office:value-type="string">
            <text:p>8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5632359981536865</text:p>
          </table:table-cell>
          <table:table-cell office:value-type="string">
            <text:p>0.6910502607219685</text:p>
          </table:table-cell>
          <table:table-cell office:value-type="string">
            <text:p>0.5019248348274238</text:p>
          </table:table-cell>
          <table:table-cell office:value-type="string">
            <text:p>-0.06453950813263735</text:p>
          </table:table-cell>
          <table:table-cell office:value-type="string">
            <text:p>0.9166035557028949</text:p>
          </table:table-cell>
          <table:table-cell office:value-type="string">
            <text:p>0.8059091156114169</text:p>
          </table:table-cell>
          <table:table-cell office:value-type="string">
            <text:p>0.5033904544256014</text:p>
          </table:table-cell>
          <table:table-cell office:value-type="string">
            <text:p>7.702408184784988</text:p>
          </table:table-cell>
          <table:table-cell office:value-type="string">
            <text:p>1.3280064694656257</text:p>
          </table:table-cell>
          <table:table-cell office:value-type="string">
            <text:p>0.041666666666666664</text:p>
          </table:table-cell>
          <table:table-cell office:value-type="string">
            <text:p>0.1595733138929056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320-BETA-in-and-out</text:p>
          </table:table-cell>
          <table:table-cell office:value-type="string">
            <text:p>278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27</text:p>
          </table:table-cell>
          <table:table-cell office:value-type="string">
            <text:p>7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3820005655288696</text:p>
          </table:table-cell>
          <table:table-cell office:value-type="string">
            <text:p>0.9832518040664011</text:p>
          </table:table-cell>
          <table:table-cell office:value-type="string">
            <text:p>0.8473601482837052</text:p>
          </table:table-cell>
          <table:table-cell office:value-type="string">
            <text:p>0.21445225258904688</text:p>
          </table:table-cell>
          <table:table-cell office:value-type="string">
            <text:p>0.9507024868838015</text:p>
          </table:table-cell>
          <table:table-cell office:value-type="string">
            <text:p>0.9474924463871622</text:p>
          </table:table-cell>
          <table:table-cell office:value-type="string">
            <text:p>0.7046316774701952</text:p>
          </table:table-cell>
          <table:table-cell office:value-type="string">
            <text:p>5.360392083148358</text:p>
          </table:table-cell>
          <table:table-cell office:value-type="string">
            <text:p>1.754514650970428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356-BETA</text:p>
          </table:table-cell>
          <table:table-cell office:value-type="string">
            <text:p>278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32</text:p>
          </table:table-cell>
          <table:table-cell office:value-type="string">
            <text:p>12</text:p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8984885215759277</text:p>
          </table:table-cell>
          <table:table-cell office:value-type="string">
            <text:p>0.9340603741213169</text:p>
          </table:table-cell>
          <table:table-cell office:value-type="string">
            <text:p>0.6580134720865971</text:p>
          </table:table-cell>
          <table:table-cell office:value-type="string">
            <text:p>0.3073839236760566</text:p>
          </table:table-cell>
          <table:table-cell office:value-type="string">
            <text:p>0.6949714436927156</text:p>
          </table:table-cell>
          <table:table-cell office:value-type="string">
            <text:p>0.6642656858010079</text:p>
          </table:table-cell>
          <table:table-cell office:value-type="string">
            <text:p>0.39700111122817716</text:p>
          </table:table-cell>
          <table:table-cell office:value-type="string">
            <text:p>6.956987533567709</text:p>
          </table:table-cell>
          <table:table-cell office:value-type="string">
            <text:p>2.7454629316582215</text:p>
          </table:table-cell>
          <table:table-cell office:value-type="string">
            <text:p>0.4444444444444444</text:p>
          </table:table-cell>
          <table:table-cell office:value-type="string">
            <text:p>1.770529472595354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hf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424-NOT-BETA</text:p>
          </table:table-cell>
          <table:table-cell office:value-type="string">
            <text:p>278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156819820404053</text:p>
          </table:table-cell>
          <table:table-cell office:value-type="string">
            <text:p>0.5192052555681594</text:p>
          </table:table-cell>
          <table:table-cell office:value-type="string">
            <text:p>-0.111424876017694</text:p>
          </table:table-cell>
          <table:table-cell office:value-type="string">
            <text:p>0.1053860679938186</text:p>
          </table:table-cell>
          <table:table-cell office:value-type="string">
            <text:p>0.5550248533985511</text:p>
          </table:table-cell>
          <table:table-cell office:value-type="string">
            <text:p>0.49846049512392177</text:p>
          </table:table-cell>
          <table:table-cell office:value-type="string">
            <text:p>0.8119873702959866</text:p>
          </table:table-cell>
          <table:table-cell office:value-type="string">
            <text:p>2.6108459035598344</text:p>
          </table:table-cell>
          <table:table-cell office:value-type="string">
            <text:p>2.0353345280674664</text:p>
          </table:table-cell>
          <table:table-cell office:value-type="string">
            <text:p>0.25</text:p>
          </table:table-cell>
          <table:table-cell office:value-type="string">
            <text:p>0.036376975103507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426-BETA-in-and-out</text:p>
          </table:table-cell>
          <table:table-cell office:value-type="string">
            <text:p>278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30</text:p>
          </table:table-cell>
          <table:table-cell office:value-type="string">
            <text:p>15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3144689798355103</text:p>
          </table:table-cell>
          <table:table-cell office:value-type="string">
            <text:p>0.501961778061029</text:p>
          </table:table-cell>
          <table:table-cell office:value-type="string">
            <text:p>0.451263501553211</text:p>
          </table:table-cell>
          <table:table-cell office:value-type="string">
            <text:p>0.13350194708844199</text:p>
          </table:table-cell>
          <table:table-cell office:value-type="string">
            <text:p>0</text:p>
          </table:table-cell>
          <table:table-cell office:value-type="string">
            <text:p>0.4353957273069331</text:p>
          </table:table-cell>
          <table:table-cell office:value-type="string">
            <text:p>0.37192430368074647</text:p>
          </table:table-cell>
          <table:table-cell office:value-type="string">
            <text:p>6.320360195592346</text:p>
          </table:table-cell>
          <table:table-cell office:value-type="string">
            <text:p>2.181586826345471</text:p>
          </table:table-cell>
          <table:table-cell office:value-type="string">
            <text:p>0.0425531914893617</text:p>
          </table:table-cell>
          <table:table-cell office:value-type="string">
            <text:p>0.115935522835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549-NOT-BETA-or-weak--multi-unit-thershold-only-large-spike</text:p>
          </table:table-cell>
          <table:table-cell office:value-type="string">
            <text:p>278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13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.4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2983348369598389</text:p>
          </table:table-cell>
          <table:table-cell office:value-type="string">
            <text:p>0.21656945644034173</text:p>
          </table:table-cell>
          <table:table-cell office:value-type="string">
            <text:p>0.2604042637324889</text:p>
          </table:table-cell>
          <table:table-cell office:value-type="string">
            <text:p>0.09000320887245523</text:p>
          </table:table-cell>
          <table:table-cell office:value-type="string">
            <text:p>0.4842146088716791</text:p>
          </table:table-cell>
          <table:table-cell office:value-type="string">
            <text:p>0.38358916738253435</text:p>
          </table:table-cell>
          <table:table-cell office:value-type="string">
            <text:p>0.47955469262095063</text:p>
          </table:table-cell>
          <table:table-cell office:value-type="string">
            <text:p>5.252937592657852</text:p>
          </table:table-cell>
          <table:table-cell office:value-type="string">
            <text:p>1.02670874335292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675-NOT-BETA</text:p>
          </table:table-cell>
          <table:table-cell office:value-type="string">
            <text:p>278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954535007476807</text:p>
          </table:table-cell>
          <table:table-cell office:value-type="string">
            <text:p>0.1394081296417648</text:p>
          </table:table-cell>
          <table:table-cell office:value-type="string">
            <text:p>0.3159373971674111</text:p>
          </table:table-cell>
          <table:table-cell office:value-type="string">
            <text:p>0.23184701807979613</text:p>
          </table:table-cell>
          <table:table-cell office:value-type="string">
            <text:p>0.28081834253002946</text:p>
          </table:table-cell>
          <table:table-cell office:value-type="string">
            <text:p>0.5753951379311475</text:p>
          </table:table-cell>
          <table:table-cell office:value-type="string">
            <text:p>0</text:p>
          </table:table-cell>
          <table:table-cell office:value-type="string">
            <text:p>2.569999732157836</text:p>
          </table:table-cell>
          <table:table-cell office:value-type="string">
            <text:p>1.0970759649447634</text:p>
          </table:table-cell>
          <table:table-cell office:value-type="string">
            <text:p>0.6666666666666666</text:p>
          </table:table-cell>
          <table:table-cell office:value-type="string">
            <text:p>0.0786978744317623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10-s2-950</text:p>
          </table:table-cell>
          <table:table-cell office:value-type="string">
            <text:p>281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2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883500576019287</text:p>
          </table:table-cell>
          <table:table-cell office:value-type="string">
            <text:p>0.3544860174555981</text:p>
          </table:table-cell>
          <table:table-cell office:value-type="string">
            <text:p>0.1937119662205349</text:p>
          </table:table-cell>
          <table:table-cell office:value-type="string">
            <text:p>0.11946736319653771</text:p>
          </table:table-cell>
          <table:table-cell office:value-type="string">
            <text:p>0.5243126707117818</text:p>
          </table:table-cell>
          <table:table-cell office:value-type="string">
            <text:p>0.3213631553332842</text:p>
          </table:table-cell>
          <table:table-cell office:value-type="string">
            <text:p>0</text:p>
          </table:table-cell>
          <table:table-cell office:value-type="string">
            <text:p>5.864151884644406</text:p>
          </table:table-cell>
          <table:table-cell office:value-type="string">
            <text:p>1.1701548527924204</text:p>
          </table:table-cell>
          <table:table-cell office:value-type="string">
            <text:p>0.44</text:p>
          </table:table-cell>
          <table:table-cell office:value-type="string">
            <text:p>0.287675848895816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changed frequenc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29-s1-1074</text:p>
          </table:table-cell>
          <table:table-cell office:value-type="string">
            <text:p>2829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20313790440559387</text:p>
          </table:table-cell>
          <table:table-cell office:value-type="string">
            <text:p>0.6494881742032523</text:p>
          </table:table-cell>
          <table:table-cell office:value-type="string">
            <text:p>0.4020724749313449</text:p>
          </table:table-cell>
          <table:table-cell office:value-type="string">
            <text:p>0.2540382474907119</text:p>
          </table:table-cell>
          <table:table-cell office:value-type="string">
            <text:p>0.9231657425570682</text:p>
          </table:table-cell>
          <table:table-cell office:value-type="string">
            <text:p>0.9375512842099972</text:p>
          </table:table-cell>
          <table:table-cell office:value-type="string">
            <text:p>0.4705162434375356</text:p>
          </table:table-cell>
          <table:table-cell office:value-type="string">
            <text:p>3.9158979910946217</text:p>
          </table:table-cell>
          <table:table-cell office:value-type="string">
            <text:p>1.5893673718487888</text:p>
          </table:table-cell>
          <table:table-cell office:value-type="string">
            <text:p>0.3</text:p>
          </table:table-cell>
          <table:table-cell office:value-type="string">
            <text:p>0.272952533766987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isaligned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29-s1-1240-a</text:p>
          </table:table-cell>
          <table:table-cell office:value-type="string">
            <text:p>2829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 office:value-type="string">
            <text:p>22</text:p>
          </table:table-cell>
          <table:table-cell office:value-type="string">
            <text:p>14</text:p>
          </table:table-cell>
          <table:table-cell office:value-type="string">
            <text:p>1.4</text:p>
          </table:table-cell>
          <table:table-cell office:value-type="string">
            <text:p>1</text:p>
          </table:table-cell>
          <table:table-cell office:value-type="string">
            <text:p>2.1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3884747624397278</text:p>
          </table:table-cell>
          <table:table-cell office:value-type="string">
            <text:p>0.4237662771375136</text:p>
          </table:table-cell>
          <table:table-cell office:value-type="string">
            <text:p>0.5099931730022725</text:p>
          </table:table-cell>
          <table:table-cell office:value-type="string">
            <text:p>0.023862006407699515</text:p>
          </table:table-cell>
          <table:table-cell office:value-type="string">
            <text:p>0.940490282352938</text:p>
          </table:table-cell>
          <table:table-cell office:value-type="string">
            <text:p>0.9483253509704835</text:p>
          </table:table-cell>
          <table:table-cell office:value-type="string">
            <text:p>0.8117587082508713</text:p>
          </table:table-cell>
          <table:table-cell office:value-type="string">
            <text:p>4.779409054339199</text:p>
          </table:table-cell>
          <table:table-cell office:value-type="string">
            <text:p>0.9605150832025926</text:p>
          </table:table-cell>
          <table:table-cell office:value-type="string">
            <text:p>0.8</text:p>
          </table:table-cell>
          <table:table-cell office:value-type="string">
            <text:p>1.07256280489570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829-s1-680-no-beta</text:p>
          </table:table-cell>
          <table:table-cell office:value-type="string">
            <text:p>2829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0.1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1261402368545532</text:p>
          </table:table-cell>
          <table:table-cell office:value-type="string">
            <text:p>0.029762087691536605</text:p>
          </table:table-cell>
          <table:table-cell office:value-type="string">
            <text:p>0.18566611675048872</text:p>
          </table:table-cell>
          <table:table-cell office:value-type="string">
            <text:p>0.13274231124027477</text:p>
          </table:table-cell>
          <table:table-cell office:value-type="string">
            <text:p>0.42275794445581705</text:p>
          </table:table-cell>
          <table:table-cell office:value-type="string">
            <text:p>0.9106314565457503</text:p>
          </table:table-cell>
          <table:table-cell office:value-type="string">
            <text:p>0.6990163778523721</text:p>
          </table:table-cell>
          <table:table-cell office:value-type="string">
            <text:p>2.9110303615008775</text:p>
          </table:table-cell>
          <table:table-cell office:value-type="string">
            <text:p>1.820658849167916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29-s2-416-no-beta</text:p>
          </table:table-cell>
          <table:table-cell office:value-type="string">
            <text:p>2829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2307335138320923</text:p>
          </table:table-cell>
          <table:table-cell office:value-type="string">
            <text:p>0.1887320549485929</text:p>
          </table:table-cell>
          <table:table-cell office:value-type="string">
            <text:p>0.3866775682639215</text:p>
          </table:table-cell>
          <table:table-cell office:value-type="string">
            <text:p>0.3575128500599103</text:p>
          </table:table-cell>
          <table:table-cell office:value-type="string">
            <text:p>0</text:p>
          </table:table-cell>
          <table:table-cell office:value-type="string">
            <text:p>0.48766204050516315</text:p>
          </table:table-cell>
          <table:table-cell office:value-type="string">
            <text:p>0.4939087638869105</text:p>
          </table:table-cell>
          <table:table-cell office:value-type="string">
            <text:p>2.2571881371481686</text:p>
          </table:table-cell>
          <table:table-cell office:value-type="string">
            <text:p>1.24032315899794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_s1_1044_NOT-BETA</text:p>
          </table:table-cell>
          <table:table-cell office:value-type="string">
            <text:p>2884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18</text:p>
          </table:table-cell>
          <table:table-cell office:value-type="string">
            <text:p>7</text:p>
          </table:table-cell>
          <table:table-cell office:value-type="string">
            <text:p>13</text:p>
          </table:table-cell>
          <table:table-cell office:value-type="string">
            <text:p>19</text:p>
          </table:table-cell>
          <table:table-cell office:value-type="string">
            <text:p>6</text:p>
          </table:table-cell>
          <table:table-cell office:value-type="string">
            <text:p>0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-0.5811286568641663</text:p>
          </table:table-cell>
          <table:table-cell office:value-type="string">
            <text:p>0.2856132234073479</text:p>
          </table:table-cell>
          <table:table-cell office:value-type="string">
            <text:p>-0.3546158916154102</text:p>
          </table:table-cell>
          <table:table-cell office:value-type="string">
            <text:p>-0.36408965708497104</text:p>
          </table:table-cell>
          <table:table-cell office:value-type="string">
            <text:p>0.35956636281390897</text:p>
          </table:table-cell>
          <table:table-cell office:value-type="string">
            <text:p>0.8815579455220497</text:p>
          </table:table-cell>
          <table:table-cell office:value-type="string">
            <text:p>0.8642226308228125</text:p>
          </table:table-cell>
          <table:table-cell office:value-type="string">
            <text:p>2.19929151146759</text:p>
          </table:table-cell>
          <table:table-cell office:value-type="string">
            <text:p>1.5293726233268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_s1_596_BETA</text:p>
          </table:table-cell>
          <table:table-cell office:value-type="string">
            <text:p>2884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1.8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0.11966079473495483</text:p>
          </table:table-cell>
          <table:table-cell office:value-type="string">
            <text:p>0.8018432156502866</text:p>
          </table:table-cell>
          <table:table-cell office:value-type="string">
            <text:p>0.504314509437582</text:p>
          </table:table-cell>
          <table:table-cell office:value-type="string">
            <text:p>0.0500054641331752</text:p>
          </table:table-cell>
          <table:table-cell office:value-type="string">
            <text:p>0.9309319324286399</text:p>
          </table:table-cell>
          <table:table-cell office:value-type="string">
            <text:p>0.923104255476341</text:p>
          </table:table-cell>
          <table:table-cell office:value-type="string">
            <text:p>0</text:p>
          </table:table-cell>
          <table:table-cell office:value-type="string">
            <text:p>5.633616806392148</text:p>
          </table:table-cell>
          <table:table-cell office:value-type="string">
            <text:p>1.6742733715356939</text:p>
          </table:table-cell>
          <table:table-cell office:value-type="string">
            <text:p>0.8660130718954249</text:p>
          </table:table-cell>
          <table:table-cell office:value-type="string">
            <text:p>2.70614048954995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1-393</text:p>
          </table:table-cell>
          <table:table-cell office:value-type="string">
            <text:p>2884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20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0.08</text:p>
          </table:table-cell>
          <table:table-cell office:value-type="string">
            <text:p>1</text:p>
          </table:table-cell>
          <table:table-cell office:value-type="string">
            <text:p>1.4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5120128393173218</text:p>
          </table:table-cell>
          <table:table-cell office:value-type="string">
            <text:p>-0.06883879682502969</text:p>
          </table:table-cell>
          <table:table-cell office:value-type="string">
            <text:p>0.06650085996427907</text:p>
          </table:table-cell>
          <table:table-cell office:value-type="string">
            <text:p>0.04455027872761295</text:p>
          </table:table-cell>
          <table:table-cell office:value-type="string">
            <text:p>0.9315345361330184</text:p>
          </table:table-cell>
          <table:table-cell office:value-type="string">
            <text:p>0.9372663717799271</text:p>
          </table:table-cell>
          <table:table-cell office:value-type="string">
            <text:p>0.22641471462627283</text:p>
          </table:table-cell>
          <table:table-cell office:value-type="string">
            <text:p>3.101336812209519</text:p>
          </table:table-cell>
          <table:table-cell office:value-type="string">
            <text:p>1.2662318704648214</text:p>
          </table:table-cell>
          <table:table-cell office:value-type="string">
            <text:p>0.6470588235294118</text:p>
          </table:table-cell>
          <table:table-cell office:value-type="string">
            <text:p>0.2236677752682870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1-515</text:p>
          </table:table-cell>
          <table:table-cell office:value-type="string">
            <text:p>2884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20</text:p>
          </table:table-cell>
          <table:table-cell office:value-type="string">
            <text:p>1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881716847419739</text:p>
          </table:table-cell>
          <table:table-cell office:value-type="string">
            <text:p>0.3211662212959679</text:p>
          </table:table-cell>
          <table:table-cell office:value-type="string">
            <text:p>0.09510821591436024</text:p>
          </table:table-cell>
          <table:table-cell office:value-type="string">
            <text:p>0.4440479834260532</text:p>
          </table:table-cell>
          <table:table-cell office:value-type="string">
            <text:p>0.8720435284636976</text:p>
          </table:table-cell>
          <table:table-cell office:value-type="string">
            <text:p>0.8224988672388126</text:p>
          </table:table-cell>
          <table:table-cell office:value-type="string">
            <text:p>0.7850065698242698</text:p>
          </table:table-cell>
          <table:table-cell office:value-type="string">
            <text:p>4.411985369155541</text:p>
          </table:table-cell>
          <table:table-cell office:value-type="string">
            <text:p>1.6605147400742541</text:p>
          </table:table-cell>
          <table:table-cell office:value-type="string">
            <text:p>0.78</text:p>
          </table:table-cell>
          <table:table-cell office:value-type="string">
            <text:p>0.96624710478227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weak on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1-615-c</text:p>
          </table:table-cell>
          <table:table-cell office:value-type="string">
            <text:p>2884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0.4790518879890442</text:p>
          </table:table-cell>
          <table:table-cell office:value-type="string">
            <text:p>1.1587845570472266</text:p>
          </table:table-cell>
          <table:table-cell office:value-type="string">
            <text:p>0.7930198052035613</text:p>
          </table:table-cell>
          <table:table-cell office:value-type="string">
            <text:p>0.2915622349819734</text:p>
          </table:table-cell>
          <table:table-cell office:value-type="string">
            <text:p>0.30191910148681744</text:p>
          </table:table-cell>
          <table:table-cell office:value-type="string">
            <text:p>0.40488080151455186</text:p>
          </table:table-cell>
          <table:table-cell office:value-type="string">
            <text:p>0.42234050676010626</text:p>
          </table:table-cell>
          <table:table-cell office:value-type="string">
            <text:p>4.197267838882786</text:p>
          </table:table-cell>
          <table:table-cell office:value-type="string">
            <text:p>2.001073743269578</text:p>
          </table:table-cell>
          <table:table-cell office:value-type="string">
            <text:p>0.31313131313131315</text:p>
          </table:table-cell>
          <table:table-cell office:value-type="string">
            <text:p>0.537610189098695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2-586</text:p>
          </table:table-cell>
          <table:table-cell office:value-type="string">
            <text:p>2884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-0.19413262605667114</text:p>
          </table:table-cell>
          <table:table-cell office:value-type="string">
            <text:p>0.4711746671778472</text:p>
          </table:table-cell>
          <table:table-cell office:value-type="string">
            <text:p>0.7379623011827672</text:p>
          </table:table-cell>
          <table:table-cell office:value-type="string">
            <text:p>0.07144944766312222</text:p>
          </table:table-cell>
          <table:table-cell office:value-type="string">
            <text:p>0.7516357442611146</text:p>
          </table:table-cell>
          <table:table-cell office:value-type="string">
            <text:p>0.9151494505963035</text:p>
          </table:table-cell>
          <table:table-cell office:value-type="string">
            <text:p>0.30360577509719744</text:p>
          </table:table-cell>
          <table:table-cell office:value-type="string">
            <text:p>3.457129240267814</text:p>
          </table:table-cell>
          <table:table-cell office:value-type="string">
            <text:p>1.367557221753054</text:p>
          </table:table-cell>
          <table:table-cell office:value-type="string">
            <text:p>0.8125</text:p>
          </table:table-cell>
          <table:table-cell office:value-type="string">
            <text:p>0.43564522859388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2-755</text:p>
          </table:table-cell>
          <table:table-cell office:value-type="string">
            <text:p>2884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3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-0.6556249856948853</text:p>
          </table:table-cell>
          <table:table-cell office:value-type="string">
            <text:p>0.5373461208012047</text:p>
          </table:table-cell>
          <table:table-cell office:value-type="string">
            <text:p>0.5495760472164725</text:p>
          </table:table-cell>
          <table:table-cell office:value-type="string">
            <text:p>0.20918412239442125</text:p>
          </table:table-cell>
          <table:table-cell office:value-type="string">
            <text:p>0.6569649763098042</text:p>
          </table:table-cell>
          <table:table-cell office:value-type="string">
            <text:p>0.7313317801500515</text:p>
          </table:table-cell>
          <table:table-cell office:value-type="string">
            <text:p>0</text:p>
          </table:table-cell>
          <table:table-cell office:value-type="string">
            <text:p>2.9777103369616245</text:p>
          </table:table-cell>
          <table:table-cell office:value-type="string">
            <text:p>0.9867402136310888</text:p>
          </table:table-cell>
          <table:table-cell office:value-type="string">
            <text:p>1</text:p>
          </table:table-cell>
          <table:table-cell office:value-type="string">
            <text:p>0.29657456910619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2-945</text:p>
          </table:table-cell>
          <table:table-cell office:value-type="string">
            <text:p>2884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2.1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17246948182582855</text:p>
          </table:table-cell>
          <table:table-cell office:value-type="string">
            <text:p>-0.0525400837359419</text:p>
          </table:table-cell>
          <table:table-cell office:value-type="string">
            <text:p>0.09124817918844967</text:p>
          </table:table-cell>
          <table:table-cell office:value-type="string">
            <text:p>0.05737317682218616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7483324186973674</text:p>
          </table:table-cell>
          <table:table-cell office:value-type="string">
            <text:p>0.878617404688069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03-s1-1078</text:p>
          </table:table-cell>
          <table:table-cell office:value-type="string">
            <text:p>2903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27</text:p>
          </table:table-cell>
          <table:table-cell office:value-type="string">
            <text:p>12</text:p>
          </table:table-cell>
          <table:table-cell office:value-type="string">
            <text:p>0.07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-0.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9980963468551636</text:p>
          </table:table-cell>
          <table:table-cell office:value-type="string">
            <text:p>0.08485876180232103</text:p>
          </table:table-cell>
          <table:table-cell office:value-type="string">
            <text:p>-0.11059349139610063</text:p>
          </table:table-cell>
          <table:table-cell office:value-type="string">
            <text:p>-0.3398748745271367</text:p>
          </table:table-cell>
          <table:table-cell office:value-type="string">
            <text:p>0</text:p>
          </table:table-cell>
          <table:table-cell office:value-type="string">
            <text:p>0.3998404253115595</text:p>
          </table:table-cell>
          <table:table-cell office:value-type="string">
            <text:p>0.14282191114030707</text:p>
          </table:table-cell>
          <table:table-cell office:value-type="string">
            <text:p>3.920534727523094</text:p>
          </table:table-cell>
          <table:table-cell office:value-type="string">
            <text:p>0.63726795111283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03-s2-650</text:p>
          </table:table-cell>
          <table:table-cell office:value-type="string">
            <text:p>2903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30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29</text:p>
          </table:table-cell>
          <table:table-cell office:value-type="string">
            <text:p>14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1658222675323486</text:p>
          </table:table-cell>
          <table:table-cell office:value-type="string">
            <text:p>0.5005563849946456</text:p>
          </table:table-cell>
          <table:table-cell office:value-type="string">
            <text:p>0.3129876656460611</text:p>
          </table:table-cell>
          <table:table-cell office:value-type="string">
            <text:p>0.05142066668058669</text:p>
          </table:table-cell>
          <table:table-cell office:value-type="string">
            <text:p>0.9395149664654109</text:p>
          </table:table-cell>
          <table:table-cell office:value-type="string">
            <text:p>0.929166955693339</text:p>
          </table:table-cell>
          <table:table-cell office:value-type="string">
            <text:p>0.500013783551726</text:p>
          </table:table-cell>
          <table:table-cell office:value-type="string">
            <text:p>7.353366529728176</text:p>
          </table:table-cell>
          <table:table-cell office:value-type="string">
            <text:p>1.7808290561418876</text:p>
          </table:table-cell>
          <table:table-cell office:value-type="string">
            <text:p>0.07989690721649484</text:p>
          </table:table-cell>
          <table:table-cell office:value-type="string">
            <text:p>0.52788499051722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03-s2-775-long</text:p>
          </table:table-cell>
          <table:table-cell office:value-type="string">
            <text:p>2903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30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29</text:p>
          </table:table-cell>
          <table:table-cell office:value-type="string">
            <text:p>14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.116502285003662</text:p>
          </table:table-cell>
          <table:table-cell office:value-type="string">
            <text:p>0.14968856541039352</text:p>
          </table:table-cell>
          <table:table-cell office:value-type="string">
            <text:p>0.03993536474715021</text:p>
          </table:table-cell>
          <table:table-cell office:value-type="string">
            <text:p>0.0060668931735474545</text:p>
          </table:table-cell>
          <table:table-cell office:value-type="string">
            <text:p>0</text:p>
          </table:table-cell>
          <table:table-cell office:value-type="string">
            <text:p>0.31975149258970137</text:p>
          </table:table-cell>
          <table:table-cell office:value-type="string">
            <text:p>0</text:p>
          </table:table-cell>
          <table:table-cell office:value-type="string">
            <text:p>4.888852400959223</text:p>
          </table:table-cell>
          <table:table-cell office:value-type="string">
            <text:p>1.1000046381179007</text:p>
          </table:table-cell>
          <table:table-cell office:value-type="string">
            <text:p>0.2222222222222222</text:p>
          </table:table-cell>
          <table:table-cell office:value-type="string">
            <text:p>0.249146690895419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beta peaks; needs rescaling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03-s2-987</text:p>
          </table:table-cell>
          <table:table-cell office:value-type="string">
            <text:p>2903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21</text:p>
          </table:table-cell>
          <table:table-cell office:value-type="string">
            <text:p>6</text:p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2.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448002576828003</text:p>
          </table:table-cell>
          <table:table-cell office:value-type="string">
            <text:p>0.26117020570922594</text:p>
          </table:table-cell>
          <table:table-cell office:value-type="string">
            <text:p>0.33079209463731685</text:p>
          </table:table-cell>
          <table:table-cell office:value-type="string">
            <text:p>-0.0908985654043015</text:p>
          </table:table-cell>
          <table:table-cell office:value-type="string">
            <text:p>0.22280915108836175</text:p>
          </table:table-cell>
          <table:table-cell office:value-type="string">
            <text:p>0.648176464362074</text:p>
          </table:table-cell>
          <table:table-cell office:value-type="string">
            <text:p>0</text:p>
          </table:table-cell>
          <table:table-cell office:value-type="string">
            <text:p>4.740998170159728</text:p>
          </table:table-cell>
          <table:table-cell office:value-type="string">
            <text:p>0.9936166963205121</text:p>
          </table:table-cell>
          <table:table-cell office:value-type="string">
            <text:p>0.5263157894736842</text:p>
          </table:table-cell>
          <table:table-cell office:value-type="string">
            <text:p>0.271884262075434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changed frequenc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1_478_TBD-LOW-BETA-MAYBE</text:p>
          </table:table-cell>
          <table:table-cell office:value-type="string">
            <text:p>2959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19</text:p>
          </table:table-cell>
          <table:table-cell office:value-type="string">
            <text:p>1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7295039892196655</text:p>
          </table:table-cell>
          <table:table-cell office:value-type="string">
            <text:p>0.32401269802271343</text:p>
          </table:table-cell>
          <table:table-cell office:value-type="string">
            <text:p>0.4606846045342127</text:p>
          </table:table-cell>
          <table:table-cell office:value-type="string">
            <text:p>0.10632137900524864</text:p>
          </table:table-cell>
          <table:table-cell office:value-type="string">
            <text:p>0.5542773117231662</text:p>
          </table:table-cell>
          <table:table-cell office:value-type="string">
            <text:p>0.5887844397946979</text:p>
          </table:table-cell>
          <table:table-cell office:value-type="string">
            <text:p>0</text:p>
          </table:table-cell>
          <table:table-cell office:value-type="string">
            <text:p>3.0504912436263503</text:p>
          </table:table-cell>
          <table:table-cell office:value-type="string">
            <text:p>1.161696382020376</text:p>
          </table:table-cell>
          <table:table-cell office:value-type="string">
            <text:p>0.5</text:p>
          </table:table-cell>
          <table:table-cell office:value-type="string">
            <text:p>0.05006693459565917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2_323_BETA</text:p>
          </table:table-cell>
          <table:table-cell office:value-type="string">
            <text:p>2959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26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20</text:p>
          </table:table-cell>
          <table:table-cell office:value-type="string">
            <text:p>12</text:p>
          </table:table-cell>
          <table:table-cell office:value-type="string">
            <text:p>0.0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8807578682899475</text:p>
          </table:table-cell>
          <table:table-cell office:value-type="string">
            <text:p>0.5994557646987674</text:p>
          </table:table-cell>
          <table:table-cell office:value-type="string">
            <text:p>0.35220053668956947</text:p>
          </table:table-cell>
          <table:table-cell office:value-type="string">
            <text:p>0.033120384020704184</text:p>
          </table:table-cell>
          <table:table-cell office:value-type="string">
            <text:p>0</text:p>
          </table:table-cell>
          <table:table-cell office:value-type="string">
            <text:p>0.47959816133777666</text:p>
          </table:table-cell>
          <table:table-cell office:value-type="string">
            <text:p>0</text:p>
          </table:table-cell>
          <table:table-cell office:value-type="string">
            <text:p>5.572735611599587</text:p>
          </table:table-cell>
          <table:table-cell office:value-type="string">
            <text:p>2.231942770807311</text:p>
          </table:table-cell>
          <table:table-cell office:value-type="string">
            <text:p>0.7666666666666667</text:p>
          </table:table-cell>
          <table:table-cell office:value-type="string">
            <text:p>2.082235104857737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lfp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2_347a_BETA-desynch-in-middle</text:p>
          </table:table-cell>
          <table:table-cell office:value-type="string">
            <text:p>2959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19</text:p>
          </table:table-cell>
          <table:table-cell office:value-type="string">
            <text:p>7</text:p>
          </table:table-cell>
          <table:table-cell office:value-type="string">
            <text:p>0.0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7513492107391357</text:p>
          </table:table-cell>
          <table:table-cell office:value-type="string">
            <text:p>0.6634745613203525</text:p>
          </table:table-cell>
          <table:table-cell office:value-type="string">
            <text:p>0.5010213432074907</text:p>
          </table:table-cell>
          <table:table-cell office:value-type="string">
            <text:p>0.25550626947875016</text:p>
          </table:table-cell>
          <table:table-cell office:value-type="string">
            <text:p>0.2629879347017229</text:p>
          </table:table-cell>
          <table:table-cell office:value-type="string">
            <text:p>0.4737073191408314</text:p>
          </table:table-cell>
          <table:table-cell office:value-type="string">
            <text:p>0.700904681092686</text:p>
          </table:table-cell>
          <table:table-cell office:value-type="string">
            <text:p>6.747168257884973</text:p>
          </table:table-cell>
          <table:table-cell office:value-type="string">
            <text:p>2.896428642049086</text:p>
          </table:table-cell>
          <table:table-cell office:value-type="string">
            <text:p>0.25595238095238093</text:p>
          </table:table-cell>
          <table:table-cell office:value-type="string">
            <text:p>1.1404315109123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lfp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2_347b_BETA-post-desynch</text:p>
          </table:table-cell>
          <table:table-cell office:value-type="string">
            <text:p>2959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5</text:p>
          </table:table-cell>
          <table:table-cell office:value-type="string">
            <text:p>26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20</text:p>
          </table:table-cell>
          <table:table-cell office:value-type="string">
            <text:p>8</text:p>
          </table:table-cell>
          <table:table-cell office:value-type="string">
            <text:p>0.09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0658091306686401</text:p>
          </table:table-cell>
          <table:table-cell office:value-type="string">
            <text:p>0.6750709564390458</text:p>
          </table:table-cell>
          <table:table-cell office:value-type="string">
            <text:p>0.5433763880855307</text:p>
          </table:table-cell>
          <table:table-cell office:value-type="string">
            <text:p>0.29855899412803544</text:p>
          </table:table-cell>
          <table:table-cell office:value-type="string">
            <text:p>0.22949729630012994</text:p>
          </table:table-cell>
          <table:table-cell office:value-type="string">
            <text:p>0.4051310136898588</text:p>
          </table:table-cell>
          <table:table-cell office:value-type="string">
            <text:p>0.736699799180624</text:p>
          </table:table-cell>
          <table:table-cell office:value-type="string">
            <text:p>7.321048316693701</text:p>
          </table:table-cell>
          <table:table-cell office:value-type="string">
            <text:p>2.4391841375203205</text:p>
          </table:table-cell>
          <table:table-cell office:value-type="string">
            <text:p>0.4269005847953216</text:p>
          </table:table-cell>
          <table:table-cell office:value-type="string">
            <text:p>1.75424434842966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lfp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2_375_BETA</text:p>
          </table:table-cell>
          <table:table-cell office:value-type="string">
            <text:p>2959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27</text:p>
          </table:table-cell>
          <table:table-cell office:value-type="string">
            <text:p>12</text:p>
          </table:table-cell>
          <table:table-cell office:value-type="string">
            <text:p>17</text:p>
          </table:table-cell>
          <table:table-cell office:value-type="string">
            <text:p>22</text:p>
          </table:table-cell>
          <table:table-cell office:value-type="string">
            <text:p>5</text:p>
          </table:table-cell>
          <table:table-cell office:value-type="string">
            <text:p>0.08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5825350284576416</text:p>
          </table:table-cell>
          <table:table-cell office:value-type="string">
            <text:p>0.5611905127111938</text:p>
          </table:table-cell>
          <table:table-cell office:value-type="string">
            <text:p>0.4269983779111789</text:p>
          </table:table-cell>
          <table:table-cell office:value-type="string">
            <text:p>0.022224747780485082</text:p>
          </table:table-cell>
          <table:table-cell office:value-type="string">
            <text:p>0.373764205464323</text:p>
          </table:table-cell>
          <table:table-cell office:value-type="string">
            <text:p>0.44382914918854965</text:p>
          </table:table-cell>
          <table:table-cell office:value-type="string">
            <text:p>0.6946566301703618</text:p>
          </table:table-cell>
          <table:table-cell office:value-type="string">
            <text:p>5.7560213090350265</text:p>
          </table:table-cell>
          <table:table-cell office:value-type="string">
            <text:p>1.5076445179351794</text:p>
          </table:table-cell>
          <table:table-cell office:value-type="string">
            <text:p>0.660377358490566</text:p>
          </table:table-cell>
          <table:table-cell office:value-type="string">
            <text:p>1.079160676228816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2_531_NOT-BETA</text:p>
          </table:table-cell>
          <table:table-cell office:value-type="string">
            <text:p>2959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8</text:p>
          </table:table-cell>
          <table:table-cell office:value-type="string">
            <text:p>0.0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5768241882324219</text:p>
          </table:table-cell>
          <table:table-cell office:value-type="string">
            <text:p>-0.17016496655974628</text:p>
          </table:table-cell>
          <table:table-cell office:value-type="string">
            <text:p>-0.1202308584115754</text:p>
          </table:table-cell>
          <table:table-cell office:value-type="string">
            <text:p>-0.07419740953955074</text:p>
          </table:table-cell>
          <table:table-cell office:value-type="string">
            <text:p>0</text:p>
          </table:table-cell>
          <table:table-cell office:value-type="string">
            <text:p>0.4282899673593643</text:p>
          </table:table-cell>
          <table:table-cell office:value-type="string">
            <text:p>0.17080613176132398</text:p>
          </table:table-cell>
          <table:table-cell office:value-type="string">
            <text:p>3.7621307154867365</text:p>
          </table:table-cell>
          <table:table-cell office:value-type="string">
            <text:p>1.6190390922442934</text:p>
          </table:table-cell>
          <table:table-cell office:value-type="string">
            <text:p>0.0196078431372549</text:p>
          </table:table-cell>
          <table:table-cell office:value-type="string">
            <text:p>0.0062085471687753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137-s-3</text:p>
          </table:table-cell>
          <table:table-cell office:value-type="string">
            <text:p>3137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22</text:p>
          </table:table-cell>
          <table:table-cell office:value-type="string">
            <text:p>13</text:p>
          </table:table-cell>
          <table:table-cell office:value-type="string">
            <text:p>8</text:p>
          </table:table-cell>
          <table:table-cell office:value-type="string">
            <text:p>23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5384191870689392</text:p>
          </table:table-cell>
          <table:table-cell office:value-type="string">
            <text:p>0.7272961361503346</text:p>
          </table:table-cell>
          <table:table-cell office:value-type="string">
            <text:p>0.6135451520817949</text:p>
          </table:table-cell>
          <table:table-cell office:value-type="string">
            <text:p>0.25530467026232395</text:p>
          </table:table-cell>
          <table:table-cell office:value-type="string">
            <text:p>0.6896225255779245</text:p>
          </table:table-cell>
          <table:table-cell office:value-type="string">
            <text:p>0.759617187949192</text:p>
          </table:table-cell>
          <table:table-cell office:value-type="string">
            <text:p>0.2640549866150286</text:p>
          </table:table-cell>
          <table:table-cell office:value-type="string">
            <text:p>4.302168467110652</text:p>
          </table:table-cell>
          <table:table-cell office:value-type="string">
            <text:p>1.5600505710907768</text:p>
          </table:table-cell>
          <table:table-cell office:value-type="string">
            <text:p>0.6071428571428571</text:p>
          </table:table-cell>
          <table:table-cell office:value-type="string">
            <text:p>0.690212913285276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actually ptn was 678; VIM neuro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138</text:p>
          </table:table-cell>
          <table:table-cell office:value-type="string">
            <text:p>3304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7</text:p>
          </table:table-cell>
          <table:table-cell office:value-type="string">
            <text:p>17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149233102798462</text:p>
          </table:table-cell>
          <table:table-cell office:value-type="string">
            <text:p>0.7217877375287169</text:p>
          </table:table-cell>
          <table:table-cell office:value-type="string">
            <text:p>0.42137375883472267</text:p>
          </table:table-cell>
          <table:table-cell office:value-type="string">
            <text:p>-0.012097911434156346</text:p>
          </table:table-cell>
          <table:table-cell office:value-type="string">
            <text:p>0.7434386915747294</text:p>
          </table:table-cell>
          <table:table-cell office:value-type="string">
            <text:p>0.7784671243102447</text:p>
          </table:table-cell>
          <table:table-cell office:value-type="string">
            <text:p>0</text:p>
          </table:table-cell>
          <table:table-cell office:value-type="string">
            <text:p>3.775654982473239</text:p>
          </table:table-cell>
          <table:table-cell office:value-type="string">
            <text:p>1.480717385011888</text:p>
          </table:table-cell>
          <table:table-cell office:value-type="string">
            <text:p>0.1276595744680851</text:p>
          </table:table-cell>
          <table:table-cell office:value-type="string">
            <text:p>0.1089521475102736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345</text:p>
          </table:table-cell>
          <table:table-cell office:value-type="string">
            <text:p>3304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8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0.23462256789207458</text:p>
          </table:table-cell>
          <table:table-cell office:value-type="string">
            <text:p>0.4197100295211587</text:p>
          </table:table-cell>
          <table:table-cell office:value-type="string">
            <text:p>0.1669020145156631</text:p>
          </table:table-cell>
          <table:table-cell office:value-type="string">
            <text:p>0.023672456222012306</text:p>
          </table:table-cell>
          <table:table-cell office:value-type="string">
            <text:p>0</text:p>
          </table:table-cell>
          <table:table-cell office:value-type="string">
            <text:p>0.5167849987075555</text:p>
          </table:table-cell>
          <table:table-cell office:value-type="string">
            <text:p>0</text:p>
          </table:table-cell>
          <table:table-cell office:value-type="string">
            <text:p>4.070015734954659</text:p>
          </table:table-cell>
          <table:table-cell office:value-type="string">
            <text:p>1.3148852191792948</text:p>
          </table:table-cell>
          <table:table-cell office:value-type="string">
            <text:p>0.3157894736842105</text:p>
          </table:table-cell>
          <table:table-cell office:value-type="string">
            <text:p>0.203256111953243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497</text:p>
          </table:table-cell>
          <table:table-cell office:value-type="string">
            <text:p>3304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27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26486915349960327</text:p>
          </table:table-cell>
          <table:table-cell office:value-type="string">
            <text:p>-0.16285730507387342</text:p>
          </table:table-cell>
          <table:table-cell office:value-type="string">
            <text:p>0.061583951883253406</text:p>
          </table:table-cell>
          <table:table-cell office:value-type="string">
            <text:p>0.22150649980129639</text:p>
          </table:table-cell>
          <table:table-cell office:value-type="string">
            <text:p>0.7387145023542611</text:p>
          </table:table-cell>
          <table:table-cell office:value-type="string">
            <text:p>0.505853145982349</text:p>
          </table:table-cell>
          <table:table-cell office:value-type="string">
            <text:p>0.07607331791371497</text:p>
          </table:table-cell>
          <table:table-cell office:value-type="string">
            <text:p>5.055303588051942</text:p>
          </table:table-cell>
          <table:table-cell office:value-type="string">
            <text:p>1.4239805188113597</text:p>
          </table:table-cell>
          <table:table-cell office:value-type="string">
            <text:p>0.05405405405405406</text:p>
          </table:table-cell>
          <table:table-cell office:value-type="string">
            <text:p>0.0634614466936968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527</text:p>
          </table:table-cell>
          <table:table-cell office:value-type="string">
            <text:p>3304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1</text:p>
          </table:table-cell>
          <table:table-cell office:value-type="string">
            <text:p>29</text:p>
          </table:table-cell>
          <table:table-cell office:value-type="string">
            <text:p>8</text:p>
          </table:table-cell>
          <table:table-cell office:value-type="string">
            <text:p>23</text:p>
          </table:table-cell>
          <table:table-cell office:value-type="string">
            <text:p>38</text:p>
          </table:table-cell>
          <table:table-cell office:value-type="string">
            <text:p>15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864698052406311</text:p>
          </table:table-cell>
          <table:table-cell office:value-type="string">
            <text:p>0.9494829269741671</text:p>
          </table:table-cell>
          <table:table-cell office:value-type="string">
            <text:p>0.9210698336016115</text:p>
          </table:table-cell>
          <table:table-cell office:value-type="string">
            <text:p>0.22793637031536373</text:p>
          </table:table-cell>
          <table:table-cell office:value-type="string">
            <text:p>0.9416349109435842</text:p>
          </table:table-cell>
          <table:table-cell office:value-type="string">
            <text:p>0.9375215393187646</text:p>
          </table:table-cell>
          <table:table-cell office:value-type="string">
            <text:p>0.56676637263367</text:p>
          </table:table-cell>
          <table:table-cell office:value-type="string">
            <text:p>8.095641081001892</text:p>
          </table:table-cell>
          <table:table-cell office:value-type="string">
            <text:p>0.9639116154044665</text:p>
          </table:table-cell>
          <table:table-cell office:value-type="string">
            <text:p>0.8380281690140845</text:p>
          </table:table-cell>
          <table:table-cell office:value-type="string">
            <text:p>4.77385018123730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pub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440</text:p>
          </table:table-cell>
          <table:table-cell office:value-type="string">
            <text:p>3304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16</text:p>
          </table:table-cell>
          <table:table-cell office:value-type="string">
            <text:p>7</text:p>
          </table:table-cell>
          <table:table-cell office:value-type="string">
            <text:p>0.1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943403244018555</text:p>
          </table:table-cell>
          <table:table-cell office:value-type="string">
            <text:p>1.3118826245755273</text:p>
          </table:table-cell>
          <table:table-cell office:value-type="string">
            <text:p>0.8873892354291965</text:p>
          </table:table-cell>
          <table:table-cell office:value-type="string">
            <text:p>0.16366805554501346</text:p>
          </table:table-cell>
          <table:table-cell office:value-type="string">
            <text:p>0.9760746775758667</text:p>
          </table:table-cell>
          <table:table-cell office:value-type="string">
            <text:p>0.9790202240647664</text:p>
          </table:table-cell>
          <table:table-cell office:value-type="string">
            <text:p>0.748333012121363</text:p>
          </table:table-cell>
          <table:table-cell office:value-type="string">
            <text:p>4.366965332766354</text:p>
          </table:table-cell>
          <table:table-cell office:value-type="string">
            <text:p>1.439464730130993</text:p>
          </table:table-cell>
          <table:table-cell office:value-type="string">
            <text:p>0.051515151515151514</text:p>
          </table:table-cell>
          <table:table-cell office:value-type="string">
            <text:p>0.06918801445858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639</text:p>
          </table:table-cell>
          <table:table-cell office:value-type="string">
            <text:p>3304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16</text:p>
          </table:table-cell>
          <table:table-cell office:value-type="string">
            <text:p>25</text:p>
          </table:table-cell>
          <table:table-cell office:value-type="string">
            <text:p>9</text:p>
          </table:table-cell>
          <table:table-cell office:value-type="string">
            <text:p>17</text:p>
          </table:table-cell>
          <table:table-cell office:value-type="string">
            <text:p>25</text:p>
          </table:table-cell>
          <table:table-cell office:value-type="string">
            <text:p>8</text:p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2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3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383080005645752</text:p>
          </table:table-cell>
          <table:table-cell office:value-type="string">
            <text:p>0.4787082780360276</text:p>
          </table:table-cell>
          <table:table-cell office:value-type="string">
            <text:p>0.4002227289963236</text:p>
          </table:table-cell>
          <table:table-cell office:value-type="string">
            <text:p>0.19411944497815667</text:p>
          </table:table-cell>
          <table:table-cell office:value-type="string">
            <text:p>0.949194980960761</text:p>
          </table:table-cell>
          <table:table-cell office:value-type="string">
            <text:p>0.6759396634131298</text:p>
          </table:table-cell>
          <table:table-cell office:value-type="string">
            <text:p>0.8839236863778119</text:p>
          </table:table-cell>
          <table:table-cell office:value-type="string">
            <text:p>4.49708441760431</text:p>
          </table:table-cell>
          <table:table-cell office:value-type="string">
            <text:p>1.5505682613910403</text:p>
          </table:table-cell>
          <table:table-cell office:value-type="string">
            <text:p>0.012658227848101266</text:p>
          </table:table-cell>
          <table:table-cell office:value-type="string">
            <text:p>0.0190331480830592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667</text:p>
          </table:table-cell>
          <table:table-cell office:value-type="string">
            <text:p>3304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16</text:p>
          </table:table-cell>
          <table:table-cell office:value-type="string">
            <text:p>24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3273258209228516</text:p>
          </table:table-cell>
          <table:table-cell office:value-type="string">
            <text:p>0.6267937810573062</text:p>
          </table:table-cell>
          <table:table-cell office:value-type="string">
            <text:p>0.2895805840388026</text:p>
          </table:table-cell>
          <table:table-cell office:value-type="string">
            <text:p>-0.043195446721230935</text:p>
          </table:table-cell>
          <table:table-cell office:value-type="string">
            <text:p>0</text:p>
          </table:table-cell>
          <table:table-cell office:value-type="string">
            <text:p>0.5119965066131658</text:p>
          </table:table-cell>
          <table:table-cell office:value-type="string">
            <text:p>0.21704684896706528</text:p>
          </table:table-cell>
          <table:table-cell office:value-type="string">
            <text:p>5.298262576126629</text:p>
          </table:table-cell>
          <table:table-cell office:value-type="string">
            <text:p>1.5148595915707768</text:p>
          </table:table-cell>
          <table:table-cell office:value-type="string">
            <text:p>0.18518518518518517</text:p>
          </table:table-cell>
          <table:table-cell office:value-type="string">
            <text:p>0.222389962987967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PAC medico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719</text:p>
          </table:table-cell>
          <table:table-cell office:value-type="string">
            <text:p>3304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23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9026906490325928</text:p>
          </table:table-cell>
          <table:table-cell office:value-type="string">
            <text:p>0.025913461697066265</text:p>
          </table:table-cell>
          <table:table-cell office:value-type="string">
            <text:p>0.10974505628819503</text:p>
          </table:table-cell>
          <table:table-cell office:value-type="string">
            <text:p>0.08027369836119004</text:p>
          </table:table-cell>
          <table:table-cell office:value-type="string">
            <text:p>0.7583927303204216</text:p>
          </table:table-cell>
          <table:table-cell office:value-type="string">
            <text:p>0.7589798820064901</text:p>
          </table:table-cell>
          <table:table-cell office:value-type="string">
            <text:p>0.5554504418218729</text:p>
          </table:table-cell>
          <table:table-cell office:value-type="string">
            <text:p>1.9933994871413874</text:p>
          </table:table-cell>
          <table:table-cell office:value-type="string">
            <text:p>1.32542863089568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2_939-NOT-BETA-or-very-weak</text:p>
          </table:table-cell>
          <table:table-cell office:value-type="string">
            <text:p>25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.08874047883478</text:p>
          </table:table-cell>
          <table:table-cell office:value-type="string">
            <text:p>1.369878116997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1017b-BETA-two-beta-neurons-synchronous-longer-file</text:p>
          </table:table-cell>
          <table:table-cell office:value-type="string">
            <text:p>26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.83094354454675</text:p>
          </table:table-cell>
          <table:table-cell office:value-type="string">
            <text:p>2.12337057343477</text:p>
          </table:table-cell>
          <table:table-cell office:value-type="string">
            <text:p>0.730245231607629</text:p>
          </table:table-cell>
          <table:table-cell office:value-type="string">
            <text:p>1.309646919967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goo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614-BETA</text:p>
          </table:table-cell>
          <table:table-cell office:value-type="string">
            <text:p>26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25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.79604383149954</text:p>
          </table:table-cell>
          <table:table-cell office:value-type="string">
            <text:p>3.44847407508233</text:p>
          </table:table-cell>
          <table:table-cell office:value-type="string">
            <text:p>0.316455696202532</text:p>
          </table:table-cell>
          <table:table-cell office:value-type="string">
            <text:p>2.1720160486378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two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313b-BETA</text:p>
          </table:table-cell>
          <table:table-cell office:value-type="string">
            <text:p>27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.33336193448187</text:p>
          </table:table-cell>
          <table:table-cell office:value-type="string">
            <text:p>1.55658090645373</text:p>
          </table:table-cell>
          <table:table-cell office:value-type="string">
            <text:p>0.612903225806452</text:p>
          </table:table-cell>
          <table:table-cell office:value-type="string">
            <text:p>0.43883428873548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o lf beta; two hf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323a-BETA</text:p>
          </table:table-cell>
          <table:table-cell office:value-type="string">
            <text:p>27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.08718768801769</text:p>
          </table:table-cell>
          <table:table-cell office:value-type="string">
            <text:p>1.194792682875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778-BETA</text:p>
          </table:table-cell>
          <table:table-cell office:value-type="string">
            <text:p>27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24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.07405874000602</text:p>
          </table:table-cell>
          <table:table-cell office:value-type="string">
            <text:p>2.69033348003428</text:p>
          </table:table-cell>
          <table:table-cell office:value-type="string">
            <text:p>0.21978021978022</text:p>
          </table:table-cell>
          <table:table-cell office:value-type="string">
            <text:p>0.33744172584670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652-BETA-maybe-some</text:p>
          </table:table-cell>
          <table:table-cell office:value-type="string">
            <text:p>27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.92390680581592</text:p>
          </table:table-cell>
          <table:table-cell office:value-type="string">
            <text:p>2.040264591770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1_356-BETA</text:p>
          </table:table-cell>
          <table:table-cell office:value-type="string">
            <text:p>27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.62811551673331</text:p>
          </table:table-cell>
          <table:table-cell office:value-type="string">
            <text:p>1.56694877031608</text:p>
          </table:table-cell>
          <table:table-cell office:value-type="string">
            <text:p>0.105263157894737</text:p>
          </table:table-cell>
          <table:table-cell office:value-type="string">
            <text:p>0.0947309858360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54-349-BETA-VOP-maybe</text:p>
          </table:table-cell>
          <table:table-cell office:value-type="string">
            <text:p>6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.72152679815561</text:p>
          </table:table-cell>
          <table:table-cell office:value-type="string">
            <text:p>2.678925882149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VIM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78-514-BETA</text:p>
          </table:table-cell>
          <table:table-cell office:value-type="string">
            <text:p>6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.02617734608633</text:p>
          </table:table-cell>
          <table:table-cell office:value-type="string">
            <text:p>2.41777761626</text:p>
          </table:table-cell>
          <table:table-cell office:value-type="string">
            <text:p>0.114678899082569</text:p>
          </table:table-cell>
          <table:table-cell office:value-type="string">
            <text:p>0.3695227387474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VIM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1_1822-NOT-BETA-two-units</text:p>
          </table:table-cell>
          <table:table-cell office:value-type="string">
            <text:p>25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-0.3</text:p>
          </table:table-cell>
          <table:table-cell office:value-type="string">
            <text:p>0.6</text:p>
          </table:table-cell>
          <table:table-cell office:value-type="string">
            <text:p>-0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.97719453916843</text:p>
          </table:table-cell>
          <table:table-cell office:value-type="string">
            <text:p>0.93317991306450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852-BETA</text:p>
          </table:table-cell>
          <table:table-cell office:value-type="string">
            <text:p>25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25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2.181637461905</text:p>
          </table:table-cell>
          <table:table-cell office:value-type="string">
            <text:p>37.2228058496414</text:p>
          </table:table-cell>
          <table:table-cell office:value-type="string">
            <text:p>0.228758169934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strong artifact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2_466-NOT-BETA-maybe-super-weak</text:p>
          </table:table-cell>
          <table:table-cell office:value-type="string">
            <text:p>25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1_292-BETA</text:p>
          </table:table-cell>
          <table:table-cell office:value-type="string">
            <text:p>25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2.2</text:p>
          </table:table-cell>
          <table:table-cell office:value-type="string">
            <text:p>0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trongly varying amplitud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2_516-BETA-noisy</text:p>
          </table:table-cell>
          <table:table-cell office:value-type="string">
            <text:p>26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too nois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2_950-weird-neuron</text:p>
          </table:table-cell>
          <table:table-cell office:value-type="string">
            <text:p>27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weird artifact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3_414-NOT-BETA</text:p>
          </table:table-cell>
          <table:table-cell office:value-type="string">
            <text:p>27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9.9503330896736</text:p>
          </table:table-cell>
          <table:table-cell office:value-type="string">
            <text:p>20.4670320190533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3_490-BETA</text:p>
          </table:table-cell>
          <table:table-cell office:value-type="string">
            <text:p>27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9.0094422220809</text:p>
          </table:table-cell>
          <table:table-cell office:value-type="string">
            <text:p>23.424776721353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7-S1-1330-b</text:p>
          </table:table-cell>
          <table:table-cell office:value-type="string">
            <text:p>27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4.8237311762251</text:p>
          </table:table-cell>
          <table:table-cell office:value-type="string">
            <text:p>30.1614514543739</text:p>
          </table:table-cell>
          <table:table-cell office:value-type="string">
            <text:p>0.1111111111111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two beta peaks; exp deca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97-BETA</text:p>
          </table:table-cell>
          <table:table-cell office:value-type="string">
            <text:p>27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pure nois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10-s2-950-b</text:p>
          </table:table-cell>
          <table:table-cell office:value-type="string">
            <text:p>28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ditch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1-740</text:p>
          </table:table-cell>
          <table:table-cell office:value-type="string">
            <text:p>28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8.2656990190869</text:p>
          </table:table-cell>
          <table:table-cell office:value-type="string">
            <text:p>38.3134405275364</text:p>
          </table:table-cell>
          <table:table-cell office:value-type="string">
            <text:p>0.1052631578947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1_807_BETA</text:p>
          </table:table-cell>
          <table:table-cell office:value-type="string">
            <text:p>29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weird artifacty peask in lfp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1_350-NOT-BETA-mostly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9.3199879746776</text:p>
          </table:table-cell>
          <table:table-cell office:value-type="string">
            <text:p>13.8978515212197</text:p>
          </table:table-cell>
          <table:table-cell office:value-type="string">
            <text:p>0.0156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1_484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4.1055130238476</text:p>
          </table:table-cell>
          <table:table-cell office:value-type="string">
            <text:p>14.7596206826134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1_569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4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9.8767505999596</text:p>
          </table:table-cell>
          <table:table-cell office:value-type="string">
            <text:p>21.8665648144647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1_696-NOT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9.6588967395372</text:p>
          </table:table-cell>
          <table:table-cell office:value-type="string">
            <text:p>27.463668862527</text:p>
          </table:table-cell>
          <table:table-cell office:value-type="string">
            <text:p>0.7916666666666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328a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7.3367246643995</text:p>
          </table:table-cell>
          <table:table-cell office:value-type="string">
            <text:p>26.9615288975598</text:p>
          </table:table-cell>
          <table:table-cell office:value-type="string">
            <text:p>0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328b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90.287185866608</text:p>
          </table:table-cell>
          <table:table-cell office:value-type="string">
            <text:p>62.5934959380586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345-BETA-in-and-out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Very weak l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413-NOT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6.9528718499165</text:p>
          </table:table-cell>
          <table:table-cell office:value-type="string">
            <text:p>47.7180754481872</text:p>
          </table:table-cell>
          <table:table-cell office:value-type="string">
            <text:p>0.05555555555555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416-some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6.2696122652768</text:p>
          </table:table-cell>
          <table:table-cell office:value-type="string">
            <text:p>22.006474632036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556-BETA-in-and-out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32.024333842065</text:p>
          </table:table-cell>
          <table:table-cell office:value-type="string">
            <text:p>66.0589821998923</text:p>
          </table:table-cell>
          <table:table-cell office:value-type="string">
            <text:p>0.309859154929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774-NOT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7.5219106846015</text:p>
          </table:table-cell>
          <table:table-cell office:value-type="string">
            <text:p>24.9254369424527</text:p>
          </table:table-cell>
          <table:table-cell office:value-type="string">
            <text:p>0.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048_s4_L_539</text:p>
          </table:table-cell>
          <table:table-cell office:value-type="string">
            <text:p>30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Very weak l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048_s4_L_583-in-and-out</text:p>
          </table:table-cell>
          <table:table-cell office:value-type="string">
            <text:p>30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Very weak l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048_s4_L_632</text:p>
          </table:table-cell>
          <table:table-cell office:value-type="string">
            <text:p>30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Very weak l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196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Very weak l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297-BETA-low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2.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.33945317076</text:p>
          </table:table-cell>
          <table:table-cell office:value-type="string">
            <text:p>55.6189287421018</text:p>
          </table:table-cell>
          <table:table-cell office:value-type="string">
            <text:p>0.3723404255319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very weak h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436-NOT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5.635135463011</text:p>
          </table:table-cell>
          <table:table-cell office:value-type="string">
            <text:p>50.2349029810596</text:p>
          </table:table-cell>
          <table:table-cell office:value-type="string">
            <text:p>0.1428571428571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469-BETA-in-and-out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7.079515860138</text:p>
          </table:table-cell>
          <table:table-cell office:value-type="string">
            <text:p>27.405917953221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501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90.581652854899</text:p>
          </table:table-cell>
          <table:table-cell office:value-type="string">
            <text:p>96.3008601950067</text:p>
          </table:table-cell>
          <table:table-cell office:value-type="string">
            <text:p>0.2769230769230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646-NOT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3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3.535159118613</text:p>
          </table:table-cell>
          <table:table-cell office:value-type="string">
            <text:p>62.2666973943676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722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2.3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6.386869738362</text:p>
          </table:table-cell>
          <table:table-cell office:value-type="string">
            <text:p>50.4495467513154</text:p>
          </table:table-cell>
          <table:table-cell office:value-type="string">
            <text:p>0.04166666666666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wo peaks in lf &amp;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3_234-BETA-low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1.5192988576369</text:p>
          </table:table-cell>
          <table:table-cell office:value-type="string">
            <text:p>19.2600104315663</text:p>
          </table:table-cell>
          <table:table-cell office:value-type="string">
            <text:p>0.4736842105263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3_253-NOT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6.4258573842735</text:p>
          </table:table-cell>
          <table:table-cell office:value-type="string">
            <text:p>16.9960990788307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182</text:p>
          </table:table-cell>
          <table:table-cell office:value-type="string">
            <text:p>3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exp deca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387</text:p>
          </table:table-cell>
          <table:table-cell office:value-type="string">
            <text:p>3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exp deca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453</text:p>
          </table:table-cell>
          <table:table-cell office:value-type="string">
            <text:p>3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2.4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exp deca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308</text:p>
          </table:table-cell>
          <table:table-cell office:value-type="string">
            <text:p>3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exp deca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574</text:p>
          </table:table-cell>
          <table:table-cell office:value-type="string">
            <text:p>3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artifact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31-1825-BETA</text:p>
          </table:table-cell>
          <table:table-cell office:value-type="string">
            <text:p>6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82.4335781027</text:p>
          </table:table-cell>
          <table:table-cell office:value-type="string">
            <text:p>1615.49891700398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56-1018-BETA</text:p>
          </table:table-cell>
          <table:table-cell office:value-type="string">
            <text:p>6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83.279926904761</text:p>
          </table:table-cell>
          <table:table-cell office:value-type="string">
            <text:p>163.572240344997</text:p>
          </table:table-cell>
          <table:table-cell office:value-type="string">
            <text:p>0.456621004566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56-1262-BETA</text:p>
          </table:table-cell>
          <table:table-cell office:value-type="string">
            <text:p>6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3.508701017167</text:p>
          </table:table-cell>
          <table:table-cell office:value-type="string">
            <text:p>111.31554925607</text:p>
          </table:table-cell>
          <table:table-cell office:value-type="string">
            <text:p>0.7464788732394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56-1612-BETA</text:p>
          </table:table-cell>
          <table:table-cell office:value-type="string">
            <text:p>6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39.116821406336</text:p>
          </table:table-cell>
          <table:table-cell office:value-type="string">
            <text:p>152.957289512981</text:p>
          </table:table-cell>
          <table:table-cell office:value-type="string">
            <text:p>0.3587786259541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56-1759-BETA</text:p>
          </table:table-cell>
          <table:table-cell office:value-type="string">
            <text:p>6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9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1.227412549182</text:p>
          </table:table-cell>
          <table:table-cell office:value-type="string">
            <text:p>41.3727310505608</text:p>
          </table:table-cell>
          <table:table-cell office:value-type="string">
            <text:p>0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85-486-BETA</text:p>
          </table:table-cell>
          <table:table-cell office:value-type="string">
            <text:p>6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8.025116906652</text:p>
          </table:table-cell>
          <table:table-cell office:value-type="string">
            <text:p>23.0231789994855</text:p>
          </table:table-cell>
          <table:table-cell office:value-type="string">
            <text:p>0.2631578947368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onus-2622_s2_1765-beta-turns-into-tremor</text:p>
          </table:table-cell>
          <table:table-cell office:value-type="string">
            <text:p>26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pure noise</text:p>
          </table:table-cell>
          <table:table-cell office:value-type="string">
            <text:p>0</text:p>
          </table:table-cell>
        </table:table-row>
      </table:table>
      <table:table table:name="tremor">
        <table:table-row>
          <table:table-cell office:value-type="string">
            <text:p>file</text:p>
          </table:table-cell>
          <table:table-cell office:value-type="string">
            <text:p>patient id</text:p>
          </table:table-cell>
          <table:table-cell office:value-type="string">
            <text:p>tremor</text:p>
          </table:table-cell>
          <table:table-cell office:value-type="string">
            <text:p>trial</text:p>
          </table:table-cell>
          <table:table-cell office:value-type="string">
            <text:p>fmin</text:p>
          </table:table-cell>
          <table:table-cell office:value-type="string">
            <text:p>fmax</text:p>
          </table:table-cell>
          <table:table-cell office:value-type="string">
            <text:p>peak_thresh</text:p>
          </table:table-cell>
          <table:table-cell office:value-type="string">
            <text:p>acc channel</text:p>
          </table:table-cell>
          <table:table-cell office:value-type="string">
            <text:p>broken lfp</text:p>
          </table:table-cell>
          <table:table-cell office:value-type="string">
            <text:p>DBS (0=pre/off, 1=on, 2=post/off)</text:p>
          </table:table-cell>
          <table:table-cell office:value-type="string">
            <text:p>height-checked</text:p>
          </table:table-cell>
          <table:table-cell office:value-type="string">
            <text:p>peak_spre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lf</text:p>
          </table:table-cell>
          <table:table-cell office:value-type="string">
            <text:p>3hf</text:p>
          </table:table-cell>
          <table:table-cell office:value-type="string">
            <text:p>3pac</text:p>
          </table:table-cell>
          <table:table-cell office:value-type="string">
            <text:p>result quality</text:p>
          </table:table-cell>
          <table:table-cell office:value-type="string">
            <text:p>artifact present</text:p>
          </table:table-cell>
          <table:table-cell office:value-type="string">
            <text:p>valid data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671-947</text:p>
          </table:table-cell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olid</text:p>
          </table:table-cell>
          <table:table-cell office:value-type="string">
            <text:p>at 8-10Hz, needs treatment</text:p>
          </table:table-cell>
        </table:table-row>
        <table:table-row>
          <table:table-cell office:value-type="string">
            <text:p>671-947-stim-on</text:p>
          </table:table-cell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olid</text:p>
          </table:table-cell>
          <table:table-cell office:value-type="string">
            <text:p>at 8-10Hz, needs treatment</text:p>
          </table:table-cell>
        </table:table-row>
        <table:table-row>
          <table:table-cell office:value-type="string">
            <text:p>671-947-stim-off</text:p>
          </table:table-cell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olid</text:p>
          </table:table-cell>
          <table:table-cell office:value-type="string">
            <text:p>at 8-10Hz, needs treatment</text:p>
          </table:table-cell>
        </table:table-row>
        <table:table-row>
          <table:table-cell office:value-type="string">
            <text:p>669-cell2</text:p>
          </table:table-cell>
          <table:table-cell office:value-type="float" office:value="669">
            <text:p>66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.5">
            <text:p>1.5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ol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669-cell2-stim-on</text:p>
          </table:table-cell>
          <table:table-cell office:value-type="float" office:value="669">
            <text:p>6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.5">
            <text:p>1.5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olid</text:p>
          </table:table-cell>
        </table:table-row>
        <table:table-row>
          <table:table-cell office:value-type="string">
            <text:p>676-cell4</text:p>
          </table:table-cell>
          <table:table-cell office:value-type="float" office:value="676">
            <text:p>67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olid</text:p>
          </table:table-cell>
        </table:table-row>
        <table:table-row>
          <table:table-cell office:value-type="string">
            <text:p>676-cell4-stim-on</text:p>
          </table:table-cell>
          <table:table-cell office:value-type="float" office:value="676">
            <text:p>6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olid</text:p>
          </table:table-cell>
        </table:table-row>
        <table:table-row>
          <table:table-cell office:value-type="string">
            <text:p>664-cell1-c</text:p>
          </table:table-cell>
          <table:table-cell office:value-type="float" office:value="664">
            <text:p>66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bad</text:p>
          </table:table-cell>
        </table:table-row>
        <table:table-row>
          <table:table-cell office:value-type="string">
            <text:p>664-cell1-c-stim-on</text:p>
          </table:table-cell>
          <table:table-cell office:value-type="float" office:value="664">
            <text:p>6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olid</text:p>
          </table:table-cell>
        </table:table-row>
        <table:table-row>
          <table:table-cell office:value-type="string">
            <text:p>642-2188-b</text:p>
          </table:table-cell>
          <table:table-cell office:value-type="float" office:value="642">
            <text:p>64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ba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euron peak &amp; lfp peak do not align</text:p>
          </table:table-cell>
        </table:table-row>
        <table:table-row>
          <table:table-cell office:value-type="string">
            <text:p>642-2188-b-stim-on</text:p>
          </table:table-cell>
          <table:table-cell office:value-type="float" office:value="642">
            <text:p>6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olid</text:p>
          </table:table-cell>
        </table:table-row>
        <table:table-row>
          <table:table-cell office:value-type="string">
            <text:p>639-2376</text:p>
          </table:table-cell>
          <table:table-cell office:value-type="float" office:value="639">
            <text:p>63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olid</text:p>
          </table:table-cell>
        </table:table-row>
        <table:table-row>
          <table:table-cell office:value-type="string">
            <text:p>633-s1-1193</text:p>
          </table:table-cell>
          <table:table-cell office:value-type="float" office:value="633">
            <text:p>63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solid</text:p>
          </table:table-cell>
        </table:table-row>
        <table:table-row>
          <table:table-cell office:value-type="string">
            <text:p>632-2085</text:p>
          </table:table-cell>
          <table:table-cell office:value-type="float" office:value="633">
            <text:p>63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 office:value-type="string">
            <text:p>LF: huge artifact at ~8Hz</text:p>
          </table:table-cell>
        </table:table-row>
        <table:table-row>
          <table:table-cell office:value-type="string">
            <text:p>668-650</text:p>
          </table:table-cell>
          <table:table-cell office:value-type="float" office:value="668">
            <text:p>66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ol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635-s1-2831</text:p>
          </table:table-cell>
          <table:table-cell office:value-type="float" office:value="635">
            <text:p>63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75">
            <text:p>0.75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mediocre</text:p>
          </table:table-cell>
          <table:table-cell office:value-type="string">
            <text:p>artifacts at 7+Hz</text:p>
          </table:table-cell>
        </table:table-row>
        <table:table-row>
          <table:table-cell office:value-type="string">
            <text:p>647-689</text:p>
          </table:table-cell>
          <table:table-cell office:value-type="float" office:value="647">
            <text:p>64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ba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euron peak &amp; lfp peak do not align</text:p>
          </table:table-cell>
        </table:table-row>
        <table:table-row>
          <table:table-cell office:value-type="string">
            <text:p>647-1076</text:p>
          </table:table-cell>
          <table:table-cell office:value-type="float" office:value="647">
            <text:p>64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ol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ak tremor visible</text:p>
          </table:table-cell>
        </table:table-row>
        <table:table-row>
          <table:table-cell office:value-type="string">
            <text:p>678-cell1-b</text:p>
          </table:table-cell>
          <table:table-cell office:value-type="float" office:value="648">
            <text:p>64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ba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remor only in 1st second?</text:p>
          </table:table-cell>
        </table:table-row>
        <table:table-row>
          <table:table-cell office:value-type="string">
            <text:p>2965-s1-215</text:p>
          </table:table-cell>
          <table:table-cell office:value-type="float" office:value="2965">
            <text:p>296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bad</text:p>
          </table:table-cell>
          <table:table-cell office:value-type="string">
            <text:p>at 8-10Hz, needs treatment</text:p>
          </table:table-cell>
        </table:table-row>
        <table:table-row>
          <table:table-cell office:value-type="string">
            <text:p>632-1783-NOT-TREMOR</text:p>
          </table:table-cell>
          <table:table-cell office:value-type="float" office:value="632">
            <text:p>63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633-834-NOT-TREMOR</text:p>
          </table:table-cell>
          <table:table-cell office:value-type="float" office:value="633">
            <text:p>63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635-2170-NOT-TREMOR</text:p>
          </table:table-cell>
          <table:table-cell office:value-type="float" office:value="635">
            <text:p>63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639-2463-NOT-TREMOR</text:p>
          </table:table-cell>
          <table:table-cell office:value-type="float" office:value="639">
            <text:p>63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642-2267-NOT-TREMOR-with-accel</text:p>
          </table:table-cell>
          <table:table-cell office:value-type="float" office:value="642">
            <text:p>64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647-157-NOT-TREMOR</text:p>
          </table:table-cell>
          <table:table-cell office:value-type="float" office:value="647">
            <text:p>64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652-1414-NOT-TREMOR</text:p>
          </table:table-cell>
          <table:table-cell office:value-type="float" office:value="652">
            <text:p>65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652-1538-TREMOR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654-2124-TREMOR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654-2248-tremor-then-beta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655-744-TREMOR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655-996-NOT-TREMOR</text:p>
          </table:table-cell>
          <table:table-cell office:value-type="float" office:value="655">
            <text:p>65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658-NOT-TREMOR</text:p>
          </table:table-cell>
          <table:table-cell office:value-type="float" office:value="658">
            <text:p>65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658-TREMOR-WITH-ACCELEROMETER-AND-MOV-DESYNCH</text:p>
          </table:table-cell>
          <table:table-cell office:value-type="float" office:value="658">
            <text:p>6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664-645-NOT-TREMOR</text:p>
          </table:table-cell>
          <table:table-cell office:value-type="float" office:value="664">
            <text:p>66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668-518-NOT-TREMOR</text:p>
          </table:table-cell>
          <table:table-cell office:value-type="float" office:value="668">
            <text:p>66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669-645-TREMOR-MOV-DESYNCH-TREMOR-REST</text:p>
          </table:table-cell>
          <table:table-cell office:value-type="float" office:value="669">
            <text:p>66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669-689-NOT-TREMOR</text:p>
          </table:table-cell>
          <table:table-cell office:value-type="float" office:value="669">
            <text:p>66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671-1289-NOT-TREMOR</text:p>
          </table:table-cell>
          <table:table-cell office:value-type="float" office:value="671">
            <text:p>67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676-1850-TREMOR-AND-ACC</text:p>
          </table:table-cell>
          <table:table-cell office:value-type="float" office:value="676">
            <text:p>67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676-1953-NOT-TREMOR</text:p>
          </table:table-cell>
          <table:table-cell office:value-type="float" office:value="676">
            <text:p>67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684-917-NOT-TREMOR</text:p>
          </table:table-cell>
          <table:table-cell office:value-type="float" office:value="684">
            <text:p>68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684-1018-TREMOR-in-and-out</text:p>
          </table:table-cell>
          <table:table-cell office:value-type="float" office:value="684">
            <text:p>6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676-1953-NOT-TREMOR</text:p>
          </table:table-cell>
          <table:table-cell office:value-type="float" office:value="676">
            <text:p>67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